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Google Sans Mono&quot;" svg:font-family="'&quot;Google Sans Mono&quot;'"/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3.946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0.736cm"/>
    </style:style>
    <style:style style:name="co10" style:family="table-column">
      <style:table-column-properties fo:break-before="auto" style:column-width="1.274cm"/>
    </style:style>
    <style:style style:name="co11" style:family="table-column">
      <style:table-column-properties fo:break-before="auto" style:column-width="1.372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1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v3">
      <style:table-properties table:display="true" style:writing-mode="lr-tb"/>
    </style:style>
    <style:style style:name="ta2" style:family="table" style:master-page-name="PageStyle_5f_v2">
      <style:table-properties table:display="true" style:writing-mode="lr-tb"/>
    </style:style>
    <style:style style:name="ta3" style:family="table" style:master-page-name="PageStyle_5f_v1">
      <style:table-properties table:display="true" style:writing-mode="lr-tb"/>
    </style:style>
    <style:style style:name="ta4" style:family="table" style:master-page-name="PageStyle_5f_v0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991" table:default-cell-style-name="Default"/>
        <table:table-row table:style-name="ro1">
          <table:table-cell table:style-name="ce1" table:number-columns-repeated="2"/>
          <table:table-cell table:style-name="ce34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80" office:value-type="string" calcext:value-type="string" table:number-columns-spanned="2" table:number-rows-spanned="1">
            <text:p>Project Name</text:p>
          </table:table-cell>
          <table:covered-table-cell table:style-name="ce35"/>
          <table:table-cell table:style-name="ce14" office:value-type="string" calcext:value-type="string" table:number-columns-spanned="4" table:number-rows-spanned="1">
            <text:p>Market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Ncs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Scs</text:p>
          </table:table-cell>
          <table:covered-table-cell table:number-columns-repeated="2" table:style-name="ce38"/>
          <table:covered-table-cell table:style-name="ce35"/>
          <table:table-cell/>
          <table:table-cell table:style-name="ce6" office:value-type="string" calcext:value-type="string">
            <text:p>Legenda</text:p>
          </table:table-cell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34"/>
          <table:table-cell table:number-columns-repeated="991"/>
        </table:table-row>
        <table:table-row table:style-name="ro1" table:visibility="collapse">
          <table:table-cell table:style-name="ce6"/>
          <table:table-cell table:style-name="ce80" office:value-type="string" calcext:value-type="string" table:number-columns-spanned="2" table:number-rows-spanned="1">
            <text:p>Total Instructions</text:p>
          </table:table-cell>
          <table:covered-table-cell table:style-name="ce35"/>
          <table:table-cell table:style-name="ce14" office:value-type="float" office:value="722" calcext:value-type="float" table:number-columns-spanned="4" table:number-rows-spanned="1">
            <text:p>722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581" calcext:value-type="float" table:number-columns-spanned="4" table:number-rows-spanned="1">
            <text:p>1581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209" calcext:value-type="float" table:number-columns-spanned="4" table:number-rows-spanned="1">
            <text:p>1209</text:p>
          </table:table-cell>
          <table:covered-table-cell table:number-columns-repeated="2" table:style-name="ce38"/>
          <table:covered-table-cell table:style-name="ce35"/>
          <table:table-cell/>
          <table:table-cell table:style-name="ce1" office:value-type="string" calcext:value-type="string">
            <text:p>MI - Missed Instructions</text:p>
          </table:table-cell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34"/>
          <table:table-cell table:number-columns-repeated="991"/>
        </table:table-row>
        <table:table-row table:style-name="ro1">
          <table:table-cell table:style-name="ce1"/>
          <table:table-cell table:style-name="ce7" office:value-type="string" calcext:value-type="string">
            <text:p>GPT Models</text:p>
          </table:table-cell>
          <table:table-cell table:style-name="ce11" office:value-type="string" calcext:value-type="string">
            <text:p>Run/AV/SD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/>
          <table:table-cell table:style-name="ce1" office:value-type="string" calcext:value-type="string">
            <text:p>CV - Code coverage</text:p>
          </table:table-cell>
          <table:table-cell table:style-name="ce8" table:number-columns-repeated="16"/>
          <table:table-cell table:number-columns-repeated="991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3.5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447" calcext:value-type="float">
            <text:p>447</text:p>
          </table:table-cell>
          <table:table-cell table:style-name="ce18" table:formula="of:=((([.D5]/[.D$3])*100)-100)*-1" office:value-type="float" office:value="38.0886426592798" calcext:value-type="float">
            <text:p>38,09</text:p>
          </table:table-cell>
          <table:table-cell table:style-name="ce14" office:value-type="float" office:value="70900" calcext:value-type="float">
            <text:p>70900</text:p>
          </table:table-cell>
          <table:table-cell table:style-name="ce14" office:value-type="float" office:value="221.51" calcext:value-type="float">
            <text:p>221,51</text:p>
          </table:table-cell>
          <table:table-cell table:style-name="ce14" office:value-type="float" office:value="706" calcext:value-type="float">
            <text:p>706</text:p>
          </table:table-cell>
          <table:table-cell table:style-name="ce18" table:formula="of:=((([.H5]/[.H$3])*100)-100)*-1" office:value-type="float" office:value="55.3447185325743" calcext:value-type="float">
            <text:p>55,34</text:p>
          </table:table-cell>
          <table:table-cell table:style-name="ce14" office:value-type="float" office:value="79635" calcext:value-type="float">
            <text:p>79635</text:p>
          </table:table-cell>
          <table:table-cell table:style-name="ce18" office:value-type="float" office:value="284.44" calcext:value-type="float">
            <text:p>284,44</text:p>
          </table:table-cell>
          <table:table-cell table:style-name="ce14" office:value-type="float" office:value="526" calcext:value-type="float">
            <text:p>526</text:p>
          </table:table-cell>
          <table:table-cell table:style-name="ce18" table:formula="of:=((([.L5]/[.L$3])*100)-100)*-1" office:value-type="float" office:value="56.4929693961952" calcext:value-type="float">
            <text:p>56,49</text:p>
          </table:table-cell>
          <table:table-cell table:style-name="ce14" office:value-type="float" office:value="277295" calcext:value-type="float">
            <text:p>277295</text:p>
          </table:table-cell>
          <table:table-cell table:style-name="ce18" office:value-type="float" office:value="737.07" calcext:value-type="float">
            <text:p>737,07</text:p>
          </table:table-cell>
          <table:table-cell/>
          <table:table-cell table:style-name="ce1" office:value-type="string" calcext:value-type="string">
            <text:p>TK - Tokens consumed 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305" calcext:value-type="float">
            <text:p>305</text:p>
          </table:table-cell>
          <table:table-cell table:style-name="ce18" table:formula="of:=((([.D6]/[.D$3])*100)-100)*-1" office:value-type="float" office:value="57.7562326869806" calcext:value-type="float">
            <text:p>57,76</text:p>
          </table:table-cell>
          <table:table-cell table:style-name="ce14" office:value-type="float" office:value="135908" calcext:value-type="float">
            <text:p>135908</text:p>
          </table:table-cell>
          <table:table-cell table:style-name="ce14" office:value-type="float" office:value="454.71" calcext:value-type="float">
            <text:p>454,71</text:p>
          </table:table-cell>
          <table:table-cell table:style-name="ce14" office:value-type="float" office:value="823" calcext:value-type="float">
            <text:p>823</text:p>
          </table:table-cell>
          <table:table-cell table:style-name="ce18" table:formula="of:=((([.H6]/[.H$3])*100)-100)*-1" office:value-type="float" office:value="47.944339025933" calcext:value-type="float">
            <text:p>47,94</text:p>
          </table:table-cell>
          <table:table-cell table:style-name="ce14" office:value-type="float" office:value="78984" calcext:value-type="float">
            <text:p>78984</text:p>
          </table:table-cell>
          <table:table-cell table:style-name="ce18" office:value-type="float" office:value="257.47" calcext:value-type="float">
            <text:p>257,47</text:p>
          </table:table-cell>
          <table:table-cell table:style-name="ce14" office:value-type="float" office:value="410" calcext:value-type="float">
            <text:p>410</text:p>
          </table:table-cell>
          <table:table-cell table:style-name="ce18" table:formula="of:=((([.L6]/[.L$3])*100)-100)*-1" office:value-type="float" office:value="66.0876757650951" calcext:value-type="float">
            <text:p>66,09</text:p>
          </table:table-cell>
          <table:table-cell table:style-name="ce14" office:value-type="float" office:value="261209" calcext:value-type="float">
            <text:p>261209</text:p>
          </table:table-cell>
          <table:table-cell table:style-name="ce18" office:value-type="float" office:value="736.32" calcext:value-type="float">
            <text:p>736,32</text:p>
          </table:table-cell>
          <table:table-cell/>
          <table:table-cell table:style-name="ce1" office:value-type="string" calcext:value-type="string">
            <text:p>TM - Time in seconds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350" calcext:value-type="float">
            <text:p>350</text:p>
          </table:table-cell>
          <table:table-cell table:style-name="ce18" table:formula="of:=((([.D7]/[.D$3])*100)-100)*-1" office:value-type="float" office:value="51.5235457063712" calcext:value-type="float">
            <text:p>51,52</text:p>
          </table:table-cell>
          <table:table-cell table:style-name="ce14" office:value-type="float" office:value="101673" calcext:value-type="float">
            <text:p>101673</text:p>
          </table:table-cell>
          <table:table-cell table:style-name="ce14" office:value-type="float" office:value="405.73" calcext:value-type="float">
            <text:p>405,73</text:p>
          </table:table-cell>
          <table:table-cell table:style-name="ce14" office:value-type="float" office:value="787" calcext:value-type="float">
            <text:p>787</text:p>
          </table:table-cell>
          <table:table-cell table:style-name="ce18" table:formula="of:=((([.H7]/[.H$3])*100)-100)*-1" office:value-type="float" office:value="50.2213788741303" calcext:value-type="float">
            <text:p>50,22</text:p>
          </table:table-cell>
          <table:table-cell table:style-name="ce14" office:value-type="float" office:value="95620" calcext:value-type="float">
            <text:p>95620</text:p>
          </table:table-cell>
          <table:table-cell table:style-name="ce18" office:value-type="float" office:value="320.08" calcext:value-type="float">
            <text:p>320,08</text:p>
          </table:table-cell>
          <table:table-cell table:style-name="ce14" office:value-type="float" office:value="791" calcext:value-type="float">
            <text:p>791</text:p>
          </table:table-cell>
          <table:table-cell table:style-name="ce18" table:formula="of:=((([.L7]/[.L$3])*100)-100)*-1" office:value-type="float" office:value="34.5740281224152" calcext:value-type="float">
            <text:p>34,57</text:p>
          </table:table-cell>
          <table:table-cell table:style-name="ce14" office:value-type="float" office:value="224421" calcext:value-type="float">
            <text:p>224421</text:p>
          </table:table-cell>
          <table:table-cell table:style-name="ce18" office:value-type="float" office:value="644.64" calcext:value-type="float">
            <text:p>644,64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5:.D7])" office:value-type="float" office:value="367.333333333333" calcext:value-type="float">
            <text:p>367,33</text:p>
          </table:table-cell>
          <table:table-cell table:style-name="ce36" table:formula="of:=AVERAGE([.E5:.E7])" office:value-type="float" office:value="49.1228070175439" calcext:value-type="float">
            <text:p>49,12</text:p>
          </table:table-cell>
          <table:table-cell table:style-name="ce36" table:formula="of:=AVERAGE([.F5:.F7])" office:value-type="float" office:value="102827" calcext:value-type="float">
            <text:p>102827,00</text:p>
          </table:table-cell>
          <table:table-cell table:style-name="ce36" table:formula="of:=AVERAGE([.G5:.G7])" office:value-type="float" office:value="360.65" calcext:value-type="float">
            <text:p>360,65</text:p>
          </table:table-cell>
          <table:table-cell table:style-name="ce36" table:formula="of:=AVERAGE([.H5:.H7])" office:value-type="float" office:value="772" calcext:value-type="float">
            <text:p>772,00</text:p>
          </table:table-cell>
          <table:table-cell table:style-name="ce36" table:formula="of:=AVERAGE([.I5:.I7])" office:value-type="float" office:value="51.1701454775459" calcext:value-type="float">
            <text:p>51,17</text:p>
          </table:table-cell>
          <table:table-cell table:style-name="ce36" table:formula="of:=AVERAGE([.J5:.J7])" office:value-type="float" office:value="84746.3333333333" calcext:value-type="float">
            <text:p>84746,33</text:p>
          </table:table-cell>
          <table:table-cell table:style-name="ce36" table:formula="of:=AVERAGE([.K5:.K7])" office:value-type="float" office:value="287.33" calcext:value-type="float">
            <text:p>287,33</text:p>
          </table:table-cell>
          <table:table-cell table:style-name="ce36" table:formula="of:=AVERAGE([.L5:.L7])" office:value-type="float" office:value="575.666666666667" calcext:value-type="float">
            <text:p>575,67</text:p>
          </table:table-cell>
          <table:table-cell table:style-name="ce36" table:formula="of:=AVERAGE([.M5:.M7])" office:value-type="float" office:value="52.3848910945685" calcext:value-type="float">
            <text:p>52,38</text:p>
          </table:table-cell>
          <table:table-cell table:style-name="ce36" table:formula="of:=AVERAGE([.N5:.N7])" office:value-type="float" office:value="254308.333333333" calcext:value-type="float">
            <text:p>254308,33</text:p>
          </table:table-cell>
          <table:table-cell table:style-name="ce36" table:formula="of:=AVERAGE([.O5:.O7])" office:value-type="float" office:value="706.01" calcext:value-type="float">
            <text:p>706,01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5:.D7])" office:value-type="float" office:value="72.5695069111905" calcext:value-type="float">
            <text:p>72,57</text:p>
          </table:table-cell>
          <table:table-cell table:style-name="ce36" table:formula="of:=STDEV([.E5:.E7])" office:value-type="float" office:value="10.0511782425472" calcext:value-type="float">
            <text:p>10,05</text:p>
          </table:table-cell>
          <table:table-cell table:style-name="ce36" table:formula="of:=STDEV([.F5:.F7])" office:value-type="float" office:value="32519.3604334403" calcext:value-type="float">
            <text:p>32519,36</text:p>
          </table:table-cell>
          <table:table-cell table:style-name="ce36" table:formula="of:=STDEV([.G5:.G7])" office:value-type="float" office:value="122.96224949146" calcext:value-type="float">
            <text:p>122,96</text:p>
          </table:table-cell>
          <table:table-cell table:style-name="ce36" table:formula="of:=STDEV([.H5:.H7])" office:value-type="float" office:value="59.9249530663145" calcext:value-type="float">
            <text:p>59,92</text:p>
          </table:table-cell>
          <table:table-cell table:style-name="ce36" table:formula="of:=STDEV([.I5:.I7])" office:value-type="float" office:value="3.7903196120376" calcext:value-type="float">
            <text:p>3,79</text:p>
          </table:table-cell>
          <table:table-cell table:style-name="ce36" table:formula="of:=STDEV([.J5:.J7])" office:value-type="float" office:value="9422.49544087623" calcext:value-type="float">
            <text:p>9422,50</text:p>
          </table:table-cell>
          <table:table-cell table:style-name="ce36" table:formula="of:=STDEV([.K5:.K7])" office:value-type="float" office:value="31.404889746662" calcext:value-type="float">
            <text:p>31,40</text:p>
          </table:table-cell>
          <table:table-cell table:style-name="ce36" table:formula="of:=STDEV([.L5:.L7])" office:value-type="float" office:value="195.295502593719" calcext:value-type="float">
            <text:p>195,30</text:p>
          </table:table-cell>
          <table:table-cell table:style-name="ce36" table:formula="of:=STDEV([.M5:.M7])" office:value-type="float" office:value="16.1534741599437" calcext:value-type="float">
            <text:p>16,15</text:p>
          </table:table-cell>
          <table:table-cell table:style-name="ce36" table:formula="of:=STDEV([.N5:.N7])" office:value-type="float" office:value="27104.0471024778" calcext:value-type="float">
            <text:p>27104,05</text:p>
          </table:table-cell>
          <table:table-cell table:style-name="ce36" table:formula="of:=STDEV([.O5:.O7])" office:value-type="float" office:value="53.1493019709573" calcext:value-type="float">
            <text:p>53,15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92" calcext:value-type="float">
            <text:p>92</text:p>
          </table:table-cell>
          <table:table-cell table:style-name="ce18" table:formula="of:=((([.D10]/[.D$3])*100)-100)*-1" office:value-type="float" office:value="87.2576177285319" calcext:value-type="float">
            <text:p>87,26</text:p>
          </table:table-cell>
          <table:table-cell table:style-name="ce14" office:value-type="float" office:value="128332" calcext:value-type="float">
            <text:p>128332</text:p>
          </table:table-cell>
          <table:table-cell table:style-name="ce14" office:value-type="float" office:value="800.47" calcext:value-type="float">
            <text:p>800,47</text:p>
          </table:table-cell>
          <table:table-cell table:style-name="ce14" office:value-type="float" office:value="590" calcext:value-type="float">
            <text:p>590</text:p>
          </table:table-cell>
          <table:table-cell table:style-name="ce18" table:formula="of:=((([.H10]/[.H$3])*100)-100)*-1" office:value-type="float" office:value="62.6818469323213" calcext:value-type="float">
            <text:p>62,68</text:p>
          </table:table-cell>
          <table:table-cell table:style-name="ce14" office:value-type="float" office:value="82370" calcext:value-type="float">
            <text:p>82370</text:p>
          </table:table-cell>
          <table:table-cell table:style-name="ce18" office:value-type="float" office:value="475.17" calcext:value-type="float">
            <text:p>475,17</text:p>
          </table:table-cell>
          <table:table-cell table:style-name="ce14" office:value-type="float" office:value="277" calcext:value-type="float">
            <text:p>277</text:p>
          </table:table-cell>
          <table:table-cell table:style-name="ce18" table:formula="of:=((([.L10]/[.L$3])*100)-100)*-1" office:value-type="float" office:value="77.0885028949545" calcext:value-type="float">
            <text:p>77,09</text:p>
          </table:table-cell>
          <table:table-cell table:style-name="ce14" office:value-type="float" office:value="170085" calcext:value-type="float">
            <text:p>170085</text:p>
          </table:table-cell>
          <table:table-cell table:style-name="ce18" office:value-type="float" office:value="893.32" calcext:value-type="float">
            <text:p>893,32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01" calcext:value-type="float">
            <text:p>101</text:p>
          </table:table-cell>
          <table:table-cell table:style-name="ce18" table:formula="of:=((([.D11]/[.D$3])*100)-100)*-1" office:value-type="float" office:value="86.01108033241" calcext:value-type="float">
            <text:p>86,01</text:p>
          </table:table-cell>
          <table:table-cell table:style-name="ce14" office:value-type="float" office:value="114930" calcext:value-type="float">
            <text:p>114930</text:p>
          </table:table-cell>
          <table:table-cell table:style-name="ce18" office:value-type="float" office:value="748.2" calcext:value-type="float">
            <text:p>748,20</text:p>
          </table:table-cell>
          <table:table-cell table:style-name="ce14" office:value-type="float" office:value="376" calcext:value-type="float">
            <text:p>376</text:p>
          </table:table-cell>
          <table:table-cell table:style-name="ce18" table:formula="of:=((([.H11]/[.H$3])*100)-100)*-1" office:value-type="float" office:value="76.2175838077166" calcext:value-type="float">
            <text:p>76,22</text:p>
          </table:table-cell>
          <table:table-cell table:style-name="ce14" office:value-type="float" office:value="83236" calcext:value-type="float">
            <text:p>83236</text:p>
          </table:table-cell>
          <table:table-cell table:style-name="ce18" office:value-type="float" office:value="552.73" calcext:value-type="float">
            <text:p>552,73</text:p>
          </table:table-cell>
          <table:table-cell table:style-name="ce14" office:value-type="float" office:value="244" calcext:value-type="float">
            <text:p>244</text:p>
          </table:table-cell>
          <table:table-cell table:style-name="ce18" table:formula="of:=((([.L11]/[.L$3])*100)-100)*-1" office:value-type="float" office:value="79.8180314309347" calcext:value-type="float">
            <text:p>79,82</text:p>
          </table:table-cell>
          <table:table-cell table:style-name="ce14" office:value-type="float" office:value="173603" calcext:value-type="float">
            <text:p>173603</text:p>
          </table:table-cell>
          <table:table-cell table:style-name="ce18" office:value-type="float" office:value="913.48" calcext:value-type="float">
            <text:p>913,48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101" calcext:value-type="float">
            <text:p>101</text:p>
          </table:table-cell>
          <table:table-cell table:style-name="ce18" table:formula="of:=((([.D12]/[.D$3])*100)-100)*-1" office:value-type="float" office:value="86.01108033241" calcext:value-type="float">
            <text:p>86,01</text:p>
          </table:table-cell>
          <table:table-cell table:style-name="ce14" office:value-type="float" office:value="113258" calcext:value-type="float">
            <text:p>113258</text:p>
          </table:table-cell>
          <table:table-cell table:style-name="ce14" office:value-type="float" office:value="731.93" calcext:value-type="float">
            <text:p>731,93</text:p>
          </table:table-cell>
          <table:table-cell table:style-name="ce14" office:value-type="float" office:value="295" calcext:value-type="float">
            <text:p>295</text:p>
          </table:table-cell>
          <table:table-cell table:style-name="ce18" table:formula="of:=((([.H12]/[.H$3])*100)-100)*-1" office:value-type="float" office:value="81.3409234661607" calcext:value-type="float">
            <text:p>81,34</text:p>
          </table:table-cell>
          <table:table-cell table:style-name="ce14" office:value-type="float" office:value="79442" calcext:value-type="float">
            <text:p>79442</text:p>
          </table:table-cell>
          <table:table-cell table:style-name="ce18" office:value-type="float" office:value="619.88" calcext:value-type="float">
            <text:p>619,88</text:p>
          </table:table-cell>
          <table:table-cell table:style-name="ce14" office:value-type="float" office:value="335" calcext:value-type="float">
            <text:p>335</text:p>
          </table:table-cell>
          <table:table-cell table:style-name="ce18" table:formula="of:=((([.L12]/[.L$3])*100)-100)*-1" office:value-type="float" office:value="72.2911497105046" calcext:value-type="float">
            <text:p>72,29</text:p>
          </table:table-cell>
          <table:table-cell table:style-name="ce14" office:value-type="float" office:value="167610" calcext:value-type="float">
            <text:p>167610</text:p>
          </table:table-cell>
          <table:table-cell table:style-name="ce18" office:value-type="float" office:value="916.63" calcext:value-type="float">
            <text:p>916,63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0:.D12])" office:value-type="float" office:value="98" calcext:value-type="float">
            <text:p>98,00</text:p>
          </table:table-cell>
          <table:table-cell table:style-name="ce36" table:formula="of:=AVERAGE([.E10:.E12])" office:value-type="float" office:value="86.4265927977839" calcext:value-type="float">
            <text:p>86,43</text:p>
          </table:table-cell>
          <table:table-cell table:style-name="ce36" table:formula="of:=AVERAGE([.F10:.F12])" office:value-type="float" office:value="118840" calcext:value-type="float">
            <text:p>118840,00</text:p>
          </table:table-cell>
          <table:table-cell table:style-name="ce36" table:formula="of:=AVERAGE([.G10:.G12])" office:value-type="float" office:value="760.2" calcext:value-type="float">
            <text:p>760,20</text:p>
          </table:table-cell>
          <table:table-cell table:style-name="ce36" table:formula="of:=AVERAGE([.H10:.H12])" office:value-type="float" office:value="420.333333333333" calcext:value-type="float">
            <text:p>420,33</text:p>
          </table:table-cell>
          <table:table-cell table:style-name="ce36" table:formula="of:=AVERAGE([.I10:.I12])" office:value-type="float" office:value="73.4134514020662" calcext:value-type="float">
            <text:p>73,41</text:p>
          </table:table-cell>
          <table:table-cell table:style-name="ce36" table:formula="of:=AVERAGE([.J10:.J12])" office:value-type="float" office:value="81682.6666666667" calcext:value-type="float">
            <text:p>81682,67</text:p>
          </table:table-cell>
          <table:table-cell table:style-name="ce36" table:formula="of:=AVERAGE([.K10:.K12])" office:value-type="float" office:value="549.26" calcext:value-type="float">
            <text:p>549,26</text:p>
          </table:table-cell>
          <table:table-cell table:style-name="ce36" table:formula="of:=AVERAGE([.L10:.L12])" office:value-type="float" office:value="285.333333333333" calcext:value-type="float">
            <text:p>285,33</text:p>
          </table:table-cell>
          <table:table-cell table:style-name="ce36" table:formula="of:=AVERAGE([.M10:.M12])" office:value-type="float" office:value="76.3992280121312" calcext:value-type="float">
            <text:p>76,40</text:p>
          </table:table-cell>
          <table:table-cell table:style-name="ce36" table:formula="of:=AVERAGE([.N10:.N12])" office:value-type="float" office:value="170432.666666667" calcext:value-type="float">
            <text:p>170432,67</text:p>
          </table:table-cell>
          <table:table-cell table:style-name="ce36" table:formula="of:=AVERAGE([.O10:.O12])" office:value-type="float" office:value="907.81" calcext:value-type="float">
            <text:p>907,81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0:.D12])" office:value-type="float" office:value="5.19615242270663" calcext:value-type="float">
            <text:p>5,20</text:p>
          </table:table-cell>
          <table:table-cell table:style-name="ce36" table:formula="of:=STDEV([.E10:.E12])" office:value-type="float" office:value="0.719688701205903" calcext:value-type="float">
            <text:p>0,72</text:p>
          </table:table-cell>
          <table:table-cell table:style-name="ce36" table:formula="of:=STDEV([.F10:.F12])" office:value-type="float" office:value="8262.71408194668" calcext:value-type="float">
            <text:p>8262,71</text:p>
          </table:table-cell>
          <table:table-cell table:style-name="ce36" table:formula="of:=STDEV([.G10:.G12])" office:value-type="float" office:value="35.811072310111" calcext:value-type="float">
            <text:p>35,81</text:p>
          </table:table-cell>
          <table:table-cell table:style-name="ce36" table:formula="of:=STDEV([.H10:.H12])" office:value-type="float" office:value="152.415003635906" calcext:value-type="float">
            <text:p>152,42</text:p>
          </table:table-cell>
          <table:table-cell table:style-name="ce36" table:formula="of:=STDEV([.I10:.I12])" office:value-type="float" office:value="9.6404176872806" calcext:value-type="float">
            <text:p>9,64</text:p>
          </table:table-cell>
          <table:table-cell table:style-name="ce36" table:formula="of:=STDEV([.J10:.J12])" office:value-type="float" office:value="1988.19750863271" calcext:value-type="float">
            <text:p>1988,20</text:p>
          </table:table-cell>
          <table:table-cell table:style-name="ce36" table:formula="of:=STDEV([.K10:.K12])" office:value-type="float" office:value="72.4173784391564" calcext:value-type="float">
            <text:p>72,42</text:p>
          </table:table-cell>
          <table:table-cell table:style-name="ce36" table:formula="of:=STDEV([.L10:.L12])" office:value-type="float" office:value="46.0687891455086" calcext:value-type="float">
            <text:p>46,07</text:p>
          </table:table-cell>
          <table:table-cell table:style-name="ce36" table:formula="of:=STDEV([.M10:.M12])" office:value-type="float" office:value="3.81048710880964" calcext:value-type="float">
            <text:p>3,81</text:p>
          </table:table-cell>
          <table:table-cell table:style-name="ce36" table:formula="of:=STDEV([.N10:.N12])" office:value-type="float" office:value="3011.58867266653" calcext:value-type="float">
            <text:p>3011,59</text:p>
          </table:table-cell>
          <table:table-cell table:style-name="ce36" table:formula="of:=STDEV([.O10:.O12])" office:value-type="float" office:value="12.6471617369274" calcext:value-type="float">
            <text:p>12,65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134" calcext:value-type="float">
            <text:p>134</text:p>
          </table:table-cell>
          <table:table-cell table:style-name="ce18" table:formula="of:=((([.D15]/[.D$3])*100)-100)*-1" office:value-type="float" office:value="81.4404432132964" calcext:value-type="float">
            <text:p>81,44</text:p>
          </table:table-cell>
          <table:table-cell table:style-name="ce14" office:value-type="float" office:value="269679" calcext:value-type="float">
            <text:p>269679</text:p>
          </table:table-cell>
          <table:table-cell table:style-name="ce14" office:value-type="float" office:value="856.77" calcext:value-type="float">
            <text:p>856,77</text:p>
          </table:table-cell>
          <table:table-cell table:style-name="ce14" office:value-type="float" office:value="511" calcext:value-type="float">
            <text:p>511</text:p>
          </table:table-cell>
          <table:table-cell table:style-name="ce18" table:formula="of:=((([.H15]/[.H$3])*100)-100)*-1" office:value-type="float" office:value="67.6786843769766" calcext:value-type="float">
            <text:p>67,68</text:p>
          </table:table-cell>
          <table:table-cell table:style-name="ce14" office:value-type="float" office:value="99482" calcext:value-type="float">
            <text:p>99482</text:p>
          </table:table-cell>
          <table:table-cell table:style-name="ce18" office:value-type="float" office:value="318.54" calcext:value-type="float">
            <text:p>318,54</text:p>
          </table:table-cell>
          <table:table-cell table:style-name="ce14" office:value-type="float" office:value="256" calcext:value-type="float">
            <text:p>256</text:p>
          </table:table-cell>
          <table:table-cell table:style-name="ce18" table:formula="of:=((([.L15]/[.L$3])*100)-100)*-1" office:value-type="float" office:value="78.8254755996691" calcext:value-type="float">
            <text:p>78,83</text:p>
          </table:table-cell>
          <table:table-cell table:style-name="ce14" office:value-type="float" office:value="259157" calcext:value-type="float">
            <text:p>259157</text:p>
          </table:table-cell>
          <table:table-cell table:style-name="ce18" office:value-type="float" office:value="872.57" calcext:value-type="float">
            <text:p>872,57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58" calcext:value-type="float">
            <text:p>158</text:p>
          </table:table-cell>
          <table:table-cell table:style-name="ce18" table:formula="of:=((([.D16]/[.D$3])*100)-100)*-1" office:value-type="float" office:value="78.1163434903047" calcext:value-type="float">
            <text:p>78,12</text:p>
          </table:table-cell>
          <table:table-cell table:style-name="ce14" office:value-type="float" office:value="192444" calcext:value-type="float">
            <text:p>192444</text:p>
          </table:table-cell>
          <table:table-cell table:style-name="ce14" office:value-type="float" office:value="573.78" calcext:value-type="float">
            <text:p>573,78</text:p>
          </table:table-cell>
          <table:table-cell table:style-name="ce14" office:value-type="float" office:value="584" calcext:value-type="float">
            <text:p>584</text:p>
          </table:table-cell>
          <table:table-cell table:style-name="ce18" table:formula="of:=((([.H16]/[.H$3])*100)-100)*-1" office:value-type="float" office:value="63.0613535736875" calcext:value-type="float">
            <text:p>63,06</text:p>
          </table:table-cell>
          <table:table-cell table:style-name="ce14" office:value-type="float" office:value="112980" calcext:value-type="float">
            <text:p>112980</text:p>
          </table:table-cell>
          <table:table-cell table:style-name="ce18" office:value-type="float" office:value="367.99" calcext:value-type="float">
            <text:p>367,99</text:p>
          </table:table-cell>
          <table:table-cell table:style-name="ce14" office:value-type="float" office:value="197" calcext:value-type="float">
            <text:p>197</text:p>
          </table:table-cell>
          <table:table-cell table:style-name="ce18" table:formula="of:=((([.L16]/[.L$3])*100)-100)*-1" office:value-type="float" office:value="83.7055417700579" calcext:value-type="float">
            <text:p>83,71</text:p>
          </table:table-cell>
          <table:table-cell table:style-name="ce14" office:value-type="float" office:value="248757" calcext:value-type="float">
            <text:p>248757</text:p>
          </table:table-cell>
          <table:table-cell table:style-name="ce18" office:value-type="float" office:value="867.23" calcext:value-type="float">
            <text:p>867,23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250" calcext:value-type="float">
            <text:p>250</text:p>
          </table:table-cell>
          <table:table-cell table:style-name="ce18" table:formula="of:=((([.D17]/[.D$3])*100)-100)*-1" office:value-type="float" office:value="65.3739612188366" calcext:value-type="float">
            <text:p>65,37</text:p>
          </table:table-cell>
          <table:table-cell table:style-name="ce14" office:value-type="float" office:value="271750" calcext:value-type="float">
            <text:p>271750</text:p>
          </table:table-cell>
          <table:table-cell table:style-name="ce14" office:value-type="float" office:value="876.52" calcext:value-type="float">
            <text:p>876,52</text:p>
          </table:table-cell>
          <table:table-cell table:style-name="ce14" office:value-type="float" office:value="251" calcext:value-type="float">
            <text:p>251</text:p>
          </table:table-cell>
          <table:table-cell table:style-name="ce18" table:formula="of:=((([.H17]/[.H$3])*100)-100)*-1" office:value-type="float" office:value="84.123972169513" calcext:value-type="float">
            <text:p>84,12</text:p>
          </table:table-cell>
          <table:table-cell table:style-name="ce14" office:value-type="float" office:value="96250" calcext:value-type="float">
            <text:p>96250</text:p>
          </table:table-cell>
          <table:table-cell table:style-name="ce18" office:value-type="float" office:value="314.14" calcext:value-type="float">
            <text:p>314,14</text:p>
          </table:table-cell>
          <table:table-cell table:style-name="ce14" office:value-type="float" office:value="159" calcext:value-type="float">
            <text:p>159</text:p>
          </table:table-cell>
          <table:table-cell table:style-name="ce18" table:formula="of:=((([.L17]/[.L$3])*100)-100)*-1" office:value-type="float" office:value="86.848635235732" calcext:value-type="float">
            <text:p>86,85</text:p>
          </table:table-cell>
          <table:table-cell table:style-name="ce14" office:value-type="float" office:value="266660" calcext:value-type="float">
            <text:p>266660</text:p>
          </table:table-cell>
          <table:table-cell table:style-name="ce18" office:value-type="float" office:value="921.25" calcext:value-type="float">
            <text:p>921,25</text:p>
          </table:table-cell>
          <table:table-cell table:number-columns-repeated="1009"/>
        </table:table-row>
        <table:table-row table:style-name="ro1">
          <table:table-cell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5:.D17])" office:value-type="float" office:value="180.666666666667" calcext:value-type="float">
            <text:p>180,67</text:p>
          </table:table-cell>
          <table:table-cell table:style-name="ce36" table:formula="of:=AVERAGE([.E15:.E17])" office:value-type="float" office:value="74.9769159741459" calcext:value-type="float">
            <text:p>74,98</text:p>
          </table:table-cell>
          <table:table-cell table:style-name="ce36" table:formula="of:=AVERAGE([.F15:.F17])" office:value-type="float" office:value="244624.333333333" calcext:value-type="float">
            <text:p>244624,33</text:p>
          </table:table-cell>
          <table:table-cell table:style-name="ce36" table:formula="of:=AVERAGE([.G15:.G17])" office:value-type="float" office:value="769.023333333333" calcext:value-type="float">
            <text:p>769,02</text:p>
          </table:table-cell>
          <table:table-cell table:style-name="ce36" table:formula="of:=AVERAGE([.H15:.H17])" office:value-type="float" office:value="448.666666666667" calcext:value-type="float">
            <text:p>448,67</text:p>
          </table:table-cell>
          <table:table-cell table:style-name="ce36" table:formula="of:=AVERAGE([.I15:.I17])" office:value-type="float" office:value="71.6213367067257" calcext:value-type="float">
            <text:p>71,62</text:p>
          </table:table-cell>
          <table:table-cell table:style-name="ce36" table:formula="of:=AVERAGE([.J15:.J17])" office:value-type="float" office:value="102904" calcext:value-type="float">
            <text:p>102904,00</text:p>
          </table:table-cell>
          <table:table-cell table:style-name="ce36" table:formula="of:=AVERAGE([.K15:.K17])" office:value-type="float" office:value="333.556666666667" calcext:value-type="float">
            <text:p>333,56</text:p>
          </table:table-cell>
          <table:table-cell table:style-name="ce36" table:formula="of:=AVERAGE([.L15:.L17])" office:value-type="float" office:value="204" calcext:value-type="float">
            <text:p>204,00</text:p>
          </table:table-cell>
          <table:table-cell table:style-name="ce36" table:formula="of:=AVERAGE([.M15:.M17])" office:value-type="float" office:value="83.1265508684863" calcext:value-type="float">
            <text:p>83,13</text:p>
          </table:table-cell>
          <table:table-cell table:style-name="ce36" table:formula="of:=AVERAGE([.N15:.N17])" office:value-type="float" office:value="258191.333333333" calcext:value-type="float">
            <text:p>258191,33</text:p>
          </table:table-cell>
          <table:table-cell table:style-name="ce36" table:formula="of:=AVERAGE([.O15:.O17])" office:value-type="float" office:value="887.016666666667" calcext:value-type="float">
            <text:p>887,02</text:p>
          </table:table-cell>
          <table:table-cell table:number-columns-repeated="1009"/>
        </table:table-row>
        <table:table-row table:style-name="ro1">
          <table:table-cell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5:.D17])" office:value-type="float" office:value="61.2318000170935" calcext:value-type="float">
            <text:p>61,23</text:p>
          </table:table-cell>
          <table:table-cell table:style-name="ce36" table:formula="of:=STDEV([.E15:.E17])" office:value-type="float" office:value="8.48085872812929" calcext:value-type="float">
            <text:p>8,48</text:p>
          </table:table-cell>
          <table:table-cell table:style-name="ce36" table:formula="of:=STDEV([.F15:.F17])" office:value-type="float" office:value="45201.356731113" calcext:value-type="float">
            <text:p>45201,36</text:p>
          </table:table-cell>
          <table:table-cell table:style-name="ce36" table:formula="of:=STDEV([.G15:.G17])" office:value-type="float" office:value="169.373802677195" calcext:value-type="float">
            <text:p>169,37</text:p>
          </table:table-cell>
          <table:table-cell table:style-name="ce36" table:formula="of:=STDEV([.H15:.H17])" office:value-type="float" office:value="175.032377957146" calcext:value-type="float">
            <text:p>175,03</text:p>
          </table:table-cell>
          <table:table-cell table:style-name="ce36" table:formula="of:=STDEV([.I15:.I17])" office:value-type="float" office:value="11.0709916481434" calcext:value-type="float">
            <text:p>11,07</text:p>
          </table:table-cell>
          <table:table-cell table:style-name="ce36" table:formula="of:=STDEV([.J15:.J17])" office:value-type="float" office:value="8874.44578551247" calcext:value-type="float">
            <text:p>8874,45</text:p>
          </table:table-cell>
          <table:table-cell table:style-name="ce36" table:formula="of:=STDEV([.K15:.K17])" office:value-type="float" office:value="29.9011844804405" calcext:value-type="float">
            <text:p>29,90</text:p>
          </table:table-cell>
          <table:table-cell table:style-name="ce36" table:formula="of:=STDEV([.L15:.L17])" office:value-type="float" office:value="48.8773976393997" calcext:value-type="float">
            <text:p>48,88</text:p>
          </table:table-cell>
          <table:table-cell table:style-name="ce36" table:formula="of:=STDEV([.M15:.M17])" office:value-type="float" office:value="4.04279550367244" calcext:value-type="float">
            <text:p>4,04</text:p>
          </table:table-cell>
          <table:table-cell table:style-name="ce36" table:formula="of:=STDEV([.N15:.N17])" office:value-type="float" office:value="8990.48031716512" calcext:value-type="float">
            <text:p>8990,48</text:p>
          </table:table-cell>
          <table:table-cell table:style-name="ce36" table:formula="of:=STDEV([.O15:.O17])" office:value-type="float" office:value="29.7669234778022" calcext:value-type="float">
            <text:p>29,77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37" table:number-columns-repeated="13"/>
          <table:table-cell/>
          <table:table-cell table:style-name="ce7" office:value-type="string" calcext:value-type="string">
            <text:p>Project Name</text:p>
          </table:table-cell>
          <table:table-cell table:style-name="ce14" office:value-type="string" calcext:value-type="string" table:number-columns-spanned="5" table:number-rows-spanned="1">
            <text:p>Market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Ncs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Scs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 table:visibility="collapse">
          <table:table-cell table:number-columns-repeated="16"/>
          <table:table-cell table:style-name="ce7" office:value-type="string" calcext:value-type="string">
            <text:p>Total Instructions</text:p>
          </table:table-cell>
          <table:table-cell table:style-name="ce14" office:value-type="float" office:value="722" calcext:value-type="float" table:number-columns-spanned="5" table:number-rows-spanned="1">
            <text:p>722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581" calcext:value-type="float" table:number-columns-spanned="5" table:number-rows-spanned="1">
            <text:p>1581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209" calcext:value-type="float" table:number-columns-spanned="5" table:number-rows-spanned="1">
            <text:p>1209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>
            <text:p>GPT Models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05" calcext:value-type="float">
            <text:p>305</text:p>
          </table:table-cell>
          <table:table-cell table:style-name="ce18" table:formula="of:=((([.S24]/[.R$22])*100)-100)*-1" office:value-type="float" office:value="57.7562326869806" calcext:value-type="float">
            <text:p>57,76</text:p>
          </table:table-cell>
          <table:table-cell table:style-name="ce14" office:value-type="float" office:value="135908" calcext:value-type="float">
            <text:p>135908</text:p>
          </table:table-cell>
          <table:table-cell table:style-name="ce14" office:value-type="float" office:value="454.71" calcext:value-type="float">
            <text:p>454,71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706" calcext:value-type="float">
            <text:p>706</text:p>
          </table:table-cell>
          <table:table-cell table:style-name="ce18" table:formula="of:=((([.X24]/[.W$22])*100)-100)*-1" office:value-type="float" office:value="55.3447185325743" calcext:value-type="float">
            <text:p>55,34</text:p>
          </table:table-cell>
          <table:table-cell table:style-name="ce14" office:value-type="float" office:value="79635" calcext:value-type="float">
            <text:p>79635</text:p>
          </table:table-cell>
          <table:table-cell table:style-name="ce18" office:value-type="float" office:value="284.44" calcext:value-type="float">
            <text:p>284,44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410" calcext:value-type="float">
            <text:p>410</text:p>
          </table:table-cell>
          <table:table-cell table:style-name="ce18" table:formula="of:=((([.AC24]/[.AB$22])*100)-100)*-1" office:value-type="float" office:value="66.0876757650951" calcext:value-type="float">
            <text:p>66,09</text:p>
          </table:table-cell>
          <table:table-cell table:style-name="ce14" office:value-type="float" office:value="261209" calcext:value-type="float">
            <text:p>261209</text:p>
          </table:table-cell>
          <table:table-cell table:style-name="ce18" office:value-type="float" office:value="736.32" calcext:value-type="float">
            <text:p>736,32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92" calcext:value-type="float">
            <text:p>92</text:p>
          </table:table-cell>
          <table:table-cell table:style-name="ce18" table:formula="of:=((([.S25]/[.R$22])*100)-100)*-1" office:value-type="float" office:value="87.2576177285319" calcext:value-type="float">
            <text:p>87,26</text:p>
          </table:table-cell>
          <table:table-cell table:style-name="ce14" office:value-type="float" office:value="128332" calcext:value-type="float">
            <text:p>128332</text:p>
          </table:table-cell>
          <table:table-cell table:style-name="ce14" office:value-type="float" office:value="800.47" calcext:value-type="float">
            <text:p>800,47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95" calcext:value-type="float">
            <text:p>295</text:p>
          </table:table-cell>
          <table:table-cell table:style-name="ce18" table:formula="of:=((([.X25]/[.W$22])*100)-100)*-1" office:value-type="float" office:value="81.3409234661607" calcext:value-type="float">
            <text:p>81,34</text:p>
          </table:table-cell>
          <table:table-cell table:style-name="ce14" office:value-type="float" office:value="79442" calcext:value-type="float">
            <text:p>79442</text:p>
          </table:table-cell>
          <table:table-cell table:style-name="ce18" office:value-type="float" office:value="619.88" calcext:value-type="float">
            <text:p>619,8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244" calcext:value-type="float">
            <text:p>244</text:p>
          </table:table-cell>
          <table:table-cell table:style-name="ce18" table:formula="of:=((([.AC25]/[.AB$22])*100)-100)*-1" office:value-type="float" office:value="79.8180314309347" calcext:value-type="float">
            <text:p>79,82</text:p>
          </table:table-cell>
          <table:table-cell table:style-name="ce14" office:value-type="float" office:value="173603" calcext:value-type="float">
            <text:p>173603</text:p>
          </table:table-cell>
          <table:table-cell table:style-name="ce18" office:value-type="float" office:value="913.48" calcext:value-type="float">
            <text:p>913,48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>
            <text:p>3.5 Turbo + 4 Turbo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92" calcext:value-type="float">
            <text:p>92</text:p>
          </table:table-cell>
          <table:table-cell table:style-name="ce56" table:formula="of:=((([.S26]/[.R$22])*100)-100)*-1" office:value-type="float" office:value="87.2576177285319" calcext:value-type="float">
            <text:p>87,26</text:p>
          </table:table-cell>
          <table:table-cell table:style-name="ce11" table:formula="of:=SUM([.U24:.U25])" office:value-type="float" office:value="264240" calcext:value-type="float">
            <text:p>264240</text:p>
          </table:table-cell>
          <table:table-cell table:style-name="ce11" table:formula="of:=SUM([.V24:.V25])" office:value-type="float" office:value="1255.18" calcext:value-type="float">
            <text:p>1255,18</text:p>
          </table:table-cell>
          <table:table-cell table:style-name="ce11" office:value-type="string" calcext:value-type="string">
            <text:p>(1) + (3)</text:p>
          </table:table-cell>
          <table:table-cell table:style-name="ce11" office:value-type="float" office:value="140" calcext:value-type="float">
            <text:p>140</text:p>
          </table:table-cell>
          <table:table-cell table:style-name="ce56" table:formula="of:=((([.X26]/[.W$22])*100)-100)*-1" office:value-type="float" office:value="91.1448450347881" calcext:value-type="float">
            <text:p>91,14</text:p>
          </table:table-cell>
          <table:table-cell table:style-name="ce11" table:formula="of:=SUM([.Z24:.Z25])" office:value-type="float" office:value="159077" calcext:value-type="float">
            <text:p>159077</text:p>
          </table:table-cell>
          <table:table-cell table:style-name="ce56" table:formula="of:=SUM([.AA24:.AA25])" office:value-type="float" office:value="904.32" calcext:value-type="float">
            <text:p>904,32</text:p>
          </table:table-cell>
          <table:table-cell table:style-name="ce11" office:value-type="string" calcext:value-type="string">
            <text:p>(2) + (2)</text:p>
          </table:table-cell>
          <table:table-cell table:style-name="ce11" office:value-type="float" office:value="236" calcext:value-type="float">
            <text:p>236</text:p>
          </table:table-cell>
          <table:table-cell table:style-name="ce56" table:formula="of:=((([.AC26]/[.AB$22])*100)-100)*-1" office:value-type="float" office:value="80.479735318445" calcext:value-type="float">
            <text:p>80,48</text:p>
          </table:table-cell>
          <table:table-cell table:style-name="ce11" table:formula="of:=SUM([.AE24:.AE25])" office:value-type="float" office:value="434812" calcext:value-type="float">
            <text:p>434812</text:p>
          </table:table-cell>
          <table:table-cell table:style-name="ce56" table:formula="of:=SUM([.AF24:.AF25])" office:value-type="float" office:value="1649.8" calcext:value-type="float">
            <text:p>1649,80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05" calcext:value-type="float">
            <text:p>305</text:p>
          </table:table-cell>
          <table:table-cell table:style-name="ce18" table:formula="of:=((([.S27]/[.R$22])*100)-100)*-1" office:value-type="float" office:value="57.7562326869806" calcext:value-type="float">
            <text:p>57,76</text:p>
          </table:table-cell>
          <table:table-cell table:style-name="ce14" office:value-type="float" office:value="135908" calcext:value-type="float">
            <text:p>135908</text:p>
          </table:table-cell>
          <table:table-cell table:style-name="ce14" office:value-type="float" office:value="454.71" calcext:value-type="float">
            <text:p>454,71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706" calcext:value-type="float">
            <text:p>706</text:p>
          </table:table-cell>
          <table:table-cell table:style-name="ce18" table:formula="of:=((([.X27]/[.W$22])*100)-100)*-1" office:value-type="float" office:value="55.3447185325743" calcext:value-type="float">
            <text:p>55,34</text:p>
          </table:table-cell>
          <table:table-cell table:style-name="ce14" office:value-type="float" office:value="79635" calcext:value-type="float">
            <text:p>79635</text:p>
          </table:table-cell>
          <table:table-cell table:style-name="ce18" office:value-type="float" office:value="284.44" calcext:value-type="float">
            <text:p>284,44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410" calcext:value-type="float">
            <text:p>410</text:p>
          </table:table-cell>
          <table:table-cell table:style-name="ce18" table:formula="of:=((([.AC27]/[.AB$22])*100)-100)*-1" office:value-type="float" office:value="66.0876757650951" calcext:value-type="float">
            <text:p>66,09</text:p>
          </table:table-cell>
          <table:table-cell table:style-name="ce14" office:value-type="float" office:value="261209" calcext:value-type="float">
            <text:p>261209</text:p>
          </table:table-cell>
          <table:table-cell table:style-name="ce18" office:value-type="float" office:value="736.32" calcext:value-type="float">
            <text:p>736,32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34" calcext:value-type="float">
            <text:p>134</text:p>
          </table:table-cell>
          <table:table-cell table:style-name="ce18" table:formula="of:=((([.S28]/[.R$22])*100)-100)*-1" office:value-type="float" office:value="81.4404432132964" calcext:value-type="float">
            <text:p>81,44</text:p>
          </table:table-cell>
          <table:table-cell table:style-name="ce14" office:value-type="float" office:value="269679" calcext:value-type="float">
            <text:p>269679</text:p>
          </table:table-cell>
          <table:table-cell table:style-name="ce14" office:value-type="float" office:value="856.77" calcext:value-type="float">
            <text:p>856,77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51" calcext:value-type="float">
            <text:p>251</text:p>
          </table:table-cell>
          <table:table-cell table:style-name="ce18" table:formula="of:=((([.X28]/[.W$22])*100)-100)*-1" office:value-type="float" office:value="84.123972169513" calcext:value-type="float">
            <text:p>84,12</text:p>
          </table:table-cell>
          <table:table-cell table:style-name="ce14" office:value-type="float" office:value="96250" calcext:value-type="float">
            <text:p>96250</text:p>
          </table:table-cell>
          <table:table-cell table:style-name="ce18" office:value-type="float" office:value="314.14" calcext:value-type="float">
            <text:p>314,14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159" calcext:value-type="float">
            <text:p>159</text:p>
          </table:table-cell>
          <table:table-cell table:style-name="ce18" table:formula="of:=((([.AC28]/[.AB$22])*100)-100)*-1" office:value-type="float" office:value="86.848635235732" calcext:value-type="float">
            <text:p>86,85</text:p>
          </table:table-cell>
          <table:table-cell table:style-name="ce14" office:value-type="float" office:value="266660" calcext:value-type="float">
            <text:p>266660</text:p>
          </table:table-cell>
          <table:table-cell table:style-name="ce18" office:value-type="float" office:value="921.25" calcext:value-type="float">
            <text:p>921,2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>
            <text:p>3.5 Turbo + 4o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134" calcext:value-type="float">
            <text:p>134</text:p>
          </table:table-cell>
          <table:table-cell table:style-name="ce56" table:formula="of:=((([.S29]/[.R$22])*100)-100)*-1" office:value-type="float" office:value="81.4404432132964" calcext:value-type="float">
            <text:p>81,44</text:p>
          </table:table-cell>
          <table:table-cell table:style-name="ce11" table:formula="of:=SUM([.U27:.U28])" office:value-type="float" office:value="405587" calcext:value-type="float">
            <text:p>405587</text:p>
          </table:table-cell>
          <table:table-cell table:style-name="ce11" table:formula="of:=SUM([.V27:.V28])" office:value-type="float" office:value="1311.48" calcext:value-type="float">
            <text:p>1311,48</text:p>
          </table:table-cell>
          <table:table-cell table:style-name="ce11" office:value-type="string" calcext:value-type="string">
            <text:p>(1) + (3)</text:p>
          </table:table-cell>
          <table:table-cell table:style-name="ce11" office:value-type="float" office:value="169" calcext:value-type="float">
            <text:p>169</text:p>
          </table:table-cell>
          <table:table-cell table:style-name="ce56" table:formula="of:=((([.X29]/[.W$22])*100)-100)*-1" office:value-type="float" office:value="89.3105629348514" calcext:value-type="float">
            <text:p>89,31</text:p>
          </table:table-cell>
          <table:table-cell table:style-name="ce11" table:formula="of:=SUM([.Z27:.Z28])" office:value-type="float" office:value="175885" calcext:value-type="float">
            <text:p>175885</text:p>
          </table:table-cell>
          <table:table-cell table:style-name="ce56" table:formula="of:=SUM([.AA27:.AA28])" office:value-type="float" office:value="598.58" calcext:value-type="float">
            <text:p>598,58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146" calcext:value-type="float">
            <text:p>146</text:p>
          </table:table-cell>
          <table:table-cell table:style-name="ce56" table:formula="of:=((([.AC29]/[.AB$22])*100)-100)*-1" office:value-type="float" office:value="87.9239040529363" calcext:value-type="float">
            <text:p>87,92</text:p>
          </table:table-cell>
          <table:table-cell table:style-name="ce11" table:formula="of:=SUM([.AE27:.AE28])" office:value-type="float" office:value="527869" calcext:value-type="float">
            <text:p>527869</text:p>
          </table:table-cell>
          <table:table-cell table:style-name="ce56" table:formula="of:=SUM([.AF27:.AF28])" office:value-type="float" office:value="1657.57" calcext:value-type="float">
            <text:p>1657,57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92" calcext:value-type="float">
            <text:p>92</text:p>
          </table:table-cell>
          <table:table-cell table:style-name="ce18" table:formula="of:=((([.S30]/[.R$22])*100)-100)*-1" office:value-type="float" office:value="87.2576177285319" calcext:value-type="float">
            <text:p>87,26</text:p>
          </table:table-cell>
          <table:table-cell table:style-name="ce14" office:value-type="float" office:value="128332" calcext:value-type="float">
            <text:p>128332</text:p>
          </table:table-cell>
          <table:table-cell table:style-name="ce14" office:value-type="float" office:value="800.47" calcext:value-type="float">
            <text:p>800,47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95" calcext:value-type="float">
            <text:p>295</text:p>
          </table:table-cell>
          <table:table-cell table:style-name="ce18" table:formula="of:=((([.X30]/[.W$22])*100)-100)*-1" office:value-type="float" office:value="81.3409234661607" calcext:value-type="float">
            <text:p>81,34</text:p>
          </table:table-cell>
          <table:table-cell table:style-name="ce14" office:value-type="float" office:value="79442" calcext:value-type="float">
            <text:p>79442</text:p>
          </table:table-cell>
          <table:table-cell table:style-name="ce18" office:value-type="float" office:value="619.88" calcext:value-type="float">
            <text:p>619,8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244" calcext:value-type="float">
            <text:p>244</text:p>
          </table:table-cell>
          <table:table-cell table:style-name="ce18" table:formula="of:=((([.AC30]/[.AB$22])*100)-100)*-1" office:value-type="float" office:value="79.8180314309347" calcext:value-type="float">
            <text:p>79,82</text:p>
          </table:table-cell>
          <table:table-cell table:style-name="ce14" office:value-type="float" office:value="173603" calcext:value-type="float">
            <text:p>173603</text:p>
          </table:table-cell>
          <table:table-cell table:style-name="ce18" office:value-type="float" office:value="913.48" calcext:value-type="float">
            <text:p>913,48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34" calcext:value-type="float">
            <text:p>134</text:p>
          </table:table-cell>
          <table:table-cell table:style-name="ce18" table:formula="of:=((([.S31]/[.R$22])*100)-100)*-1" office:value-type="float" office:value="81.4404432132964" calcext:value-type="float">
            <text:p>81,44</text:p>
          </table:table-cell>
          <table:table-cell table:style-name="ce14" office:value-type="float" office:value="269679" calcext:value-type="float">
            <text:p>269679</text:p>
          </table:table-cell>
          <table:table-cell table:style-name="ce14" office:value-type="float" office:value="856.77" calcext:value-type="float">
            <text:p>856,77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51" calcext:value-type="float">
            <text:p>251</text:p>
          </table:table-cell>
          <table:table-cell table:style-name="ce18" table:formula="of:=((([.X31]/[.W$22])*100)-100)*-1" office:value-type="float" office:value="84.123972169513" calcext:value-type="float">
            <text:p>84,12</text:p>
          </table:table-cell>
          <table:table-cell table:style-name="ce14" office:value-type="float" office:value="96250" calcext:value-type="float">
            <text:p>96250</text:p>
          </table:table-cell>
          <table:table-cell table:style-name="ce18" office:value-type="float" office:value="314.14" calcext:value-type="float">
            <text:p>314,14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159" calcext:value-type="float">
            <text:p>159</text:p>
          </table:table-cell>
          <table:table-cell table:style-name="ce18" table:formula="of:=((([.AC31]/[.AB$22])*100)-100)*-1" office:value-type="float" office:value="86.848635235732" calcext:value-type="float">
            <text:p>86,85</text:p>
          </table:table-cell>
          <table:table-cell table:style-name="ce14" office:value-type="float" office:value="266660" calcext:value-type="float">
            <text:p>266660</text:p>
          </table:table-cell>
          <table:table-cell table:style-name="ce18" office:value-type="float" office:value="921.25" calcext:value-type="float">
            <text:p>921,2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>
            <text:p>4 Turbo + 4o</text:p>
          </table:table-cell>
          <table:table-cell table:style-name="ce11" office:value-type="string" calcext:value-type="string">
            <text:p>(1) + (1)</text:p>
          </table:table-cell>
          <table:table-cell table:style-name="ce11" office:value-type="float" office:value="60" calcext:value-type="float">
            <text:p>60</text:p>
          </table:table-cell>
          <table:table-cell table:style-name="ce56" table:formula="of:=((([.S32]/[.R$22])*100)-100)*-1" office:value-type="float" office:value="91.6897506925208" calcext:value-type="float">
            <text:p>91,69</text:p>
          </table:table-cell>
          <table:table-cell table:style-name="ce11" table:formula="of:=SUM([.U30:.U31])" office:value-type="float" office:value="398011" calcext:value-type="float">
            <text:p>398011</text:p>
          </table:table-cell>
          <table:table-cell table:style-name="ce11" table:formula="of:=SUM([.V30:.V31])" office:value-type="float" office:value="1657.24" calcext:value-type="float">
            <text:p>1657,24</text:p>
          </table:table-cell>
          <table:table-cell table:style-name="ce11" office:value-type="string" calcext:value-type="string">
            <text:p>(3) + (3)</text:p>
          </table:table-cell>
          <table:table-cell table:style-name="ce11" office:value-type="float" office:value="194" calcext:value-type="float">
            <text:p>194</text:p>
          </table:table-cell>
          <table:table-cell table:style-name="ce56" table:formula="of:=((([.X32]/[.W$22])*100)-100)*-1" office:value-type="float" office:value="87.7292852624921" calcext:value-type="float">
            <text:p>87,73</text:p>
          </table:table-cell>
          <table:table-cell table:style-name="ce11" table:formula="of:=SUM([.Z30:.Z31])" office:value-type="float" office:value="175692" calcext:value-type="float">
            <text:p>175692</text:p>
          </table:table-cell>
          <table:table-cell table:style-name="ce56" table:formula="of:=SUM([.AA30:.AA31])" office:value-type="float" office:value="934.02" calcext:value-type="float">
            <text:p>934,02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133" calcext:value-type="float">
            <text:p>133</text:p>
          </table:table-cell>
          <table:table-cell table:style-name="ce56" table:formula="of:=((([.AC32]/[.AB$22])*100)-100)*-1" office:value-type="float" office:value="88.9991728701406" calcext:value-type="float">
            <text:p>89,00</text:p>
          </table:table-cell>
          <table:table-cell table:style-name="ce11" table:formula="of:=SUM([.AE30:.AE31])" office:value-type="float" office:value="440263" calcext:value-type="float">
            <text:p>440263</text:p>
          </table:table-cell>
          <table:table-cell table:style-name="ce56" table:formula="of:=SUM([.AF30:.AF31])" office:value-type="float" office:value="1834.73" calcext:value-type="float">
            <text:p>1834,73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05" calcext:value-type="float">
            <text:p>305</text:p>
          </table:table-cell>
          <table:table-cell table:style-name="ce18" table:formula="of:=((([.S33]/[.R$22])*100)-100)*-1" office:value-type="float" office:value="57.7562326869806" calcext:value-type="float">
            <text:p>57,76</text:p>
          </table:table-cell>
          <table:table-cell table:style-name="ce14" office:value-type="float" office:value="135908" calcext:value-type="float">
            <text:p>135908</text:p>
          </table:table-cell>
          <table:table-cell table:style-name="ce14" office:value-type="float" office:value="454.71" calcext:value-type="float">
            <text:p>454,71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706" calcext:value-type="float">
            <text:p>706</text:p>
          </table:table-cell>
          <table:table-cell table:style-name="ce18" table:formula="of:=((([.X33]/[.W$22])*100)-100)*-1" office:value-type="float" office:value="55.3447185325743" calcext:value-type="float">
            <text:p>55,34</text:p>
          </table:table-cell>
          <table:table-cell table:style-name="ce14" office:value-type="float" office:value="79635" calcext:value-type="float">
            <text:p>79635</text:p>
          </table:table-cell>
          <table:table-cell table:style-name="ce18" office:value-type="float" office:value="284.44" calcext:value-type="float">
            <text:p>284,44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410" calcext:value-type="float">
            <text:p>410</text:p>
          </table:table-cell>
          <table:table-cell table:style-name="ce18" table:formula="of:=((([.AC33]/[.AB$22])*100)-100)*-1" office:value-type="float" office:value="66.0876757650951" calcext:value-type="float">
            <text:p>66,09</text:p>
          </table:table-cell>
          <table:table-cell table:style-name="ce14" office:value-type="float" office:value="261209" calcext:value-type="float">
            <text:p>261209</text:p>
          </table:table-cell>
          <table:table-cell table:style-name="ce18" office:value-type="float" office:value="736.32" calcext:value-type="float">
            <text:p>736,32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92" calcext:value-type="float">
            <text:p>92</text:p>
          </table:table-cell>
          <table:table-cell table:style-name="ce18" table:formula="of:=((([.S34]/[.R$22])*100)-100)*-1" office:value-type="float" office:value="87.2576177285319" calcext:value-type="float">
            <text:p>87,26</text:p>
          </table:table-cell>
          <table:table-cell table:style-name="ce14" office:value-type="float" office:value="128332" calcext:value-type="float">
            <text:p>128332</text:p>
          </table:table-cell>
          <table:table-cell table:style-name="ce14" office:value-type="float" office:value="800.47" calcext:value-type="float">
            <text:p>800,47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95" calcext:value-type="float">
            <text:p>295</text:p>
          </table:table-cell>
          <table:table-cell table:style-name="ce18" table:formula="of:=((([.X34]/[.W$22])*100)-100)*-1" office:value-type="float" office:value="81.3409234661607" calcext:value-type="float">
            <text:p>81,34</text:p>
          </table:table-cell>
          <table:table-cell table:style-name="ce14" office:value-type="float" office:value="79442" calcext:value-type="float">
            <text:p>79442</text:p>
          </table:table-cell>
          <table:table-cell table:style-name="ce18" office:value-type="float" office:value="619.88" calcext:value-type="float">
            <text:p>619,8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244" calcext:value-type="float">
            <text:p>244</text:p>
          </table:table-cell>
          <table:table-cell table:style-name="ce18" table:formula="of:=((([.AC34]/[.AB$22])*100)-100)*-1" office:value-type="float" office:value="79.8180314309347" calcext:value-type="float">
            <text:p>79,82</text:p>
          </table:table-cell>
          <table:table-cell table:style-name="ce14" office:value-type="float" office:value="173603" calcext:value-type="float">
            <text:p>173603</text:p>
          </table:table-cell>
          <table:table-cell table:style-name="ce18" office:value-type="float" office:value="913.48" calcext:value-type="float">
            <text:p>913,48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34" calcext:value-type="float">
            <text:p>134</text:p>
          </table:table-cell>
          <table:table-cell table:style-name="ce18" table:formula="of:=((([.S35]/[.R$22])*100)-100)*-1" office:value-type="float" office:value="81.4404432132964" calcext:value-type="float">
            <text:p>81,44</text:p>
          </table:table-cell>
          <table:table-cell table:style-name="ce14" office:value-type="float" office:value="269679" calcext:value-type="float">
            <text:p>269679</text:p>
          </table:table-cell>
          <table:table-cell table:style-name="ce14" office:value-type="float" office:value="856.77" calcext:value-type="float">
            <text:p>856,77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51" calcext:value-type="float">
            <text:p>251</text:p>
          </table:table-cell>
          <table:table-cell table:style-name="ce18" table:formula="of:=((([.X35]/[.W$22])*100)-100)*-1" office:value-type="float" office:value="84.123972169513" calcext:value-type="float">
            <text:p>84,12</text:p>
          </table:table-cell>
          <table:table-cell table:style-name="ce14" office:value-type="float" office:value="96250" calcext:value-type="float">
            <text:p>96250</text:p>
          </table:table-cell>
          <table:table-cell table:style-name="ce18" office:value-type="float" office:value="314.14" calcext:value-type="float">
            <text:p>314,14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159" calcext:value-type="float">
            <text:p>159</text:p>
          </table:table-cell>
          <table:table-cell table:style-name="ce18" table:formula="of:=((([.AC35]/[.AB$22])*100)-100)*-1" office:value-type="float" office:value="86.848635235732" calcext:value-type="float">
            <text:p>86,85</text:p>
          </table:table-cell>
          <table:table-cell table:style-name="ce14" office:value-type="float" office:value="266660" calcext:value-type="float">
            <text:p>266660</text:p>
          </table:table-cell>
          <table:table-cell table:style-name="ce18" office:value-type="float" office:value="921.25" calcext:value-type="float">
            <text:p>921,2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>
            <text:p>3.5 Turbo + 4 Turbo + 4o</text:p>
          </table:table-cell>
          <table:table-cell table:style-name="ce11" office:value-type="string" calcext:value-type="string">
            <text:p>(2) + (1) + (1)</text:p>
          </table:table-cell>
          <table:table-cell table:style-name="ce11" office:value-type="float" office:value="60" calcext:value-type="float">
            <text:p>60</text:p>
          </table:table-cell>
          <table:table-cell table:style-name="ce56" table:formula="of:=((([.S36]/[.R$22])*100)-100)*-1" office:value-type="float" office:value="91.6897506925208" calcext:value-type="float">
            <text:p>91,69</text:p>
          </table:table-cell>
          <table:table-cell table:style-name="ce11" table:formula="of:=SUM([.U33:.U35])" office:value-type="float" office:value="533919" calcext:value-type="float">
            <text:p>533919</text:p>
          </table:table-cell>
          <table:table-cell table:style-name="ce11" table:formula="of:=SUM([.V33:.V35])" office:value-type="float" office:value="2111.95" calcext:value-type="float">
            <text:p>2111,95</text:p>
          </table:table-cell>
          <table:table-cell table:style-name="ce11" office:value-type="string" calcext:value-type="string">
            <text:p>(1) + (3) +(3)</text:p>
          </table:table-cell>
          <table:table-cell table:style-name="ce11" office:value-type="float" office:value="112" calcext:value-type="float">
            <text:p>112</text:p>
          </table:table-cell>
          <table:table-cell table:style-name="ce56" table:formula="of:=((([.X36]/[.W$22])*100)-100)*-1" office:value-type="float" office:value="92.9158760278305" calcext:value-type="float">
            <text:p>92,92</text:p>
          </table:table-cell>
          <table:table-cell table:style-name="ce11" table:formula="of:=SUM([.Z33:.Z35])" office:value-type="float" office:value="255327" calcext:value-type="float">
            <text:p>255327</text:p>
          </table:table-cell>
          <table:table-cell table:style-name="ce56" table:formula="of:=SUM([.AA33:.AA35])" office:value-type="float" office:value="1218.46" calcext:value-type="float">
            <text:p>1218,46</text:p>
          </table:table-cell>
          <table:table-cell table:style-name="ce11" office:value-type="string" calcext:value-type="string">
            <text:p>(2) + (2) + (3)</text:p>
          </table:table-cell>
          <table:table-cell table:style-name="ce11" office:value-type="float" office:value="133" calcext:value-type="float">
            <text:p>133</text:p>
          </table:table-cell>
          <table:table-cell table:style-name="ce56" table:formula="of:=((([.AC36]/[.AB$22])*100)-100)*-1" office:value-type="float" office:value="88.9991728701406" calcext:value-type="float">
            <text:p>89,00</text:p>
          </table:table-cell>
          <table:table-cell table:style-name="ce11" table:formula="of:=SUM([.AE33:.AE35])" office:value-type="float" office:value="701472" calcext:value-type="float">
            <text:p>701472</text:p>
          </table:table-cell>
          <table:table-cell table:style-name="ce56" table:formula="of:=SUM([.AF33:.AF35])" office:value-type="float" office:value="2571.05" calcext:value-type="float">
            <text:p>2571,05</text:p>
          </table:table-cell>
          <table:table-cell table:number-columns-repeated="99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991" table:default-cell-style-name="Default"/>
        <table:table-row table:style-name="ro1">
          <table:table-cell table:style-name="ce1" table:number-columns-repeated="2"/>
          <table:table-cell table:style-name="ce34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80" office:value-type="string" calcext:value-type="string" table:number-columns-spanned="2" table:number-rows-spanned="1">
            <text:p>Project Name</text:p>
          </table:table-cell>
          <table:covered-table-cell table:style-name="ce35"/>
          <table:table-cell table:style-name="ce14" office:value-type="string" calcext:value-type="string" table:number-columns-spanned="4" table:number-rows-spanned="1">
            <text:p>Market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Ncs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Scs</text:p>
          </table:table-cell>
          <table:covered-table-cell table:number-columns-repeated="2" table:style-name="ce38"/>
          <table:covered-table-cell table:style-name="ce35"/>
          <table:table-cell/>
          <table:table-cell table:style-name="ce6" office:value-type="string" calcext:value-type="string">
            <text:p>Legenda</text:p>
          </table:table-cell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34"/>
          <table:table-cell table:number-columns-repeated="991"/>
        </table:table-row>
        <table:table-row table:style-name="ro1" table:visibility="collapse">
          <table:table-cell table:style-name="ce6"/>
          <table:table-cell table:style-name="ce80" office:value-type="string" calcext:value-type="string" table:number-columns-spanned="2" table:number-rows-spanned="1">
            <text:p>Total Instructions</text:p>
          </table:table-cell>
          <table:covered-table-cell table:style-name="ce35"/>
          <table:table-cell table:style-name="ce14" office:value-type="float" office:value="722" calcext:value-type="float" table:number-columns-spanned="4" table:number-rows-spanned="1">
            <text:p>722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581" calcext:value-type="float" table:number-columns-spanned="4" table:number-rows-spanned="1">
            <text:p>1581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209" calcext:value-type="float" table:number-columns-spanned="4" table:number-rows-spanned="1">
            <text:p>1209</text:p>
          </table:table-cell>
          <table:covered-table-cell table:number-columns-repeated="2" table:style-name="ce38"/>
          <table:covered-table-cell table:style-name="ce35"/>
          <table:table-cell/>
          <table:table-cell table:style-name="ce1" office:value-type="string" calcext:value-type="string">
            <text:p>MI - Missed Instructions</text:p>
          </table:table-cell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34"/>
          <table:table-cell table:number-columns-repeated="991"/>
        </table:table-row>
        <table:table-row table:style-name="ro1">
          <table:table-cell table:style-name="ce1"/>
          <table:table-cell table:style-name="ce80" office:value-type="string" calcext:value-type="string">
            <text:p>GPT Models</text:p>
          </table:table-cell>
          <table:table-cell table:style-name="ce11" office:value-type="string" calcext:value-type="string">
            <text:p>Run/AV/SD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/>
          <table:table-cell table:style-name="ce1" office:value-type="string" calcext:value-type="string">
            <text:p>CV - Code coverage</text:p>
          </table:table-cell>
          <table:table-cell table:style-name="ce8" table:number-columns-repeated="16"/>
          <table:table-cell table:number-columns-repeated="991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3.5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407" calcext:value-type="float">
            <text:p>407</text:p>
          </table:table-cell>
          <table:table-cell table:style-name="ce18" table:formula="of:=((([.D5]/[.D$3])*100)-100)*-1" office:value-type="float" office:value="43.6288088642659" calcext:value-type="float">
            <text:p>43,63</text:p>
          </table:table-cell>
          <table:table-cell table:style-name="ce14" office:value-type="float" office:value="128782" calcext:value-type="float">
            <text:p>128782</text:p>
          </table:table-cell>
          <table:table-cell table:style-name="ce14" office:value-type="float" office:value="410.91" calcext:value-type="float">
            <text:p>410,91</text:p>
          </table:table-cell>
          <table:table-cell table:style-name="ce14" office:value-type="float" office:value="777" calcext:value-type="float">
            <text:p>777</text:p>
          </table:table-cell>
          <table:table-cell table:style-name="ce18" table:formula="of:=((([.H5]/[.H$3])*100)-100)*-1" office:value-type="float" office:value="50.853889943074" calcext:value-type="float">
            <text:p>50,85</text:p>
          </table:table-cell>
          <table:table-cell table:style-name="ce14" office:value-type="float" office:value="86182" calcext:value-type="float">
            <text:p>86182</text:p>
          </table:table-cell>
          <table:table-cell table:style-name="ce18" office:value-type="float" office:value="299.5" calcext:value-type="float">
            <text:p>299,50</text:p>
          </table:table-cell>
          <table:table-cell table:style-name="ce14" office:value-type="float" office:value="1100" calcext:value-type="float">
            <text:p>1100</text:p>
          </table:table-cell>
          <table:table-cell table:style-name="ce18" table:formula="of:=((([.L5]/[.L$3])*100)-100)*-1" office:value-type="float" office:value="9.01571546732836" calcext:value-type="float">
            <text:p>9,02</text:p>
          </table:table-cell>
          <table:table-cell table:style-name="ce14" office:value-type="float" office:value="117679" calcext:value-type="float">
            <text:p>117679</text:p>
          </table:table-cell>
          <table:table-cell table:style-name="ce18" office:value-type="float" office:value="405.03" calcext:value-type="float">
            <text:p>405,03</text:p>
          </table:table-cell>
          <table:table-cell/>
          <table:table-cell table:style-name="ce1" office:value-type="string" calcext:value-type="string">
            <text:p>TK - Tokens consumed 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350" calcext:value-type="float">
            <text:p>350</text:p>
          </table:table-cell>
          <table:table-cell table:style-name="ce18" table:formula="of:=((([.D6]/[.D$3])*100)-100)*-1" office:value-type="float" office:value="51.5235457063712" calcext:value-type="float">
            <text:p>51,52</text:p>
          </table:table-cell>
          <table:table-cell table:style-name="ce14" office:value-type="float" office:value="161990" calcext:value-type="float">
            <text:p>161990</text:p>
          </table:table-cell>
          <table:table-cell table:style-name="ce18" office:value-type="float" office:value="495.1" calcext:value-type="float">
            <text:p>495,10</text:p>
          </table:table-cell>
          <table:table-cell table:style-name="ce14" office:value-type="float" office:value="621" calcext:value-type="float">
            <text:p>621</text:p>
          </table:table-cell>
          <table:table-cell table:style-name="ce18" table:formula="of:=((([.H6]/[.H$3])*100)-100)*-1" office:value-type="float" office:value="60.7210626185958" calcext:value-type="float">
            <text:p>60,72</text:p>
          </table:table-cell>
          <table:table-cell table:style-name="ce14" office:value-type="float" office:value="79223" calcext:value-type="float">
            <text:p>79223</text:p>
          </table:table-cell>
          <table:table-cell table:style-name="ce18" office:value-type="float" office:value="289.18" calcext:value-type="float">
            <text:p>289,18</text:p>
          </table:table-cell>
          <table:table-cell table:style-name="ce14" office:value-type="float" office:value="979" calcext:value-type="float">
            <text:p>979</text:p>
          </table:table-cell>
          <table:table-cell table:style-name="ce18" table:formula="of:=((([.L6]/[.L$3])*100)-100)*-1" office:value-type="float" office:value="19.0239867659222" calcext:value-type="float">
            <text:p>19,02</text:p>
          </table:table-cell>
          <table:table-cell table:style-name="ce14" office:value-type="float" office:value="162118" calcext:value-type="float">
            <text:p>162118</text:p>
          </table:table-cell>
          <table:table-cell table:style-name="ce18" office:value-type="float" office:value="520.67" calcext:value-type="float">
            <text:p>520,67</text:p>
          </table:table-cell>
          <table:table-cell/>
          <table:table-cell table:style-name="ce1" office:value-type="string" calcext:value-type="string">
            <text:p>TM - Time in seconds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356" calcext:value-type="float">
            <text:p>356</text:p>
          </table:table-cell>
          <table:table-cell table:style-name="ce18" table:formula="of:=((([.D7]/[.D$3])*100)-100)*-1" office:value-type="float" office:value="50.6925207756233" calcext:value-type="float">
            <text:p>50,69</text:p>
          </table:table-cell>
          <table:table-cell table:style-name="ce14" office:value-type="float" office:value="153267" calcext:value-type="float">
            <text:p>153267</text:p>
          </table:table-cell>
          <table:table-cell table:style-name="ce14" office:value-type="float" office:value="467.06" calcext:value-type="float">
            <text:p>467,06</text:p>
          </table:table-cell>
          <table:table-cell table:style-name="ce14" office:value-type="float" office:value="732" calcext:value-type="float">
            <text:p>732</text:p>
          </table:table-cell>
          <table:table-cell table:style-name="ce18" table:formula="of:=((([.H7]/[.H$3])*100)-100)*-1" office:value-type="float" office:value="53.7001897533207" calcext:value-type="float">
            <text:p>53,70</text:p>
          </table:table-cell>
          <table:table-cell table:style-name="ce14" office:value-type="float" office:value="92616" calcext:value-type="float">
            <text:p>92616</text:p>
          </table:table-cell>
          <table:table-cell table:style-name="ce18" office:value-type="float" office:value="308.93" calcext:value-type="float">
            <text:p>308,93</text:p>
          </table:table-cell>
          <table:table-cell table:style-name="ce14" office:value-type="float" office:value="1010" calcext:value-type="float">
            <text:p>1010</text:p>
          </table:table-cell>
          <table:table-cell table:style-name="ce18" table:formula="of:=((([.L7]/[.L$3])*100)-100)*-1" office:value-type="float" office:value="16.4598842018197" calcext:value-type="float">
            <text:p>16,46</text:p>
          </table:table-cell>
          <table:table-cell table:style-name="ce14" office:value-type="float" office:value="165128" calcext:value-type="float">
            <text:p>165128</text:p>
          </table:table-cell>
          <table:table-cell table:style-name="ce18" office:value-type="float" office:value="581.16" calcext:value-type="float">
            <text:p>581,16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5:.D7])" office:value-type="float" office:value="371" calcext:value-type="float">
            <text:p>371,00</text:p>
          </table:table-cell>
          <table:table-cell table:style-name="ce36" table:formula="of:=AVERAGE([.E5:.E7])" office:value-type="float" office:value="48.6149584487535" calcext:value-type="float">
            <text:p>48,61</text:p>
          </table:table-cell>
          <table:table-cell table:style-name="ce36" table:formula="of:=AVERAGE([.F5:.F7])" office:value-type="float" office:value="148013" calcext:value-type="float">
            <text:p>148013,00</text:p>
          </table:table-cell>
          <table:table-cell table:style-name="ce36" table:formula="of:=AVERAGE([.G5:.G7])" office:value-type="float" office:value="457.69" calcext:value-type="float">
            <text:p>457,69</text:p>
          </table:table-cell>
          <table:table-cell table:style-name="ce36" table:formula="of:=AVERAGE([.H5:.H7])" office:value-type="float" office:value="710" calcext:value-type="float">
            <text:p>710,00</text:p>
          </table:table-cell>
          <table:table-cell table:style-name="ce36" table:formula="of:=AVERAGE([.I5:.I7])" office:value-type="float" office:value="55.0917141049968" calcext:value-type="float">
            <text:p>55,09</text:p>
          </table:table-cell>
          <table:table-cell table:style-name="ce36" table:formula="of:=AVERAGE([.J5:.J7])" office:value-type="float" office:value="86007" calcext:value-type="float">
            <text:p>86007,00</text:p>
          </table:table-cell>
          <table:table-cell table:style-name="ce36" table:formula="of:=AVERAGE([.K5:.K7])" office:value-type="float" office:value="299.203333333333" calcext:value-type="float">
            <text:p>299,20</text:p>
          </table:table-cell>
          <table:table-cell table:style-name="ce36" table:formula="of:=AVERAGE([.L5:.L7])" office:value-type="float" office:value="1029.66666666667" calcext:value-type="float">
            <text:p>1029,67</text:p>
          </table:table-cell>
          <table:table-cell table:style-name="ce36" table:formula="of:=AVERAGE([.M5:.M7])" office:value-type="float" office:value="14.8331954783568" calcext:value-type="float">
            <text:p>14,83</text:p>
          </table:table-cell>
          <table:table-cell table:style-name="ce36" table:formula="of:=AVERAGE([.N5:.N7])" office:value-type="float" office:value="148308.333333333" calcext:value-type="float">
            <text:p>148308,33</text:p>
          </table:table-cell>
          <table:table-cell table:style-name="ce36" table:formula="of:=AVERAGE([.O5:.O7])" office:value-type="float" office:value="502.286666666667" calcext:value-type="float">
            <text:p>502,29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5:.D7])" office:value-type="float" office:value="31.3209195267317" calcext:value-type="float">
            <text:p>31,32</text:p>
          </table:table-cell>
          <table:table-cell table:style-name="ce36" table:formula="of:=STDEV([.E5:.E7])" office:value-type="float" office:value="4.33807749677723" calcext:value-type="float">
            <text:p>4,34</text:p>
          </table:table-cell>
          <table:table-cell table:style-name="ce36" table:formula="of:=STDEV([.F5:.F7])" office:value-type="float" office:value="17216.1610993857" calcext:value-type="float">
            <text:p>17216,16</text:p>
          </table:table-cell>
          <table:table-cell table:style-name="ce36" table:formula="of:=STDEV([.G5:.G7])" office:value-type="float" office:value="42.8699976673664" calcext:value-type="float">
            <text:p>42,87</text:p>
          </table:table-cell>
          <table:table-cell table:style-name="ce36" table:formula="of:=STDEV([.H5:.H7])" office:value-type="float" office:value="80.2932126645833" calcext:value-type="float">
            <text:p>80,29</text:p>
          </table:table-cell>
          <table:table-cell table:style-name="ce36" table:formula="of:=STDEV([.I5:.I7])" office:value-type="float" office:value="5.07863457714" calcext:value-type="float">
            <text:p>5,08</text:p>
          </table:table-cell>
          <table:table-cell table:style-name="ce36" table:formula="of:=STDEV([.J5:.J7])" office:value-type="float" office:value="6698.21476215865" calcext:value-type="float">
            <text:p>6698,21</text:p>
          </table:table-cell>
          <table:table-cell table:style-name="ce36" table:formula="of:=STDEV([.K5:.K7])" office:value-type="float" office:value="9.87834162870131" calcext:value-type="float">
            <text:p>9,88</text:p>
          </table:table-cell>
          <table:table-cell table:style-name="ce36" table:formula="of:=STDEV([.L5:.L7])" office:value-type="float" office:value="62.8516772515526" calcext:value-type="float">
            <text:p>62,85</text:p>
          </table:table-cell>
          <table:table-cell table:style-name="ce36" table:formula="of:=STDEV([.M5:.M7])" office:value-type="float" office:value="5.19864989673719" calcext:value-type="float">
            <text:p>5,20</text:p>
          </table:table-cell>
          <table:table-cell table:style-name="ce36" table:formula="of:=STDEV([.N5:.N7])" office:value-type="float" office:value="26568.4412477159" calcext:value-type="float">
            <text:p>26568,44</text:p>
          </table:table-cell>
          <table:table-cell table:style-name="ce36" table:formula="of:=STDEV([.O5:.O7])" office:value-type="float" office:value="89.4924825520743" calcext:value-type="float">
            <text:p>89,49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248" calcext:value-type="float">
            <text:p>248</text:p>
          </table:table-cell>
          <table:table-cell table:style-name="ce18" table:formula="of:=((([.D10]/[.D$3])*100)-100)*-1" office:value-type="float" office:value="65.6509695290859" calcext:value-type="float">
            <text:p>65,65</text:p>
          </table:table-cell>
          <table:table-cell table:style-name="ce14" office:value-type="float" office:value="139795" calcext:value-type="float">
            <text:p>139795</text:p>
          </table:table-cell>
          <table:table-cell table:style-name="ce14" office:value-type="float" office:value="974.56" calcext:value-type="float">
            <text:p>974,56</text:p>
          </table:table-cell>
          <table:table-cell table:style-name="ce14" office:value-type="float" office:value="710" calcext:value-type="float">
            <text:p>710</text:p>
          </table:table-cell>
          <table:table-cell table:style-name="ce18" table:formula="of:=((([.H10]/[.H$3])*100)-100)*-1" office:value-type="float" office:value="55.0917141049968" calcext:value-type="float">
            <text:p>55,09</text:p>
          </table:table-cell>
          <table:table-cell table:style-name="ce14" office:value-type="float" office:value="92249" calcext:value-type="float">
            <text:p>92249</text:p>
          </table:table-cell>
          <table:table-cell table:style-name="ce18" office:value-type="float" office:value="592.65" calcext:value-type="float">
            <text:p>592,65</text:p>
          </table:table-cell>
          <table:table-cell table:style-name="ce14" office:value-type="float" office:value="257" calcext:value-type="float">
            <text:p>257</text:p>
          </table:table-cell>
          <table:table-cell table:style-name="ce18" table:formula="of:=((([.L10]/[.L$3])*100)-100)*-1" office:value-type="float" office:value="78.7427626137304" calcext:value-type="float">
            <text:p>78,74</text:p>
          </table:table-cell>
          <table:table-cell table:style-name="ce14" office:value-type="float" office:value="174882" calcext:value-type="float">
            <text:p>174882</text:p>
          </table:table-cell>
          <table:table-cell table:style-name="ce18" office:value-type="float" office:value="878.26" calcext:value-type="float">
            <text:p>878,26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74" calcext:value-type="float">
            <text:p>174</text:p>
          </table:table-cell>
          <table:table-cell table:style-name="ce18" table:formula="of:=((([.D11]/[.D$3])*100)-100)*-1" office:value-type="float" office:value="75.9002770083102" calcext:value-type="float">
            <text:p>75,90</text:p>
          </table:table-cell>
          <table:table-cell table:style-name="ce14" office:value-type="float" office:value="125550" calcext:value-type="float">
            <text:p>125550</text:p>
          </table:table-cell>
          <table:table-cell table:style-name="ce14" office:value-type="float" office:value="794.95" calcext:value-type="float">
            <text:p>794,95</text:p>
          </table:table-cell>
          <table:table-cell table:style-name="ce14" office:value-type="float" office:value="770" calcext:value-type="float">
            <text:p>770</text:p>
          </table:table-cell>
          <table:table-cell table:style-name="ce18" table:formula="of:=((([.H11]/[.H$3])*100)-100)*-1" office:value-type="float" office:value="51.2966476913346" calcext:value-type="float">
            <text:p>51,30</text:p>
          </table:table-cell>
          <table:table-cell table:style-name="ce14" office:value-type="float" office:value="82737" calcext:value-type="float">
            <text:p>82737</text:p>
          </table:table-cell>
          <table:table-cell table:style-name="ce18" office:value-type="float" office:value="522.24" calcext:value-type="float">
            <text:p>522,24</text:p>
          </table:table-cell>
          <table:table-cell table:style-name="ce14" office:value-type="float" office:value="318" calcext:value-type="float">
            <text:p>318</text:p>
          </table:table-cell>
          <table:table-cell table:style-name="ce18" table:formula="of:=((([.L11]/[.L$3])*100)-100)*-1" office:value-type="float" office:value="73.697270471464" calcext:value-type="float">
            <text:p>73,70</text:p>
          </table:table-cell>
          <table:table-cell table:style-name="ce14" office:value-type="float" office:value="203777" calcext:value-type="float">
            <text:p>203777</text:p>
          </table:table-cell>
          <table:table-cell table:style-name="ce18" office:value-type="float" office:value="1058.13" calcext:value-type="float">
            <text:p>1058,13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206" calcext:value-type="float">
            <text:p>206</text:p>
          </table:table-cell>
          <table:table-cell table:style-name="ce18" table:formula="of:=((([.D12]/[.D$3])*100)-100)*-1" office:value-type="float" office:value="71.4681440443213" calcext:value-type="float">
            <text:p>71,47</text:p>
          </table:table-cell>
          <table:table-cell table:style-name="ce14" office:value-type="float" office:value="113252" calcext:value-type="float">
            <text:p>113252</text:p>
          </table:table-cell>
          <table:table-cell table:style-name="ce14" office:value-type="float" office:value="721.22" calcext:value-type="float">
            <text:p>721,22</text:p>
          </table:table-cell>
          <table:table-cell table:style-name="ce14" office:value-type="float" office:value="690" calcext:value-type="float">
            <text:p>690</text:p>
          </table:table-cell>
          <table:table-cell table:style-name="ce18" table:formula="of:=((([.H12]/[.H$3])*100)-100)*-1" office:value-type="float" office:value="56.3567362428842" calcext:value-type="float">
            <text:p>56,36</text:p>
          </table:table-cell>
          <table:table-cell table:style-name="ce14" office:value-type="float" office:value="106678" calcext:value-type="float">
            <text:p>106678</text:p>
          </table:table-cell>
          <table:table-cell table:style-name="ce18" office:value-type="float" office:value="704.61" calcext:value-type="float">
            <text:p>704,61</text:p>
          </table:table-cell>
          <table:table-cell table:style-name="ce14" office:value-type="float" office:value="323" calcext:value-type="float">
            <text:p>323</text:p>
          </table:table-cell>
          <table:table-cell table:style-name="ce18" table:formula="of:=((([.L12]/[.L$3])*100)-100)*-1" office:value-type="float" office:value="73.28370554177" calcext:value-type="float">
            <text:p>73,28</text:p>
          </table:table-cell>
          <table:table-cell table:style-name="ce14" office:value-type="float" office:value="176686" calcext:value-type="float">
            <text:p>176686</text:p>
          </table:table-cell>
          <table:table-cell table:style-name="ce18" office:value-type="float" office:value="839.91" calcext:value-type="float">
            <text:p>839,91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0:.D12])" office:value-type="float" office:value="209.333333333333" calcext:value-type="float">
            <text:p>209,33</text:p>
          </table:table-cell>
          <table:table-cell table:style-name="ce36" table:formula="of:=AVERAGE([.E10:.E12])" office:value-type="float" office:value="71.0064635272392" calcext:value-type="float">
            <text:p>71,01</text:p>
          </table:table-cell>
          <table:table-cell table:style-name="ce36" table:formula="of:=AVERAGE([.F10:.F12])" office:value-type="float" office:value="126199" calcext:value-type="float">
            <text:p>126199,00</text:p>
          </table:table-cell>
          <table:table-cell table:style-name="ce36" table:formula="of:=AVERAGE([.G10:.G12])" office:value-type="float" office:value="830.243333333333" calcext:value-type="float">
            <text:p>830,24</text:p>
          </table:table-cell>
          <table:table-cell table:style-name="ce36" table:formula="of:=AVERAGE([.H10:.H12])" office:value-type="float" office:value="723.333333333333" calcext:value-type="float">
            <text:p>723,33</text:p>
          </table:table-cell>
          <table:table-cell table:style-name="ce36" table:formula="of:=AVERAGE([.I10:.I12])" office:value-type="float" office:value="54.2483660130719" calcext:value-type="float">
            <text:p>54,25</text:p>
          </table:table-cell>
          <table:table-cell table:style-name="ce36" table:formula="of:=AVERAGE([.J10:.J12])" office:value-type="float" office:value="93888" calcext:value-type="float">
            <text:p>93888,00</text:p>
          </table:table-cell>
          <table:table-cell table:style-name="ce36" table:formula="of:=AVERAGE([.K10:.K12])" office:value-type="float" office:value="606.5" calcext:value-type="float">
            <text:p>606,50</text:p>
          </table:table-cell>
          <table:table-cell table:style-name="ce36" table:formula="of:=AVERAGE([.L10:.L12])" office:value-type="float" office:value="299.333333333333" calcext:value-type="float">
            <text:p>299,33</text:p>
          </table:table-cell>
          <table:table-cell table:style-name="ce36" table:formula="of:=AVERAGE([.M10:.M12])" office:value-type="float" office:value="75.2412462089881" calcext:value-type="float">
            <text:p>75,24</text:p>
          </table:table-cell>
          <table:table-cell table:style-name="ce36" table:formula="of:=AVERAGE([.N10:.N12])" office:value-type="float" office:value="185115" calcext:value-type="float">
            <text:p>185115,00</text:p>
          </table:table-cell>
          <table:table-cell table:style-name="ce36" table:formula="of:=AVERAGE([.O10:.O12])" office:value-type="float" office:value="925.433333333333" calcext:value-type="float">
            <text:p>925,43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0:.D12])" office:value-type="float" office:value="37.1124417592447" calcext:value-type="float">
            <text:p>37,11</text:p>
          </table:table-cell>
          <table:table-cell table:style-name="ce36" table:formula="of:=STDEV([.E10:.E12])" office:value-type="float" office:value="5.14022739047711" calcext:value-type="float">
            <text:p>5,14</text:p>
          </table:table-cell>
          <table:table-cell table:style-name="ce36" table:formula="of:=STDEV([.F10:.F12])" office:value-type="float" office:value="13283.396139542" calcext:value-type="float">
            <text:p>13283,40</text:p>
          </table:table-cell>
          <table:table-cell table:style-name="ce36" table:formula="of:=STDEV([.G10:.G12])" office:value-type="float" office:value="130.305423652791" calcext:value-type="float">
            <text:p>130,31</text:p>
          </table:table-cell>
          <table:table-cell table:style-name="ce36" table:formula="of:=STDEV([.H10:.H12])" office:value-type="float" office:value="41.6333199893227" calcext:value-type="float">
            <text:p>41,63</text:p>
          </table:table-cell>
          <table:table-cell table:style-name="ce36" table:formula="of:=STDEV([.I10:.I12])" office:value-type="float" office:value="2.63335357301218" calcext:value-type="float">
            <text:p>2,63</text:p>
          </table:table-cell>
          <table:table-cell table:style-name="ce36" table:formula="of:=STDEV([.J10:.J12])" office:value-type="float" office:value="12054.3606632621" calcext:value-type="float">
            <text:p>12054,36</text:p>
          </table:table-cell>
          <table:table-cell table:style-name="ce36" table:formula="of:=STDEV([.K10:.K12])" office:value-type="float" office:value="91.9704903759896" calcext:value-type="float">
            <text:p>91,97</text:p>
          </table:table-cell>
          <table:table-cell table:style-name="ce36" table:formula="of:=STDEV([.L10:.L12])" office:value-type="float" office:value="36.7468819538928" calcext:value-type="float">
            <text:p>36,75</text:p>
          </table:table-cell>
          <table:table-cell table:style-name="ce36" table:formula="of:=STDEV([.M10:.M12])" office:value-type="float" office:value="3.0394443303468" calcext:value-type="float">
            <text:p>3,04</text:p>
          </table:table-cell>
          <table:table-cell table:style-name="ce36" table:formula="of:=STDEV([.N10:.N12])" office:value-type="float" office:value="16186.9171555303" calcext:value-type="float">
            <text:p>16186,92</text:p>
          </table:table-cell>
          <table:table-cell table:style-name="ce36" table:formula="of:=STDEV([.O10:.O12])" office:value-type="float" office:value="116.507444540396" calcext:value-type="float">
            <text:p>116,51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189" calcext:value-type="float">
            <text:p>189</text:p>
          </table:table-cell>
          <table:table-cell table:style-name="ce18" table:formula="of:=((([.D15]/[.D$3])*100)-100)*-1" office:value-type="float" office:value="73.8227146814404" calcext:value-type="float">
            <text:p>73,82</text:p>
          </table:table-cell>
          <table:table-cell table:style-name="ce14" office:value-type="float" office:value="209131" calcext:value-type="float">
            <text:p>209131</text:p>
          </table:table-cell>
          <table:table-cell table:style-name="ce14" office:value-type="float" office:value="644.46" calcext:value-type="float">
            <text:p>644,46</text:p>
          </table:table-cell>
          <table:table-cell table:style-name="ce14" office:value-type="float" office:value="463" calcext:value-type="float">
            <text:p>463</text:p>
          </table:table-cell>
          <table:table-cell table:style-name="ce18" table:formula="of:=((([.H15]/[.H$3])*100)-100)*-1" office:value-type="float" office:value="70.7147375079064" calcext:value-type="float">
            <text:p>70,71</text:p>
          </table:table-cell>
          <table:table-cell table:style-name="ce14" office:value-type="float" office:value="105179" calcext:value-type="float">
            <text:p>105179</text:p>
          </table:table-cell>
          <table:table-cell table:style-name="ce18" office:value-type="float" office:value="330.59" calcext:value-type="float">
            <text:p>330,59</text:p>
          </table:table-cell>
          <table:table-cell table:style-name="ce14" office:value-type="float" office:value="218" calcext:value-type="float">
            <text:p>218</text:p>
          </table:table-cell>
          <table:table-cell table:style-name="ce18" table:formula="of:=((([.L15]/[.L$3])*100)-100)*-1" office:value-type="float" office:value="81.9685690653433" calcext:value-type="float">
            <text:p>81,97</text:p>
          </table:table-cell>
          <table:table-cell table:style-name="ce14" office:value-type="float" office:value="279407" calcext:value-type="float">
            <text:p>279407</text:p>
          </table:table-cell>
          <table:table-cell table:style-name="ce18" office:value-type="float" office:value="856.89" calcext:value-type="float">
            <text:p>856,89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206" calcext:value-type="float">
            <text:p>206</text:p>
          </table:table-cell>
          <table:table-cell table:style-name="ce18" table:formula="of:=((([.D16]/[.D$3])*100)-100)*-1" office:value-type="float" office:value="71.4681440443213" calcext:value-type="float">
            <text:p>71,47</text:p>
          </table:table-cell>
          <table:table-cell table:style-name="ce14" office:value-type="float" office:value="219600" calcext:value-type="float">
            <text:p>219600</text:p>
          </table:table-cell>
          <table:table-cell table:style-name="ce14" office:value-type="float" office:value="600.35" calcext:value-type="float">
            <text:p>600,35</text:p>
          </table:table-cell>
          <table:table-cell table:style-name="ce14" office:value-type="float" office:value="530" calcext:value-type="float">
            <text:p>530</text:p>
          </table:table-cell>
          <table:table-cell table:style-name="ce18" table:formula="of:=((([.H16]/[.H$3])*100)-100)*-1" office:value-type="float" office:value="66.4769133459835" calcext:value-type="float">
            <text:p>66,48</text:p>
          </table:table-cell>
          <table:table-cell table:style-name="ce14" office:value-type="float" office:value="101279" calcext:value-type="float">
            <text:p>101279</text:p>
          </table:table-cell>
          <table:table-cell table:style-name="ce18" office:value-type="float" office:value="322.94" calcext:value-type="float">
            <text:p>322,94</text:p>
          </table:table-cell>
          <table:table-cell table:style-name="ce14" office:value-type="float" office:value="219" calcext:value-type="float">
            <text:p>219</text:p>
          </table:table-cell>
          <table:table-cell table:style-name="ce18" table:formula="of:=((([.L16]/[.L$3])*100)-100)*-1" office:value-type="float" office:value="81.8858560794045" calcext:value-type="float">
            <text:p>81,89</text:p>
          </table:table-cell>
          <table:table-cell table:style-name="ce14" office:value-type="float" office:value="306956" calcext:value-type="float">
            <text:p>306956</text:p>
          </table:table-cell>
          <table:table-cell table:style-name="ce18" office:value-type="float" office:value="917.6" calcext:value-type="float">
            <text:p>917,60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143" calcext:value-type="float">
            <text:p>143</text:p>
          </table:table-cell>
          <table:table-cell table:style-name="ce18" table:formula="of:=((([.D17]/[.D$3])*100)-100)*-1" office:value-type="float" office:value="80.1939058171745" calcext:value-type="float">
            <text:p>80,19</text:p>
          </table:table-cell>
          <table:table-cell table:style-name="ce14" office:value-type="float" office:value="182399" calcext:value-type="float">
            <text:p>182399</text:p>
          </table:table-cell>
          <table:table-cell table:style-name="ce14" office:value-type="float" office:value="627.28" calcext:value-type="float">
            <text:p>627,28</text:p>
          </table:table-cell>
          <table:table-cell table:style-name="ce14" office:value-type="float" office:value="289" calcext:value-type="float">
            <text:p>289</text:p>
          </table:table-cell>
          <table:table-cell table:style-name="ce18" table:formula="of:=((([.H17]/[.H$3])*100)-100)*-1" office:value-type="float" office:value="81.7204301075269" calcext:value-type="float">
            <text:p>81,72</text:p>
          </table:table-cell>
          <table:table-cell table:style-name="ce14" office:value-type="float" office:value="134088" calcext:value-type="float">
            <text:p>134088</text:p>
          </table:table-cell>
          <table:table-cell table:style-name="ce18" office:value-type="float" office:value="395.42" calcext:value-type="float">
            <text:p>395,42</text:p>
          </table:table-cell>
          <table:table-cell table:style-name="ce14" office:value-type="float" office:value="236" calcext:value-type="float">
            <text:p>236</text:p>
          </table:table-cell>
          <table:table-cell table:style-name="ce18" table:formula="of:=((([.L17]/[.L$3])*100)-100)*-1" office:value-type="float" office:value="80.479735318445" calcext:value-type="float">
            <text:p>80,48</text:p>
          </table:table-cell>
          <table:table-cell table:style-name="ce14" office:value-type="float" office:value="303005" calcext:value-type="float">
            <text:p>303005</text:p>
          </table:table-cell>
          <table:table-cell table:style-name="ce18" office:value-type="float" office:value="924.18" calcext:value-type="float">
            <text:p>924,18</text:p>
          </table:table-cell>
          <table:table-cell table:number-columns-repeated="1009"/>
        </table:table-row>
        <table:table-row table:style-name="ro1">
          <table:table-cell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5:.D17])" office:value-type="float" office:value="179.333333333333" calcext:value-type="float">
            <text:p>179,33</text:p>
          </table:table-cell>
          <table:table-cell table:style-name="ce36" table:formula="of:=AVERAGE([.E15:.E17])" office:value-type="float" office:value="75.1615881809788" calcext:value-type="float">
            <text:p>75,16</text:p>
          </table:table-cell>
          <table:table-cell table:style-name="ce36" table:formula="of:=AVERAGE([.F15:.F17])" office:value-type="float" office:value="203710" calcext:value-type="float">
            <text:p>203710,00</text:p>
          </table:table-cell>
          <table:table-cell table:style-name="ce36" table:formula="of:=AVERAGE([.G15:.G17])" office:value-type="float" office:value="624.03" calcext:value-type="float">
            <text:p>624,03</text:p>
          </table:table-cell>
          <table:table-cell table:style-name="ce36" table:formula="of:=AVERAGE([.H15:.H17])" office:value-type="float" office:value="427.333333333333" calcext:value-type="float">
            <text:p>427,33</text:p>
          </table:table-cell>
          <table:table-cell table:style-name="ce36" table:formula="of:=AVERAGE([.I15:.I17])" office:value-type="float" office:value="72.9706936538056" calcext:value-type="float">
            <text:p>72,97</text:p>
          </table:table-cell>
          <table:table-cell table:style-name="ce36" table:formula="of:=AVERAGE([.J15:.J17])" office:value-type="float" office:value="113515.333333333" calcext:value-type="float">
            <text:p>113515,33</text:p>
          </table:table-cell>
          <table:table-cell table:style-name="ce36" table:formula="of:=AVERAGE([.K15:.K17])" office:value-type="float" office:value="349.65" calcext:value-type="float">
            <text:p>349,65</text:p>
          </table:table-cell>
          <table:table-cell table:style-name="ce36" table:formula="of:=AVERAGE([.L15:.L17])" office:value-type="float" office:value="224.333333333333" calcext:value-type="float">
            <text:p>224,33</text:p>
          </table:table-cell>
          <table:table-cell table:style-name="ce36" table:formula="of:=AVERAGE([.M15:.M17])" office:value-type="float" office:value="81.4447201543976" calcext:value-type="float">
            <text:p>81,44</text:p>
          </table:table-cell>
          <table:table-cell table:style-name="ce36" table:formula="of:=AVERAGE([.N15:.N17])" office:value-type="float" office:value="296456" calcext:value-type="float">
            <text:p>296456,00</text:p>
          </table:table-cell>
          <table:table-cell table:style-name="ce36" table:formula="of:=AVERAGE([.O15:.O17])" office:value-type="float" office:value="899.556666666667" calcext:value-type="float">
            <text:p>899,56</text:p>
          </table:table-cell>
          <table:table-cell table:number-columns-repeated="1009"/>
        </table:table-row>
        <table:table-row table:style-name="ro1">
          <table:table-cell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5:.D17])" office:value-type="float" office:value="32.5934553757857" calcext:value-type="float">
            <text:p>32,59</text:p>
          </table:table-cell>
          <table:table-cell table:style-name="ce36" table:formula="of:=STDEV([.E15:.E17])" office:value-type="float" office:value="4.5143289994163" calcext:value-type="float">
            <text:p>4,51</text:p>
          </table:table-cell>
          <table:table-cell table:style-name="ce36" table:formula="of:=STDEV([.F15:.F17])" office:value-type="float" office:value="19183.8221165648" calcext:value-type="float">
            <text:p>19183,82</text:p>
          </table:table-cell>
          <table:table-cell table:style-name="ce36" table:formula="of:=STDEV([.G15:.G17])" office:value-type="float" office:value="22.2338683094058" calcext:value-type="float">
            <text:p>22,23</text:p>
          </table:table-cell>
          <table:table-cell table:style-name="ce36" table:formula="of:=STDEV([.H15:.H17])" office:value-type="float" office:value="124.395873457817" calcext:value-type="float">
            <text:p>124,40</text:p>
          </table:table-cell>
          <table:table-cell table:style-name="ce36" table:formula="of:=STDEV([.I15:.I17])" office:value-type="float" office:value="7.86817668929902" calcext:value-type="float">
            <text:p>7,87</text:p>
          </table:table-cell>
          <table:table-cell table:style-name="ce36" table:formula="of:=STDEV([.J15:.J17])" office:value-type="float" office:value="17922.8474393254" calcext:value-type="float">
            <text:p>17922,85</text:p>
          </table:table-cell>
          <table:table-cell table:style-name="ce36" table:formula="of:=STDEV([.K15:.K17])" office:value-type="float" office:value="39.8221081812603" calcext:value-type="float">
            <text:p>39,82</text:p>
          </table:table-cell>
          <table:table-cell table:style-name="ce36" table:formula="of:=STDEV([.L15:.L17])" office:value-type="float" office:value="10.1159939369957" calcext:value-type="float">
            <text:p>10,12</text:p>
          </table:table-cell>
          <table:table-cell table:style-name="ce36" table:formula="of:=STDEV([.M15:.M17])" office:value-type="float" office:value="0.836724064267636" calcext:value-type="float">
            <text:p>0,84</text:p>
          </table:table-cell>
          <table:table-cell table:style-name="ce36" table:formula="of:=STDEV([.N15:.N17])" office:value-type="float" office:value="14896.439205394" calcext:value-type="float">
            <text:p>14896,44</text:p>
          </table:table-cell>
          <table:table-cell table:style-name="ce36" table:formula="of:=STDEV([.O15:.O17])" office:value-type="float" office:value="37.0965959804041" calcext:value-type="float">
            <text:p>37,10</text:p>
          </table:table-cell>
          <table:table-cell/>
          <table:table-cell table:style-name="ce6"/>
          <table:table-cell table:style-name="ce34" table:number-columns-repeated="15"/>
          <table:table-cell table:number-columns-repeated="992"/>
        </table:table-row>
        <table:table-row table:style-name="ro1">
          <table:table-cell table:number-columns-repeated="2"/>
          <table:table-cell table:style-name="ce37" table:number-columns-repeated="13"/>
          <table:table-cell/>
          <table:table-cell table:style-name="ce6"/>
          <table:table-cell table:style-name="ce34" table:number-columns-repeated="15"/>
          <table:table-cell table:number-columns-repeated="992"/>
        </table:table-row>
        <table:table-row table:style-name="ro1">
          <table:table-cell table:number-columns-repeated="2"/>
          <table:table-cell table:style-name="ce37" table:number-columns-repeated="13"/>
          <table:table-cell/>
          <table:table-cell table:style-name="ce80" office:value-type="string" calcext:value-type="string">
            <text:p>Project Name</text:p>
          </table:table-cell>
          <table:table-cell table:style-name="ce14" office:value-type="string" calcext:value-type="string" table:number-columns-spanned="5" table:number-rows-spanned="1">
            <text:p>Market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Ncs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Scs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 table:visibility="collapse">
          <table:table-cell table:number-columns-repeated="16"/>
          <table:table-cell table:style-name="ce80" office:value-type="string" calcext:value-type="string">
            <text:p>Total Instructions</text:p>
          </table:table-cell>
          <table:table-cell table:style-name="ce14" office:value-type="float" office:value="722" calcext:value-type="float" table:number-columns-spanned="5" table:number-rows-spanned="1">
            <text:p>722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581" calcext:value-type="float" table:number-columns-spanned="5" table:number-rows-spanned="1">
            <text:p>1581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209" calcext:value-type="float" table:number-columns-spanned="5" table:number-rows-spanned="1">
            <text:p>1209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GPT Models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50" calcext:value-type="float">
            <text:p>350</text:p>
          </table:table-cell>
          <table:table-cell table:style-name="ce18" table:formula="of:=((([.S24]/[.R$22])*100)-100)*-1" office:value-type="float" office:value="51.5235457063712" calcext:value-type="float">
            <text:p>51,52</text:p>
          </table:table-cell>
          <table:table-cell table:style-name="ce14" office:value-type="float" office:value="161990" calcext:value-type="float">
            <text:p>161990</text:p>
          </table:table-cell>
          <table:table-cell table:style-name="ce18" office:value-type="float" office:value="495.1" calcext:value-type="float">
            <text:p>495,10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621" calcext:value-type="float">
            <text:p>621</text:p>
          </table:table-cell>
          <table:table-cell table:style-name="ce18" table:formula="of:=((([.X24]/[.W$22])*100)-100)*-1" office:value-type="float" office:value="60.7210626185958" calcext:value-type="float">
            <text:p>60,72</text:p>
          </table:table-cell>
          <table:table-cell table:style-name="ce14" office:value-type="float" office:value="79223" calcext:value-type="float">
            <text:p>79223</text:p>
          </table:table-cell>
          <table:table-cell table:style-name="ce18" office:value-type="float" office:value="289.18" calcext:value-type="float">
            <text:p>289,1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979" calcext:value-type="float">
            <text:p>979</text:p>
          </table:table-cell>
          <table:table-cell table:style-name="ce18" table:formula="of:=((([.AC24]/[.AB$22])*100)-100)*-1" office:value-type="float" office:value="19.0239867659222" calcext:value-type="float">
            <text:p>19,02</text:p>
          </table:table-cell>
          <table:table-cell table:style-name="ce14" office:value-type="float" office:value="162118" calcext:value-type="float">
            <text:p>162118</text:p>
          </table:table-cell>
          <table:table-cell table:style-name="ce18" office:value-type="float" office:value="520.67" calcext:value-type="float">
            <text:p>520,67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74" calcext:value-type="float">
            <text:p>174</text:p>
          </table:table-cell>
          <table:table-cell table:style-name="ce18" table:formula="of:=((([.S25]/[.R$22])*100)-100)*-1" office:value-type="float" office:value="75.9002770083102" calcext:value-type="float">
            <text:p>75,90</text:p>
          </table:table-cell>
          <table:table-cell table:style-name="ce14" office:value-type="float" office:value="125550" calcext:value-type="float">
            <text:p>125550</text:p>
          </table:table-cell>
          <table:table-cell table:style-name="ce14" office:value-type="float" office:value="794.95" calcext:value-type="float">
            <text:p>794,95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690" calcext:value-type="float">
            <text:p>690</text:p>
          </table:table-cell>
          <table:table-cell table:style-name="ce18" table:formula="of:=((([.X25]/[.W$22])*100)-100)*-1" office:value-type="float" office:value="56.3567362428842" calcext:value-type="float">
            <text:p>56,36</text:p>
          </table:table-cell>
          <table:table-cell table:style-name="ce14" office:value-type="float" office:value="106678" calcext:value-type="float">
            <text:p>106678</text:p>
          </table:table-cell>
          <table:table-cell table:style-name="ce18" office:value-type="float" office:value="704.61" calcext:value-type="float">
            <text:p>704,61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57" calcext:value-type="float">
            <text:p>257</text:p>
          </table:table-cell>
          <table:table-cell table:style-name="ce18" table:formula="of:=((([.AC25]/[.AB$22])*100)-100)*-1" office:value-type="float" office:value="78.7427626137304" calcext:value-type="float">
            <text:p>78,74</text:p>
          </table:table-cell>
          <table:table-cell table:style-name="ce14" office:value-type="float" office:value="174882" calcext:value-type="float">
            <text:p>174882</text:p>
          </table:table-cell>
          <table:table-cell table:style-name="ce18" office:value-type="float" office:value="878.26" calcext:value-type="float">
            <text:p>878,26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3.5 Turbo + 4 Turbo</text:p>
          </table:table-cell>
          <table:table-cell table:style-name="ce11" office:value-type="string" calcext:value-type="string">
            <text:p>(2) + (2)</text:p>
          </table:table-cell>
          <table:table-cell table:style-name="ce11" office:value-type="float" office:value="160" calcext:value-type="float">
            <text:p>160</text:p>
          </table:table-cell>
          <table:table-cell table:style-name="ce56" table:formula="of:=((([.S26]/[.R$22])*100)-100)*-1" office:value-type="float" office:value="77.8393351800554" calcext:value-type="float">
            <text:p>77,84</text:p>
          </table:table-cell>
          <table:table-cell table:style-name="ce11" table:formula="of:=SUM([.U24:.U25])" office:value-type="float" office:value="287540" calcext:value-type="float">
            <text:p>287540</text:p>
          </table:table-cell>
          <table:table-cell table:style-name="ce56" table:formula="of:=SUM([.V24:.V25])" office:value-type="float" office:value="1290.05" calcext:value-type="float">
            <text:p>1290,05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579" calcext:value-type="float">
            <text:p>579</text:p>
          </table:table-cell>
          <table:table-cell table:style-name="ce56" table:formula="of:=((([.X26]/[.W$22])*100)-100)*-1" office:value-type="float" office:value="63.3776091081594" calcext:value-type="float">
            <text:p>63,38</text:p>
          </table:table-cell>
          <table:table-cell table:style-name="ce11" table:formula="of:=SUM([.Z24:.Z25])" office:value-type="float" office:value="185901" calcext:value-type="float">
            <text:p>185901</text:p>
          </table:table-cell>
          <table:table-cell table:style-name="ce56" table:formula="of:=SUM([.AA24:.AA25])" office:value-type="float" office:value="993.79" calcext:value-type="float">
            <text:p>993,79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255" calcext:value-type="float">
            <text:p>255</text:p>
          </table:table-cell>
          <table:table-cell table:style-name="ce56" table:formula="of:=((([.AC26]/[.AB$22])*100)-100)*-1" office:value-type="float" office:value="78.9081885856079" calcext:value-type="float">
            <text:p>78,91</text:p>
          </table:table-cell>
          <table:table-cell table:style-name="ce11" table:formula="of:=SUM([.AE24:.AE25])" office:value-type="float" office:value="337000" calcext:value-type="float">
            <text:p>337000</text:p>
          </table:table-cell>
          <table:table-cell table:style-name="ce56" table:formula="of:=SUM([.AF24:.AF25])" office:value-type="float" office:value="1398.93" calcext:value-type="float">
            <text:p>1398,93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50" calcext:value-type="float">
            <text:p>350</text:p>
          </table:table-cell>
          <table:table-cell table:style-name="ce18" table:formula="of:=((([.S27]/[.R$22])*100)-100)*-1" office:value-type="float" office:value="51.5235457063712" calcext:value-type="float">
            <text:p>51,52</text:p>
          </table:table-cell>
          <table:table-cell table:style-name="ce14" office:value-type="float" office:value="161990" calcext:value-type="float">
            <text:p>161990</text:p>
          </table:table-cell>
          <table:table-cell table:style-name="ce18" office:value-type="float" office:value="495.1" calcext:value-type="float">
            <text:p>495,10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621" calcext:value-type="float">
            <text:p>621</text:p>
          </table:table-cell>
          <table:table-cell table:style-name="ce18" table:formula="of:=((([.X27]/[.W$22])*100)-100)*-1" office:value-type="float" office:value="60.7210626185958" calcext:value-type="float">
            <text:p>60,72</text:p>
          </table:table-cell>
          <table:table-cell table:style-name="ce14" office:value-type="float" office:value="79223" calcext:value-type="float">
            <text:p>79223</text:p>
          </table:table-cell>
          <table:table-cell table:style-name="ce18" office:value-type="float" office:value="289.18" calcext:value-type="float">
            <text:p>289,1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979" calcext:value-type="float">
            <text:p>979</text:p>
          </table:table-cell>
          <table:table-cell table:style-name="ce18" table:formula="of:=((([.AC27]/[.AB$22])*100)-100)*-1" office:value-type="float" office:value="19.0239867659222" calcext:value-type="float">
            <text:p>19,02</text:p>
          </table:table-cell>
          <table:table-cell table:style-name="ce14" office:value-type="float" office:value="162118" calcext:value-type="float">
            <text:p>162118</text:p>
          </table:table-cell>
          <table:table-cell table:style-name="ce18" office:value-type="float" office:value="520.67" calcext:value-type="float">
            <text:p>520,67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143" calcext:value-type="float">
            <text:p>143</text:p>
          </table:table-cell>
          <table:table-cell table:style-name="ce18" table:formula="of:=((([.S28]/[.R$22])*100)-100)*-1" office:value-type="float" office:value="80.1939058171745" calcext:value-type="float">
            <text:p>80,19</text:p>
          </table:table-cell>
          <table:table-cell table:style-name="ce14" office:value-type="float" office:value="182399" calcext:value-type="float">
            <text:p>182399</text:p>
          </table:table-cell>
          <table:table-cell table:style-name="ce14" office:value-type="float" office:value="627.28" calcext:value-type="float">
            <text:p>627,28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89" calcext:value-type="float">
            <text:p>289</text:p>
          </table:table-cell>
          <table:table-cell table:style-name="ce18" table:formula="of:=((([.X28]/[.W$22])*100)-100)*-1" office:value-type="float" office:value="81.7204301075269" calcext:value-type="float">
            <text:p>81,72</text:p>
          </table:table-cell>
          <table:table-cell table:style-name="ce14" office:value-type="float" office:value="134088" calcext:value-type="float">
            <text:p>134088</text:p>
          </table:table-cell>
          <table:table-cell table:style-name="ce18" office:value-type="float" office:value="395.42" calcext:value-type="float">
            <text:p>395,42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18" calcext:value-type="float">
            <text:p>218</text:p>
          </table:table-cell>
          <table:table-cell table:style-name="ce18" table:formula="of:=((([.AC28]/[.AB$22])*100)-100)*-1" office:value-type="float" office:value="81.9685690653433" calcext:value-type="float">
            <text:p>81,97</text:p>
          </table:table-cell>
          <table:table-cell table:style-name="ce14" office:value-type="float" office:value="279407" calcext:value-type="float">
            <text:p>279407</text:p>
          </table:table-cell>
          <table:table-cell table:style-name="ce18" office:value-type="float" office:value="856.89" calcext:value-type="float">
            <text:p>856,89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3.5 Turbo + 4o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143" calcext:value-type="float">
            <text:p>143</text:p>
          </table:table-cell>
          <table:table-cell table:style-name="ce56" table:formula="of:=((([.S29]/[.R$22])*100)-100)*-1" office:value-type="float" office:value="80.1939058171745" calcext:value-type="float">
            <text:p>80,19</text:p>
          </table:table-cell>
          <table:table-cell table:style-name="ce11" table:formula="of:=SUM([.U27:.U28])" office:value-type="float" office:value="344389" calcext:value-type="float">
            <text:p>344389</text:p>
          </table:table-cell>
          <table:table-cell table:style-name="ce56" table:formula="of:=SUM([.V27:.V28])" office:value-type="float" office:value="1122.38" calcext:value-type="float">
            <text:p>1122,38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244" calcext:value-type="float">
            <text:p>244</text:p>
          </table:table-cell>
          <table:table-cell table:style-name="ce56" table:formula="of:=((([.X29]/[.W$22])*100)-100)*-1" office:value-type="float" office:value="84.5667299177736" calcext:value-type="float">
            <text:p>84,57</text:p>
          </table:table-cell>
          <table:table-cell table:style-name="ce11" table:formula="of:=SUM([.Z27:.Z28])" office:value-type="float" office:value="213311" calcext:value-type="float">
            <text:p>213311</text:p>
          </table:table-cell>
          <table:table-cell table:style-name="ce56" table:formula="of:=SUM([.AA27:.AA28])" office:value-type="float" office:value="684.6" calcext:value-type="float">
            <text:p>684,60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218" calcext:value-type="float">
            <text:p>218</text:p>
          </table:table-cell>
          <table:table-cell table:style-name="ce56" table:formula="of:=((([.AC29]/[.AB$22])*100)-100)*-1" office:value-type="float" office:value="81.9685690653433" calcext:value-type="float">
            <text:p>81,97</text:p>
          </table:table-cell>
          <table:table-cell table:style-name="ce11" table:formula="of:=SUM([.AE27:.AE28])" office:value-type="float" office:value="441525" calcext:value-type="float">
            <text:p>441525</text:p>
          </table:table-cell>
          <table:table-cell table:style-name="ce56" table:formula="of:=SUM([.AF27:.AF28])" office:value-type="float" office:value="1377.56" calcext:value-type="float">
            <text:p>1377,56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74" calcext:value-type="float">
            <text:p>174</text:p>
          </table:table-cell>
          <table:table-cell table:style-name="ce18" table:formula="of:=((([.S30]/[.R$22])*100)-100)*-1" office:value-type="float" office:value="75.9002770083102" calcext:value-type="float">
            <text:p>75,90</text:p>
          </table:table-cell>
          <table:table-cell table:style-name="ce14" office:value-type="float" office:value="125550" calcext:value-type="float">
            <text:p>125550</text:p>
          </table:table-cell>
          <table:table-cell table:style-name="ce14" office:value-type="float" office:value="794.95" calcext:value-type="float">
            <text:p>794,95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690" calcext:value-type="float">
            <text:p>690</text:p>
          </table:table-cell>
          <table:table-cell table:style-name="ce18" table:formula="of:=((([.X30]/[.W$22])*100)-100)*-1" office:value-type="float" office:value="56.3567362428842" calcext:value-type="float">
            <text:p>56,36</text:p>
          </table:table-cell>
          <table:table-cell table:style-name="ce14" office:value-type="float" office:value="106678" calcext:value-type="float">
            <text:p>106678</text:p>
          </table:table-cell>
          <table:table-cell table:style-name="ce18" office:value-type="float" office:value="704.61" calcext:value-type="float">
            <text:p>704,61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57" calcext:value-type="float">
            <text:p>257</text:p>
          </table:table-cell>
          <table:table-cell table:style-name="ce18" table:formula="of:=((([.AC30]/[.AB$22])*100)-100)*-1" office:value-type="float" office:value="78.7427626137304" calcext:value-type="float">
            <text:p>78,74</text:p>
          </table:table-cell>
          <table:table-cell table:style-name="ce14" office:value-type="float" office:value="174882" calcext:value-type="float">
            <text:p>174882</text:p>
          </table:table-cell>
          <table:table-cell table:style-name="ce18" office:value-type="float" office:value="878.26" calcext:value-type="float">
            <text:p>878,26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143" calcext:value-type="float">
            <text:p>143</text:p>
          </table:table-cell>
          <table:table-cell table:style-name="ce18" table:formula="of:=((([.S31]/[.R$22])*100)-100)*-1" office:value-type="float" office:value="80.1939058171745" calcext:value-type="float">
            <text:p>80,19</text:p>
          </table:table-cell>
          <table:table-cell table:style-name="ce14" office:value-type="float" office:value="182399" calcext:value-type="float">
            <text:p>182399</text:p>
          </table:table-cell>
          <table:table-cell table:style-name="ce14" office:value-type="float" office:value="627.28" calcext:value-type="float">
            <text:p>627,28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89" calcext:value-type="float">
            <text:p>289</text:p>
          </table:table-cell>
          <table:table-cell table:style-name="ce18" table:formula="of:=((([.X31]/[.W$22])*100)-100)*-1" office:value-type="float" office:value="81.7204301075269" calcext:value-type="float">
            <text:p>81,72</text:p>
          </table:table-cell>
          <table:table-cell table:style-name="ce14" office:value-type="float" office:value="134088" calcext:value-type="float">
            <text:p>134088</text:p>
          </table:table-cell>
          <table:table-cell table:style-name="ce18" office:value-type="float" office:value="395.42" calcext:value-type="float">
            <text:p>395,42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18" calcext:value-type="float">
            <text:p>218</text:p>
          </table:table-cell>
          <table:table-cell table:style-name="ce18" table:formula="of:=((([.AC31]/[.AB$22])*100)-100)*-1" office:value-type="float" office:value="81.9685690653433" calcext:value-type="float">
            <text:p>81,97</text:p>
          </table:table-cell>
          <table:table-cell table:style-name="ce14" office:value-type="float" office:value="279407" calcext:value-type="float">
            <text:p>279407</text:p>
          </table:table-cell>
          <table:table-cell table:style-name="ce18" office:value-type="float" office:value="856.89" calcext:value-type="float">
            <text:p>856,89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4 Turbo + 4o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101" calcext:value-type="float">
            <text:p>101</text:p>
          </table:table-cell>
          <table:table-cell table:style-name="ce56" table:formula="of:=((([.S32]/[.R$22])*100)-100)*-1" office:value-type="float" office:value="86.01108033241" calcext:value-type="float">
            <text:p>86,01</text:p>
          </table:table-cell>
          <table:table-cell table:style-name="ce11" table:formula="of:=SUM([.U30:.U31])" office:value-type="float" office:value="307949" calcext:value-type="float">
            <text:p>307949</text:p>
          </table:table-cell>
          <table:table-cell table:style-name="ce11" table:formula="of:=SUM([.V30:.V31])" office:value-type="float" office:value="1422.23" calcext:value-type="float">
            <text:p>1422,23</text:p>
          </table:table-cell>
          <table:table-cell table:style-name="ce11" office:value-type="string" calcext:value-type="string">
            <text:p>(3) + (3)</text:p>
          </table:table-cell>
          <table:table-cell table:style-name="ce11" office:value-type="float" office:value="269" calcext:value-type="float">
            <text:p>269</text:p>
          </table:table-cell>
          <table:table-cell table:style-name="ce56" table:formula="of:=((([.X32]/[.W$22])*100)-100)*-1" office:value-type="float" office:value="82.9854522454143" calcext:value-type="float">
            <text:p>82,99</text:p>
          </table:table-cell>
          <table:table-cell table:style-name="ce11" table:formula="of:=SUM([.Z30:.Z31])" office:value-type="float" office:value="240766" calcext:value-type="float">
            <text:p>240766</text:p>
          </table:table-cell>
          <table:table-cell table:style-name="ce56" table:formula="of:=SUM([.AA30:.AA31])" office:value-type="float" office:value="1100.03" calcext:value-type="float">
            <text:p>1100,03</text:p>
          </table:table-cell>
          <table:table-cell table:style-name="ce11" office:value-type="string" calcext:value-type="string">
            <text:p>(1) + (1)</text:p>
          </table:table-cell>
          <table:table-cell table:style-name="ce11" office:value-type="float" office:value="173" calcext:value-type="float">
            <text:p>173</text:p>
          </table:table-cell>
          <table:table-cell table:style-name="ce56" table:formula="of:=((([.AC32]/[.AB$22])*100)-100)*-1" office:value-type="float" office:value="85.6906534325889" calcext:value-type="float">
            <text:p>85,69</text:p>
          </table:table-cell>
          <table:table-cell table:style-name="ce11" table:formula="of:=SUM([.AE30:.AE31])" office:value-type="float" office:value="454289" calcext:value-type="float">
            <text:p>454289</text:p>
          </table:table-cell>
          <table:table-cell table:style-name="ce56" table:formula="of:=SUM([.AF30:.AF31])" office:value-type="float" office:value="1735.15" calcext:value-type="float">
            <text:p>1735,1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50" calcext:value-type="float">
            <text:p>350</text:p>
          </table:table-cell>
          <table:table-cell table:style-name="ce18" table:formula="of:=((([.S33]/[.R$22])*100)-100)*-1" office:value-type="float" office:value="51.5235457063712" calcext:value-type="float">
            <text:p>51,52</text:p>
          </table:table-cell>
          <table:table-cell table:style-name="ce14" office:value-type="float" office:value="161990" calcext:value-type="float">
            <text:p>161990</text:p>
          </table:table-cell>
          <table:table-cell table:style-name="ce18" office:value-type="float" office:value="495.1" calcext:value-type="float">
            <text:p>495,10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621" calcext:value-type="float">
            <text:p>621</text:p>
          </table:table-cell>
          <table:table-cell table:style-name="ce18" table:formula="of:=((([.X33]/[.W$22])*100)-100)*-1" office:value-type="float" office:value="60.7210626185958" calcext:value-type="float">
            <text:p>60,72</text:p>
          </table:table-cell>
          <table:table-cell table:style-name="ce14" office:value-type="float" office:value="79223" calcext:value-type="float">
            <text:p>79223</text:p>
          </table:table-cell>
          <table:table-cell table:style-name="ce18" office:value-type="float" office:value="289.18" calcext:value-type="float">
            <text:p>289,1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979" calcext:value-type="float">
            <text:p>979</text:p>
          </table:table-cell>
          <table:table-cell table:style-name="ce18" table:formula="of:=((([.AC33]/[.AB$22])*100)-100)*-1" office:value-type="float" office:value="19.0239867659222" calcext:value-type="float">
            <text:p>19,02</text:p>
          </table:table-cell>
          <table:table-cell table:style-name="ce14" office:value-type="float" office:value="162118" calcext:value-type="float">
            <text:p>162118</text:p>
          </table:table-cell>
          <table:table-cell table:style-name="ce18" office:value-type="float" office:value="520.67" calcext:value-type="float">
            <text:p>520,67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74" calcext:value-type="float">
            <text:p>174</text:p>
          </table:table-cell>
          <table:table-cell table:style-name="ce18" table:formula="of:=((([.S34]/[.R$22])*100)-100)*-1" office:value-type="float" office:value="75.9002770083102" calcext:value-type="float">
            <text:p>75,90</text:p>
          </table:table-cell>
          <table:table-cell table:style-name="ce14" office:value-type="float" office:value="125550" calcext:value-type="float">
            <text:p>125550</text:p>
          </table:table-cell>
          <table:table-cell table:style-name="ce14" office:value-type="float" office:value="794.95" calcext:value-type="float">
            <text:p>794,95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690" calcext:value-type="float">
            <text:p>690</text:p>
          </table:table-cell>
          <table:table-cell table:style-name="ce18" table:formula="of:=((([.X34]/[.W$22])*100)-100)*-1" office:value-type="float" office:value="56.3567362428842" calcext:value-type="float">
            <text:p>56,36</text:p>
          </table:table-cell>
          <table:table-cell table:style-name="ce14" office:value-type="float" office:value="106678" calcext:value-type="float">
            <text:p>106678</text:p>
          </table:table-cell>
          <table:table-cell table:style-name="ce18" office:value-type="float" office:value="704.61" calcext:value-type="float">
            <text:p>704,61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57" calcext:value-type="float">
            <text:p>257</text:p>
          </table:table-cell>
          <table:table-cell table:style-name="ce18" table:formula="of:=((([.AC34]/[.AB$22])*100)-100)*-1" office:value-type="float" office:value="78.7427626137304" calcext:value-type="float">
            <text:p>78,74</text:p>
          </table:table-cell>
          <table:table-cell table:style-name="ce14" office:value-type="float" office:value="174882" calcext:value-type="float">
            <text:p>174882</text:p>
          </table:table-cell>
          <table:table-cell table:style-name="ce18" office:value-type="float" office:value="878.26" calcext:value-type="float">
            <text:p>878,26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143" calcext:value-type="float">
            <text:p>143</text:p>
          </table:table-cell>
          <table:table-cell table:style-name="ce18" table:formula="of:=((([.S35]/[.R$22])*100)-100)*-1" office:value-type="float" office:value="80.1939058171745" calcext:value-type="float">
            <text:p>80,19</text:p>
          </table:table-cell>
          <table:table-cell table:style-name="ce14" office:value-type="float" office:value="182399" calcext:value-type="float">
            <text:p>182399</text:p>
          </table:table-cell>
          <table:table-cell table:style-name="ce14" office:value-type="float" office:value="627.28" calcext:value-type="float">
            <text:p>627,28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89" calcext:value-type="float">
            <text:p>289</text:p>
          </table:table-cell>
          <table:table-cell table:style-name="ce18" table:formula="of:=((([.X35]/[.W$22])*100)-100)*-1" office:value-type="float" office:value="81.7204301075269" calcext:value-type="float">
            <text:p>81,72</text:p>
          </table:table-cell>
          <table:table-cell table:style-name="ce14" office:value-type="float" office:value="134088" calcext:value-type="float">
            <text:p>134088</text:p>
          </table:table-cell>
          <table:table-cell table:style-name="ce18" office:value-type="float" office:value="395.42" calcext:value-type="float">
            <text:p>395,42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18" calcext:value-type="float">
            <text:p>218</text:p>
          </table:table-cell>
          <table:table-cell table:style-name="ce18" table:formula="of:=((([.AC35]/[.AB$22])*100)-100)*-1" office:value-type="float" office:value="81.9685690653433" calcext:value-type="float">
            <text:p>81,97</text:p>
          </table:table-cell>
          <table:table-cell table:style-name="ce14" office:value-type="float" office:value="279407" calcext:value-type="float">
            <text:p>279407</text:p>
          </table:table-cell>
          <table:table-cell table:style-name="ce18" office:value-type="float" office:value="856.89" calcext:value-type="float">
            <text:p>856,89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3.5 Turbo + 4 Turbo + 4o</text:p>
          </table:table-cell>
          <table:table-cell table:style-name="ce11" office:value-type="string" calcext:value-type="string">
            <text:p>(2) + (2) + (3)</text:p>
          </table:table-cell>
          <table:table-cell table:style-name="ce11" office:value-type="float" office:value="101" calcext:value-type="float">
            <text:p>101</text:p>
          </table:table-cell>
          <table:table-cell table:style-name="ce56" table:formula="of:=((([.S36]/[.R$22])*100)-100)*-1" office:value-type="float" office:value="86.01108033241" calcext:value-type="float">
            <text:p>86,01</text:p>
          </table:table-cell>
          <table:table-cell table:style-name="ce11" table:formula="of:=SUM([.U33:.U35])" office:value-type="float" office:value="469939" calcext:value-type="float">
            <text:p>469939</text:p>
          </table:table-cell>
          <table:table-cell table:style-name="ce56" table:formula="of:=SUM([.V33:.V35])" office:value-type="float" office:value="1917.33" calcext:value-type="float">
            <text:p>1917,33</text:p>
          </table:table-cell>
          <table:table-cell table:style-name="ce11" office:value-type="string" calcext:value-type="string">
            <text:p>(2) + (3) + (3)</text:p>
          </table:table-cell>
          <table:table-cell table:style-name="ce11" office:value-type="float" office:value="229" calcext:value-type="float">
            <text:p>229</text:p>
          </table:table-cell>
          <table:table-cell table:style-name="ce56" table:formula="of:=((([.X36]/[.W$22])*100)-100)*-1" office:value-type="float" office:value="85.5154965211891" calcext:value-type="float">
            <text:p>85,52</text:p>
          </table:table-cell>
          <table:table-cell table:style-name="ce11" table:formula="of:=SUM([.Z33:.Z35])" office:value-type="float" office:value="319989" calcext:value-type="float">
            <text:p>319989</text:p>
          </table:table-cell>
          <table:table-cell table:style-name="ce56" table:formula="of:=SUM([.AA33:.AA35])" office:value-type="float" office:value="1389.21" calcext:value-type="float">
            <text:p>1389,21</text:p>
          </table:table-cell>
          <table:table-cell table:style-name="ce11" office:value-type="string" calcext:value-type="string">
            <text:p>(2) + (1) + (1)</text:p>
          </table:table-cell>
          <table:table-cell table:style-name="ce11" office:value-type="float" office:value="173" calcext:value-type="float">
            <text:p>173</text:p>
          </table:table-cell>
          <table:table-cell table:style-name="ce56" table:formula="of:=((([.AC36]/[.AB$22])*100)-100)*-1" office:value-type="float" office:value="85.6906534325889" calcext:value-type="float">
            <text:p>85,69</text:p>
          </table:table-cell>
          <table:table-cell table:style-name="ce11" table:formula="of:=SUM([.AE33:.AE35])" office:value-type="float" office:value="616407" calcext:value-type="float">
            <text:p>616407</text:p>
          </table:table-cell>
          <table:table-cell table:style-name="ce56" table:formula="of:=SUM([.AF33:.AF35])" office:value-type="float" office:value="2255.82" calcext:value-type="float">
            <text:p>2255,82</text:p>
          </table:table-cell>
          <table:table-cell table:number-columns-repeated="99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1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991" table:default-cell-style-name="Default"/>
        <table:table-row table:style-name="ro1">
          <table:table-cell table:style-name="ce1" table:number-columns-repeated="2"/>
          <table:table-cell table:style-name="ce34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80" office:value-type="string" calcext:value-type="string" table:number-columns-spanned="2" table:number-rows-spanned="1">
            <text:p>Project Name</text:p>
          </table:table-cell>
          <table:covered-table-cell table:style-name="ce35"/>
          <table:table-cell table:style-name="ce14" office:value-type="string" calcext:value-type="string" table:number-columns-spanned="4" table:number-rows-spanned="1">
            <text:p>Market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Ncs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Scs</text:p>
          </table:table-cell>
          <table:covered-table-cell table:number-columns-repeated="2" table:style-name="ce38"/>
          <table:covered-table-cell table:style-name="ce35"/>
          <table:table-cell/>
          <table:table-cell table:style-name="ce6" office:value-type="string" calcext:value-type="string">
            <text:p>Legenda</text:p>
          </table:table-cell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34"/>
          <table:table-cell table:number-columns-repeated="991"/>
        </table:table-row>
        <table:table-row table:style-name="ro1" table:visibility="collapse">
          <table:table-cell table:style-name="ce6"/>
          <table:table-cell table:style-name="ce80" office:value-type="string" calcext:value-type="string" table:number-columns-spanned="2" table:number-rows-spanned="1">
            <text:p>Total Instructions</text:p>
          </table:table-cell>
          <table:covered-table-cell table:style-name="ce35"/>
          <table:table-cell table:style-name="ce14" office:value-type="float" office:value="722" calcext:value-type="float" table:number-columns-spanned="4" table:number-rows-spanned="1">
            <text:p>722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581" calcext:value-type="float" table:number-columns-spanned="4" table:number-rows-spanned="1">
            <text:p>1581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209" calcext:value-type="float" table:number-columns-spanned="4" table:number-rows-spanned="1">
            <text:p>1209</text:p>
          </table:table-cell>
          <table:covered-table-cell table:number-columns-repeated="2" table:style-name="ce38"/>
          <table:covered-table-cell table:style-name="ce35"/>
          <table:table-cell/>
          <table:table-cell table:style-name="ce1" office:value-type="string" calcext:value-type="string">
            <text:p>MI - Missed Instructions</text:p>
          </table:table-cell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58" table:number-columns-spanned="5" table:number-rows-spanned="1"/>
          <table:covered-table-cell table:number-columns-repeated="4"/>
          <table:table-cell table:style-name="ce34"/>
          <table:table-cell table:number-columns-repeated="991"/>
        </table:table-row>
        <table:table-row table:style-name="ro1">
          <table:table-cell table:style-name="ce1"/>
          <table:table-cell table:style-name="ce80" office:value-type="string" calcext:value-type="string">
            <text:p>GPT Models</text:p>
          </table:table-cell>
          <table:table-cell table:style-name="ce11" office:value-type="string" calcext:value-type="string">
            <text:p>Run/AV/SD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/>
          <table:table-cell table:style-name="ce1" office:value-type="string" calcext:value-type="string">
            <text:p>CV - Code coverage</text:p>
          </table:table-cell>
          <table:table-cell table:style-name="ce8" table:number-columns-repeated="16"/>
          <table:table-cell table:number-columns-repeated="991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3.5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338" calcext:value-type="float">
            <text:p>338</text:p>
          </table:table-cell>
          <table:table-cell table:style-name="ce18" table:formula="of:=((([.D5]/[.D$3])*100)-100)*-1" office:value-type="float" office:value="53.185595567867" calcext:value-type="float">
            <text:p>53,19</text:p>
          </table:table-cell>
          <table:table-cell table:style-name="ce14" office:value-type="float" office:value="94207" calcext:value-type="float">
            <text:p>94207</text:p>
          </table:table-cell>
          <table:table-cell table:style-name="ce14" office:value-type="float" office:value="389.49" calcext:value-type="float">
            <text:p>389,49</text:p>
          </table:table-cell>
          <table:table-cell table:style-name="ce14" office:value-type="float" office:value="585" calcext:value-type="float">
            <text:p>585</text:p>
          </table:table-cell>
          <table:table-cell table:style-name="ce18" table:formula="of:=((([.H5]/[.H$3])*100)-100)*-1" office:value-type="float" office:value="62.9981024667932" calcext:value-type="float">
            <text:p>63,00</text:p>
          </table:table-cell>
          <table:table-cell table:style-name="ce14" office:value-type="float" office:value="112469" calcext:value-type="float">
            <text:p>112469</text:p>
          </table:table-cell>
          <table:table-cell table:style-name="ce18" office:value-type="float" office:value="418.4" calcext:value-type="float">
            <text:p>418,40</text:p>
          </table:table-cell>
          <table:table-cell table:style-name="ce14" office:value-type="float" office:value="413" calcext:value-type="float">
            <text:p>413</text:p>
          </table:table-cell>
          <table:table-cell table:style-name="ce18" table:formula="of:=((([.L5]/[.L$3])*100)-100)*-1" office:value-type="float" office:value="65.8395368072787" calcext:value-type="float">
            <text:p>65,84</text:p>
          </table:table-cell>
          <table:table-cell table:style-name="ce14" office:value-type="float" office:value="139247" calcext:value-type="float">
            <text:p>139247</text:p>
          </table:table-cell>
          <table:table-cell table:style-name="ce18" office:value-type="float" office:value="420.4" calcext:value-type="float">
            <text:p>420,40</text:p>
          </table:table-cell>
          <table:table-cell/>
          <table:table-cell table:style-name="ce1" office:value-type="string" calcext:value-type="string">
            <text:p>TK - Tokens consumed 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330" calcext:value-type="float">
            <text:p>330</text:p>
          </table:table-cell>
          <table:table-cell table:style-name="ce18" table:formula="of:=((([.D6]/[.D$3])*100)-100)*-1" office:value-type="float" office:value="54.2936288088643" calcext:value-type="float">
            <text:p>54,29</text:p>
          </table:table-cell>
          <table:table-cell table:style-name="ce14" office:value-type="float" office:value="187388" calcext:value-type="float">
            <text:p>187388</text:p>
          </table:table-cell>
          <table:table-cell table:style-name="ce14" office:value-type="float" office:value="652.49" calcext:value-type="float">
            <text:p>652,49</text:p>
          </table:table-cell>
          <table:table-cell table:style-name="ce14" office:value-type="float" office:value="564" calcext:value-type="float">
            <text:p>564</text:p>
          </table:table-cell>
          <table:table-cell table:style-name="ce18" table:formula="of:=((([.H6]/[.H$3])*100)-100)*-1" office:value-type="float" office:value="64.326375711575" calcext:value-type="float">
            <text:p>64,33</text:p>
          </table:table-cell>
          <table:table-cell table:style-name="ce14" office:value-type="float" office:value="107334" calcext:value-type="float">
            <text:p>107334</text:p>
          </table:table-cell>
          <table:table-cell table:style-name="ce18" office:value-type="float" office:value="395.87" calcext:value-type="float">
            <text:p>395,87</text:p>
          </table:table-cell>
          <table:table-cell table:style-name="ce14" office:value-type="float" office:value="588" calcext:value-type="float">
            <text:p>588</text:p>
          </table:table-cell>
          <table:table-cell table:style-name="ce18" table:formula="of:=((([.L6]/[.L$3])*100)-100)*-1" office:value-type="float" office:value="51.3647642679901" calcext:value-type="float">
            <text:p>51,36</text:p>
          </table:table-cell>
          <table:table-cell table:style-name="ce14" office:value-type="float" office:value="152283" calcext:value-type="float">
            <text:p>152283</text:p>
          </table:table-cell>
          <table:table-cell table:style-name="ce18" office:value-type="float" office:value="441.29" calcext:value-type="float">
            <text:p>441,29</text:p>
          </table:table-cell>
          <table:table-cell/>
          <table:table-cell table:style-name="ce1" office:value-type="string" calcext:value-type="string">
            <text:p>TM - Time in seconds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330" calcext:value-type="float">
            <text:p>330</text:p>
          </table:table-cell>
          <table:table-cell table:style-name="ce18" table:formula="of:=((([.D7]/[.D$3])*100)-100)*-1" office:value-type="float" office:value="54.2936288088643" calcext:value-type="float">
            <text:p>54,29</text:p>
          </table:table-cell>
          <table:table-cell table:style-name="ce14" office:value-type="float" office:value="133214" calcext:value-type="float">
            <text:p>133214</text:p>
          </table:table-cell>
          <table:table-cell table:style-name="ce14" office:value-type="float" office:value="436.97" calcext:value-type="float">
            <text:p>436,97</text:p>
          </table:table-cell>
          <table:table-cell table:style-name="ce14" office:value-type="float" office:value="705" calcext:value-type="float">
            <text:p>705</text:p>
          </table:table-cell>
          <table:table-cell table:style-name="ce18" table:formula="of:=((([.H7]/[.H$3])*100)-100)*-1" office:value-type="float" office:value="55.4079696394687" calcext:value-type="float">
            <text:p>55,41</text:p>
          </table:table-cell>
          <table:table-cell table:style-name="ce14" office:value-type="float" office:value="105623" calcext:value-type="float">
            <text:p>105623</text:p>
          </table:table-cell>
          <table:table-cell table:style-name="ce18" office:value-type="float" office:value="335.95" calcext:value-type="float">
            <text:p>335,95</text:p>
          </table:table-cell>
          <table:table-cell table:style-name="ce14" office:value-type="float" office:value="415" calcext:value-type="float">
            <text:p>415</text:p>
          </table:table-cell>
          <table:table-cell table:style-name="ce18" table:formula="of:=((([.L7]/[.L$3])*100)-100)*-1" office:value-type="float" office:value="65.6741108354012" calcext:value-type="float">
            <text:p>65,67</text:p>
          </table:table-cell>
          <table:table-cell table:style-name="ce14" office:value-type="float" office:value="144847" calcext:value-type="float">
            <text:p>144847</text:p>
          </table:table-cell>
          <table:table-cell table:style-name="ce18" office:value-type="float" office:value="444.13" calcext:value-type="float">
            <text:p>444,13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5:.D7])" office:value-type="float" office:value="332.666666666667" calcext:value-type="float">
            <text:p>332,67</text:p>
          </table:table-cell>
          <table:table-cell table:style-name="ce36" table:formula="of:=AVERAGE([.E5:.E7])" office:value-type="float" office:value="53.9242843951985" calcext:value-type="float">
            <text:p>53,92</text:p>
          </table:table-cell>
          <table:table-cell table:style-name="ce36" table:formula="of:=AVERAGE([.F5:.F7])" office:value-type="float" office:value="138269.666666667" calcext:value-type="float">
            <text:p>138269,67</text:p>
          </table:table-cell>
          <table:table-cell table:style-name="ce36" table:formula="of:=AVERAGE([.G5:.G7])" office:value-type="float" office:value="492.983333333333" calcext:value-type="float">
            <text:p>492,98</text:p>
          </table:table-cell>
          <table:table-cell table:style-name="ce36" table:formula="of:=AVERAGE([.H5:.H7])" office:value-type="float" office:value="618" calcext:value-type="float">
            <text:p>618,00</text:p>
          </table:table-cell>
          <table:table-cell table:style-name="ce36" table:formula="of:=AVERAGE([.I5:.I7])" office:value-type="float" office:value="60.9108159392789" calcext:value-type="float">
            <text:p>60,91</text:p>
          </table:table-cell>
          <table:table-cell table:style-name="ce36" table:formula="of:=AVERAGE([.J5:.J7])" office:value-type="float" office:value="108475.333333333" calcext:value-type="float">
            <text:p>108475,33</text:p>
          </table:table-cell>
          <table:table-cell table:style-name="ce36" table:formula="of:=AVERAGE([.K5:.K7])" office:value-type="float" office:value="383.406666666667" calcext:value-type="float">
            <text:p>383,41</text:p>
          </table:table-cell>
          <table:table-cell table:style-name="ce36" table:formula="of:=AVERAGE([.L5:.L7])" office:value-type="float" office:value="472" calcext:value-type="float">
            <text:p>472,00</text:p>
          </table:table-cell>
          <table:table-cell table:style-name="ce36" table:formula="of:=AVERAGE([.M5:.M7])" office:value-type="float" office:value="60.95947063689" calcext:value-type="float">
            <text:p>60,96</text:p>
          </table:table-cell>
          <table:table-cell table:style-name="ce36" table:formula="of:=AVERAGE([.N5:.N7])" office:value-type="float" office:value="145459" calcext:value-type="float">
            <text:p>145459,00</text:p>
          </table:table-cell>
          <table:table-cell table:style-name="ce36" table:formula="of:=AVERAGE([.O5:.O7])" office:value-type="float" office:value="435.273333333333" calcext:value-type="float">
            <text:p>435,27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5:.D7])" office:value-type="float" office:value="4.61880215351701" calcext:value-type="float">
            <text:p>4,62</text:p>
          </table:table-cell>
          <table:table-cell table:style-name="ce36" table:formula="of:=STDEV([.E5:.E7])" office:value-type="float" office:value="0.639723289960804" calcext:value-type="float">
            <text:p>0,64</text:p>
          </table:table-cell>
          <table:table-cell table:style-name="ce36" table:formula="of:=STDEV([.F5:.F7])" office:value-type="float" office:value="46795.7745350297" calcext:value-type="float">
            <text:p>46795,77</text:p>
          </table:table-cell>
          <table:table-cell table:style-name="ce36" table:formula="of:=STDEV([.G5:.G7])" office:value-type="float" office:value="140.161942528396" calcext:value-type="float">
            <text:p>140,16</text:p>
          </table:table-cell>
          <table:table-cell table:style-name="ce36" table:formula="of:=STDEV([.H5:.H7])" office:value-type="float" office:value="76.0723339986358" calcext:value-type="float">
            <text:p>76,07</text:p>
          </table:table-cell>
          <table:table-cell table:style-name="ce36" table:formula="of:=STDEV([.I5:.I7])" office:value-type="float" office:value="4.81165932945198" calcext:value-type="float">
            <text:p>4,81</text:p>
          </table:table-cell>
          <table:table-cell table:style-name="ce36" table:formula="of:=STDEV([.J5:.J7])" office:value-type="float" office:value="3562.85143295835" calcext:value-type="float">
            <text:p>3562,85</text:p>
          </table:table-cell>
          <table:table-cell table:style-name="ce36" table:formula="of:=STDEV([.K5:.K7])" office:value-type="float" office:value="42.6145706693536" calcext:value-type="float">
            <text:p>42,61</text:p>
          </table:table-cell>
          <table:table-cell table:style-name="ce36" table:formula="of:=STDEV([.L5:.L7])" office:value-type="float" office:value="100.463923873199" calcext:value-type="float">
            <text:p>100,46</text:p>
          </table:table-cell>
          <table:table-cell table:style-name="ce36" table:formula="of:=STDEV([.M5:.M7])" office:value-type="float" office:value="8.30967112267985" calcext:value-type="float">
            <text:p>8,31</text:p>
          </table:table-cell>
          <table:table-cell table:style-name="ce36" table:formula="of:=STDEV([.N5:.N7])" office:value-type="float" office:value="6539.51313172472" calcext:value-type="float">
            <text:p>6539,51</text:p>
          </table:table-cell>
          <table:table-cell table:style-name="ce36" table:formula="of:=STDEV([.O5:.O7])" office:value-type="float" office:value="12.9587203586363" calcext:value-type="float">
            <text:p>12,96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281" calcext:value-type="float">
            <text:p>281</text:p>
          </table:table-cell>
          <table:table-cell table:style-name="ce18" table:formula="of:=((([.D10]/[.D$3])*100)-100)*-1" office:value-type="float" office:value="61.0803324099723" calcext:value-type="float">
            <text:p>61,08</text:p>
          </table:table-cell>
          <table:table-cell table:style-name="ce14" office:value-type="float" office:value="115329" calcext:value-type="float">
            <text:p>115329</text:p>
          </table:table-cell>
          <table:table-cell table:style-name="ce14" office:value-type="float" office:value="652.32" calcext:value-type="float">
            <text:p>652,32</text:p>
          </table:table-cell>
          <table:table-cell table:style-name="ce14" office:value-type="float" office:value="718" calcext:value-type="float">
            <text:p>718</text:p>
          </table:table-cell>
          <table:table-cell table:style-name="ce18" table:formula="of:=((([.H10]/[.H$3])*100)-100)*-1" office:value-type="float" office:value="54.5857052498419" calcext:value-type="float">
            <text:p>54,59</text:p>
          </table:table-cell>
          <table:table-cell table:style-name="ce14" office:value-type="float" office:value="69816" calcext:value-type="float">
            <text:p>69816</text:p>
          </table:table-cell>
          <table:table-cell table:style-name="ce18" office:value-type="float" office:value="926.15" calcext:value-type="float">
            <text:p>926,15</text:p>
          </table:table-cell>
          <table:table-cell table:style-name="ce14" office:value-type="float" office:value="319" calcext:value-type="float">
            <text:p>319</text:p>
          </table:table-cell>
          <table:table-cell table:style-name="ce18" table:formula="of:=((([.L10]/[.L$3])*100)-100)*-1" office:value-type="float" office:value="73.6145574855252" calcext:value-type="float">
            <text:p>73,61</text:p>
          </table:table-cell>
          <table:table-cell table:style-name="ce14" office:value-type="float" office:value="157964" calcext:value-type="float">
            <text:p>157964</text:p>
          </table:table-cell>
          <table:table-cell table:style-name="ce18" office:value-type="float" office:value="819.13" calcext:value-type="float">
            <text:p>819,13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62" calcext:value-type="float">
            <text:p>162</text:p>
          </table:table-cell>
          <table:table-cell table:style-name="ce18" table:formula="of:=((([.D11]/[.D$3])*100)-100)*-1" office:value-type="float" office:value="77.5623268698061" calcext:value-type="float">
            <text:p>77,56</text:p>
          </table:table-cell>
          <table:table-cell table:style-name="ce14" office:value-type="float" office:value="95621" calcext:value-type="float">
            <text:p>95621</text:p>
          </table:table-cell>
          <table:table-cell table:style-name="ce14" office:value-type="float" office:value="540.12" calcext:value-type="float">
            <text:p>540,12</text:p>
          </table:table-cell>
          <table:table-cell table:style-name="ce14" office:value-type="float" office:value="703" calcext:value-type="float">
            <text:p>703</text:p>
          </table:table-cell>
          <table:table-cell table:style-name="ce18" table:formula="of:=((([.H11]/[.H$3])*100)-100)*-1" office:value-type="float" office:value="55.5344718532574" calcext:value-type="float">
            <text:p>55,53</text:p>
          </table:table-cell>
          <table:table-cell table:style-name="ce14" office:value-type="float" office:value="66011" calcext:value-type="float">
            <text:p>66011</text:p>
          </table:table-cell>
          <table:table-cell table:style-name="ce18" office:value-type="float" office:value="604.7" calcext:value-type="float">
            <text:p>604,70</text:p>
          </table:table-cell>
          <table:table-cell table:style-name="ce14" office:value-type="float" office:value="342" calcext:value-type="float">
            <text:p>342</text:p>
          </table:table-cell>
          <table:table-cell table:style-name="ce18" table:formula="of:=((([.L11]/[.L$3])*100)-100)*-1" office:value-type="float" office:value="71.712158808933" calcext:value-type="float">
            <text:p>71,71</text:p>
          </table:table-cell>
          <table:table-cell table:style-name="ce14" office:value-type="float" office:value="149839" calcext:value-type="float">
            <text:p>149839</text:p>
          </table:table-cell>
          <table:table-cell table:style-name="ce18" office:value-type="float" office:value="773.5" calcext:value-type="float">
            <text:p>773,50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262" calcext:value-type="float">
            <text:p>262</text:p>
          </table:table-cell>
          <table:table-cell table:style-name="ce18" table:formula="of:=((([.D12]/[.D$3])*100)-100)*-1" office:value-type="float" office:value="63.7119113573407" calcext:value-type="float">
            <text:p>63,71</text:p>
          </table:table-cell>
          <table:table-cell table:style-name="ce14" office:value-type="float" office:value="106631" calcext:value-type="float">
            <text:p>106631</text:p>
          </table:table-cell>
          <table:table-cell table:style-name="ce14" office:value-type="float" office:value="560.03" calcext:value-type="float">
            <text:p>560,03</text:p>
          </table:table-cell>
          <table:table-cell table:style-name="ce14" office:value-type="float" office:value="696" calcext:value-type="float">
            <text:p>696</text:p>
          </table:table-cell>
          <table:table-cell table:style-name="ce18" table:formula="of:=((([.H12]/[.H$3])*100)-100)*-1" office:value-type="float" office:value="55.977229601518" calcext:value-type="float">
            <text:p>55,98</text:p>
          </table:table-cell>
          <table:table-cell table:style-name="ce14" office:value-type="float" office:value="66003" calcext:value-type="float">
            <text:p>66003</text:p>
          </table:table-cell>
          <table:table-cell table:style-name="ce18" office:value-type="float" office:value="664.04" calcext:value-type="float">
            <text:p>664,04</text:p>
          </table:table-cell>
          <table:table-cell table:style-name="ce14" office:value-type="float" office:value="258" calcext:value-type="float">
            <text:p>258</text:p>
          </table:table-cell>
          <table:table-cell table:style-name="ce18" table:formula="of:=((([.L12]/[.L$3])*100)-100)*-1" office:value-type="float" office:value="78.6600496277916" calcext:value-type="float">
            <text:p>78,66</text:p>
          </table:table-cell>
          <table:table-cell table:style-name="ce14" office:value-type="float" office:value="140371" calcext:value-type="float">
            <text:p>140371</text:p>
          </table:table-cell>
          <table:table-cell table:style-name="ce18" office:value-type="float" office:value="746.11" calcext:value-type="float">
            <text:p>746,11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0:.D12])" office:value-type="float" office:value="235" calcext:value-type="float">
            <text:p>235,00</text:p>
          </table:table-cell>
          <table:table-cell table:style-name="ce36" table:formula="of:=AVERAGE([.E10:.E12])" office:value-type="float" office:value="67.4515235457064" calcext:value-type="float">
            <text:p>67,45</text:p>
          </table:table-cell>
          <table:table-cell table:style-name="ce36" table:formula="of:=AVERAGE([.F10:.F12])" office:value-type="float" office:value="105860.333333333" calcext:value-type="float">
            <text:p>105860,33</text:p>
          </table:table-cell>
          <table:table-cell table:style-name="ce36" table:formula="of:=AVERAGE([.G10:.G12])" office:value-type="float" office:value="584.156666666667" calcext:value-type="float">
            <text:p>584,16</text:p>
          </table:table-cell>
          <table:table-cell table:style-name="ce36" table:formula="of:=AVERAGE([.H10:.H12])" office:value-type="float" office:value="705.666666666667" calcext:value-type="float">
            <text:p>705,67</text:p>
          </table:table-cell>
          <table:table-cell table:style-name="ce36" table:formula="of:=AVERAGE([.I10:.I12])" office:value-type="float" office:value="55.3658022348724" calcext:value-type="float">
            <text:p>55,37</text:p>
          </table:table-cell>
          <table:table-cell table:style-name="ce36" table:formula="of:=AVERAGE([.J10:.J12])" office:value-type="float" office:value="67276.6666666667" calcext:value-type="float">
            <text:p>67276,67</text:p>
          </table:table-cell>
          <table:table-cell table:style-name="ce36" table:formula="of:=AVERAGE([.K10:.K12])" office:value-type="float" office:value="731.63" calcext:value-type="float">
            <text:p>731,63</text:p>
          </table:table-cell>
          <table:table-cell table:style-name="ce36" table:formula="of:=AVERAGE([.L10:.L12])" office:value-type="float" office:value="306.333333333333" calcext:value-type="float">
            <text:p>306,33</text:p>
          </table:table-cell>
          <table:table-cell table:style-name="ce36" table:formula="of:=AVERAGE([.M10:.M12])" office:value-type="float" office:value="74.6622553074166" calcext:value-type="float">
            <text:p>74,66</text:p>
          </table:table-cell>
          <table:table-cell table:style-name="ce36" table:formula="of:=AVERAGE([.N10:.N12])" office:value-type="float" office:value="149391.333333333" calcext:value-type="float">
            <text:p>149391,33</text:p>
          </table:table-cell>
          <table:table-cell table:style-name="ce36" table:formula="of:=AVERAGE([.O10:.O12])" office:value-type="float" office:value="779.58" calcext:value-type="float">
            <text:p>779,58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0:.D12])" office:value-type="float" office:value="63.9296488336984" calcext:value-type="float">
            <text:p>63,93</text:p>
          </table:table-cell>
          <table:table-cell table:style-name="ce36" table:formula="of:=STDEV([.E10:.E12])" office:value-type="float" office:value="8.85452199912721" calcext:value-type="float">
            <text:p>8,85</text:p>
          </table:table-cell>
          <table:table-cell table:style-name="ce36" table:formula="of:=STDEV([.F10:.F12])" office:value-type="float" office:value="9876.57639738251" calcext:value-type="float">
            <text:p>9876,58</text:p>
          </table:table-cell>
          <table:table-cell table:style-name="ce36" table:formula="of:=STDEV([.G10:.G12])" office:value-type="float" office:value="59.8646977218906" calcext:value-type="float">
            <text:p>59,86</text:p>
          </table:table-cell>
          <table:table-cell table:style-name="ce36" table:formula="of:=STDEV([.H10:.H12])" office:value-type="float" office:value="11.2398102000582" calcext:value-type="float">
            <text:p>11,24</text:p>
          </table:table-cell>
          <table:table-cell table:style-name="ce36" table:formula="of:=STDEV([.I10:.I12])" office:value-type="float" office:value="0.710930436436322" calcext:value-type="float">
            <text:p>0,71</text:p>
          </table:table-cell>
          <table:table-cell table:style-name="ce36" table:formula="of:=STDEV([.J10:.J12])" office:value-type="float" office:value="2199.13081314717" calcext:value-type="float">
            <text:p>2199,13</text:p>
          </table:table-cell>
          <table:table-cell table:style-name="ce36" table:formula="of:=STDEV([.K10:.K12])" office:value-type="float" office:value="171.052131527204" calcext:value-type="float">
            <text:p>171,05</text:p>
          </table:table-cell>
          <table:table-cell table:style-name="ce36" table:formula="of:=STDEV([.L10:.L12])" office:value-type="float" office:value="43.4089084559072" calcext:value-type="float">
            <text:p>43,41</text:p>
          </table:table-cell>
          <table:table-cell table:style-name="ce36" table:formula="of:=STDEV([.M10:.M12])" office:value-type="float" office:value="3.59048043473178" calcext:value-type="float">
            <text:p>3,59</text:p>
          </table:table-cell>
          <table:table-cell table:style-name="ce36" table:formula="of:=STDEV([.N10:.N12])" office:value-type="float" office:value="8805.03925790983" calcext:value-type="float">
            <text:p>8805,04</text:p>
          </table:table-cell>
          <table:table-cell table:style-name="ce36" table:formula="of:=STDEV([.O10:.O12])" office:value-type="float" office:value="36.8877337335868" calcext:value-type="float">
            <text:p>36,89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249" calcext:value-type="float">
            <text:p>249</text:p>
          </table:table-cell>
          <table:table-cell table:style-name="ce18" table:formula="of:=((([.D15]/[.D$3])*100)-100)*-1" office:value-type="float" office:value="65.5124653739612" calcext:value-type="float">
            <text:p>65,51</text:p>
          </table:table-cell>
          <table:table-cell table:style-name="ce14" office:value-type="float" office:value="134880" calcext:value-type="float">
            <text:p>134880</text:p>
          </table:table-cell>
          <table:table-cell table:style-name="ce14" office:value-type="float" office:value="549.08" calcext:value-type="float">
            <text:p>549,08</text:p>
          </table:table-cell>
          <table:table-cell table:style-name="ce14" office:value-type="float" office:value="502" calcext:value-type="float">
            <text:p>502</text:p>
          </table:table-cell>
          <table:table-cell table:style-name="ce18" table:formula="of:=((([.H15]/[.H$3])*100)-100)*-1" office:value-type="float" office:value="68.2479443390259" calcext:value-type="float">
            <text:p>68,25</text:p>
          </table:table-cell>
          <table:table-cell table:style-name="ce14" office:value-type="float" office:value="98798" calcext:value-type="float">
            <text:p>98798</text:p>
          </table:table-cell>
          <table:table-cell table:style-name="ce18" office:value-type="float" office:value="357.33" calcext:value-type="float">
            <text:p>357,33</text:p>
          </table:table-cell>
          <table:table-cell table:style-name="ce14" office:value-type="float" office:value="255" calcext:value-type="float">
            <text:p>255</text:p>
          </table:table-cell>
          <table:table-cell table:style-name="ce18" table:formula="of:=((([.L15]/[.L$3])*100)-100)*-1" office:value-type="float" office:value="78.9081885856079" calcext:value-type="float">
            <text:p>78,91</text:p>
          </table:table-cell>
          <table:table-cell table:style-name="ce14" office:value-type="float" office:value="201763" calcext:value-type="float">
            <text:p>201763</text:p>
          </table:table-cell>
          <table:table-cell table:style-name="ce18" office:value-type="float" office:value="610.85" calcext:value-type="float">
            <text:p>610,85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D16]/[.D$3])*100)-100)*-1" office:value-type="float" office:value="74.2382271468144" calcext:value-type="float">
            <text:p>74,24</text:p>
          </table:table-cell>
          <table:table-cell table:style-name="ce14" office:value-type="float" office:value="154372" calcext:value-type="float">
            <text:p>154372</text:p>
          </table:table-cell>
          <table:table-cell table:style-name="ce14" office:value-type="float" office:value="583.68" calcext:value-type="float">
            <text:p>583,68</text:p>
          </table:table-cell>
          <table:table-cell table:style-name="ce14" office:value-type="float" office:value="622" calcext:value-type="float">
            <text:p>622</text:p>
          </table:table-cell>
          <table:table-cell table:style-name="ce18" table:formula="of:=((([.H16]/[.H$3])*100)-100)*-1" office:value-type="float" office:value="60.6578115117015" calcext:value-type="float">
            <text:p>60,66</text:p>
          </table:table-cell>
          <table:table-cell table:style-name="ce14" office:value-type="float" office:value="99021" calcext:value-type="float">
            <text:p>99021</text:p>
          </table:table-cell>
          <table:table-cell table:style-name="ce18" office:value-type="float" office:value="373.37" calcext:value-type="float">
            <text:p>373,37</text:p>
          </table:table-cell>
          <table:table-cell table:style-name="ce14" office:value-type="float" office:value="293" calcext:value-type="float">
            <text:p>293</text:p>
          </table:table-cell>
          <table:table-cell table:style-name="ce18" table:formula="of:=((([.L16]/[.L$3])*100)-100)*-1" office:value-type="float" office:value="75.7650951199338" calcext:value-type="float">
            <text:p>75,77</text:p>
          </table:table-cell>
          <table:table-cell table:style-name="ce14" office:value-type="float" office:value="219770" calcext:value-type="float">
            <text:p>219770</text:p>
          </table:table-cell>
          <table:table-cell table:style-name="ce18" office:value-type="float" office:value="659.95" calcext:value-type="float">
            <text:p>659,95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291" calcext:value-type="float">
            <text:p>291</text:p>
          </table:table-cell>
          <table:table-cell table:style-name="ce18" table:formula="of:=((([.D17]/[.D$3])*100)-100)*-1" office:value-type="float" office:value="59.6952908587258" calcext:value-type="float">
            <text:p>59,70</text:p>
          </table:table-cell>
          <table:table-cell table:style-name="ce14" office:value-type="float" office:value="132127" calcext:value-type="float">
            <text:p>132127</text:p>
          </table:table-cell>
          <table:table-cell table:style-name="ce14" office:value-type="float" office:value="533.61" calcext:value-type="float">
            <text:p>533,61</text:p>
          </table:table-cell>
          <table:table-cell table:style-name="ce14" office:value-type="float" office:value="699" calcext:value-type="float">
            <text:p>699</text:p>
          </table:table-cell>
          <table:table-cell table:style-name="ce18" table:formula="of:=((([.H17]/[.H$3])*100)-100)*-1" office:value-type="float" office:value="55.7874762808349" calcext:value-type="float">
            <text:p>55,79</text:p>
          </table:table-cell>
          <table:table-cell table:style-name="ce14" office:value-type="float" office:value="76946" calcext:value-type="float">
            <text:p>76946</text:p>
          </table:table-cell>
          <table:table-cell table:style-name="ce18" office:value-type="float" office:value="397.16" calcext:value-type="float">
            <text:p>397,16</text:p>
          </table:table-cell>
          <table:table-cell table:style-name="ce14" office:value-type="float" office:value="259" calcext:value-type="float">
            <text:p>259</text:p>
          </table:table-cell>
          <table:table-cell table:style-name="ce18" table:formula="of:=((([.L17]/[.L$3])*100)-100)*-1" office:value-type="float" office:value="78.5773366418528" calcext:value-type="float">
            <text:p>78,58</text:p>
          </table:table-cell>
          <table:table-cell table:style-name="ce14" office:value-type="float" office:value="224199" calcext:value-type="float">
            <text:p>224199</text:p>
          </table:table-cell>
          <table:table-cell table:style-name="ce18" office:value-type="float" office:value="680.01" calcext:value-type="float">
            <text:p>680,01</text:p>
          </table:table-cell>
          <table:table-cell table:number-columns-repeated="1009"/>
        </table:table-row>
        <table:table-row table:style-name="ro1">
          <table:table-cell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5:.D17])" office:value-type="float" office:value="242" calcext:value-type="float">
            <text:p>242,00</text:p>
          </table:table-cell>
          <table:table-cell table:style-name="ce36" table:formula="of:=AVERAGE([.E15:.E17])" office:value-type="float" office:value="66.4819944598338" calcext:value-type="float">
            <text:p>66,48</text:p>
          </table:table-cell>
          <table:table-cell table:style-name="ce36" table:formula="of:=AVERAGE([.F15:.F17])" office:value-type="float" office:value="140459.666666667" calcext:value-type="float">
            <text:p>140459,67</text:p>
          </table:table-cell>
          <table:table-cell table:style-name="ce36" table:formula="of:=AVERAGE([.G15:.G17])" office:value-type="float" office:value="555.456666666667" calcext:value-type="float">
            <text:p>555,46</text:p>
          </table:table-cell>
          <table:table-cell table:style-name="ce36" table:formula="of:=AVERAGE([.H15:.H17])" office:value-type="float" office:value="607.666666666667" calcext:value-type="float">
            <text:p>607,67</text:p>
          </table:table-cell>
          <table:table-cell table:style-name="ce36" table:formula="of:=AVERAGE([.I15:.I17])" office:value-type="float" office:value="61.5644107105208" calcext:value-type="float">
            <text:p>61,56</text:p>
          </table:table-cell>
          <table:table-cell table:style-name="ce36" table:formula="of:=AVERAGE([.J15:.J17])" office:value-type="float" office:value="91588.3333333333" calcext:value-type="float">
            <text:p>91588,33</text:p>
          </table:table-cell>
          <table:table-cell table:style-name="ce36" table:formula="of:=AVERAGE([.K15:.K17])" office:value-type="float" office:value="375.953333333333" calcext:value-type="float">
            <text:p>375,95</text:p>
          </table:table-cell>
          <table:table-cell table:style-name="ce36" table:formula="of:=AVERAGE([.L15:.L17])" office:value-type="float" office:value="269" calcext:value-type="float">
            <text:p>269,00</text:p>
          </table:table-cell>
          <table:table-cell table:style-name="ce36" table:formula="of:=AVERAGE([.M15:.M17])" office:value-type="float" office:value="77.7502067824648" calcext:value-type="float">
            <text:p>77,75</text:p>
          </table:table-cell>
          <table:table-cell table:style-name="ce36" table:formula="of:=AVERAGE([.N15:.N17])" office:value-type="float" office:value="215244" calcext:value-type="float">
            <text:p>215244,00</text:p>
          </table:table-cell>
          <table:table-cell table:style-name="ce36" table:formula="of:=AVERAGE([.O15:.O17])" office:value-type="float" office:value="650.27" calcext:value-type="float">
            <text:p>650,27</text:p>
          </table:table-cell>
          <table:table-cell table:number-columns-repeated="1009"/>
        </table:table-row>
        <table:table-row table:style-name="ro1">
          <table:table-cell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5:.D17])" office:value-type="float" office:value="52.8488410468952" calcext:value-type="float">
            <text:p>52,85</text:p>
          </table:table-cell>
          <table:table-cell table:style-name="ce36" table:formula="of:=STDEV([.E15:.E17])" office:value-type="float" office:value="7.31978407851735" calcext:value-type="float">
            <text:p>7,32</text:p>
          </table:table-cell>
          <table:table-cell table:style-name="ce36" table:formula="of:=STDEV([.F15:.F17])" office:value-type="float" office:value="12126.8098168205" calcext:value-type="float">
            <text:p>12126,81</text:p>
          </table:table-cell>
          <table:table-cell table:style-name="ce36" table:formula="of:=STDEV([.G15:.G17])" office:value-type="float" office:value="25.6368413290977" calcext:value-type="float">
            <text:p>25,64</text:p>
          </table:table-cell>
          <table:table-cell table:style-name="ce36" table:formula="of:=STDEV([.H15:.H17])" office:value-type="float" office:value="99.2790679515744" calcext:value-type="float">
            <text:p>99,28</text:p>
          </table:table-cell>
          <table:table-cell table:style-name="ce36" table:formula="of:=STDEV([.I15:.I17])" office:value-type="float" office:value="6.27951093937852" calcext:value-type="float">
            <text:p>6,28</text:p>
          </table:table-cell>
          <table:table-cell table:style-name="ce36" table:formula="of:=STDEV([.J15:.J17])" office:value-type="float" office:value="12681.1228340921" calcext:value-type="float">
            <text:p>12681,12</text:p>
          </table:table-cell>
          <table:table-cell table:style-name="ce36" table:formula="of:=STDEV([.K15:.K17])" office:value-type="float" office:value="20.0402702909251" calcext:value-type="float">
            <text:p>20,04</text:p>
          </table:table-cell>
          <table:table-cell table:style-name="ce36" table:formula="of:=STDEV([.L15:.L17])" office:value-type="float" office:value="20.8806130178211" calcext:value-type="float">
            <text:p>20,88</text:p>
          </table:table-cell>
          <table:table-cell table:style-name="ce36" table:formula="of:=STDEV([.M15:.M17])" office:value-type="float" office:value="1.7270978509364" calcext:value-type="float">
            <text:p>1,73</text:p>
          </table:table-cell>
          <table:table-cell table:style-name="ce36" table:formula="of:=STDEV([.N15:.N17])" office:value-type="float" office:value="11883.0564670879" calcext:value-type="float">
            <text:p>11883,06</text:p>
          </table:table-cell>
          <table:table-cell table:style-name="ce36" table:formula="of:=STDEV([.O15:.O17])" office:value-type="float" office:value="35.581641333699" calcext:value-type="float">
            <text:p>35,58</text:p>
          </table:table-cell>
          <table:table-cell/>
          <table:table-cell table:style-name="ce6"/>
          <table:table-cell table:style-name="ce34" table:number-columns-repeated="15"/>
          <table:table-cell table:number-columns-repeated="992"/>
        </table:table-row>
        <table:table-row table:style-name="ro1">
          <table:table-cell/>
          <table:table-cell table:style-name="ce6"/>
          <table:table-cell table:style-name="ce37" table:number-columns-repeated="13"/>
          <table:table-cell/>
          <table:table-cell table:style-name="ce6"/>
          <table:table-cell table:style-name="ce34" table:number-columns-repeated="15"/>
          <table:table-cell table:number-columns-repeated="992"/>
        </table:table-row>
        <table:table-row table:style-name="ro1">
          <table:table-cell table:number-columns-repeated="2"/>
          <table:table-cell table:style-name="ce37" table:number-columns-repeated="13"/>
          <table:table-cell/>
          <table:table-cell table:style-name="ce80" office:value-type="string" calcext:value-type="string">
            <text:p>Project Name</text:p>
          </table:table-cell>
          <table:table-cell table:style-name="ce14" office:value-type="string" calcext:value-type="string" table:number-columns-spanned="5" table:number-rows-spanned="1">
            <text:p>Market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Ncs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Scs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 table:visibility="collapse">
          <table:table-cell table:number-columns-repeated="16"/>
          <table:table-cell table:style-name="ce80" office:value-type="string" calcext:value-type="string">
            <text:p>Total Instructions</text:p>
          </table:table-cell>
          <table:table-cell table:style-name="ce14" office:value-type="float" office:value="722" calcext:value-type="float" table:number-columns-spanned="5" table:number-rows-spanned="1">
            <text:p>722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581" calcext:value-type="float" table:number-columns-spanned="5" table:number-rows-spanned="1">
            <text:p>1581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209" calcext:value-type="float" table:number-columns-spanned="5" table:number-rows-spanned="1">
            <text:p>1209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GPT Models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330" calcext:value-type="float">
            <text:p>330</text:p>
          </table:table-cell>
          <table:table-cell table:style-name="ce18" table:formula="of:=((([.S24]/[.R$22])*100)-100)*-1" office:value-type="float" office:value="54.2936288088643" calcext:value-type="float">
            <text:p>54,29</text:p>
          </table:table-cell>
          <table:table-cell table:style-name="ce14" office:value-type="float" office:value="133214" calcext:value-type="float">
            <text:p>133214</text:p>
          </table:table-cell>
          <table:table-cell table:style-name="ce14" office:value-type="float" office:value="436.97" calcext:value-type="float">
            <text:p>436,97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564" calcext:value-type="float">
            <text:p>564</text:p>
          </table:table-cell>
          <table:table-cell table:style-name="ce18" table:formula="of:=((([.X24]/[.W$22])*100)-100)*-1" office:value-type="float" office:value="64.326375711575" calcext:value-type="float">
            <text:p>64,33</text:p>
          </table:table-cell>
          <table:table-cell table:style-name="ce14" office:value-type="float" office:value="107334" calcext:value-type="float">
            <text:p>107334</text:p>
          </table:table-cell>
          <table:table-cell table:style-name="ce18" office:value-type="float" office:value="395.87" calcext:value-type="float">
            <text:p>395,87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413" calcext:value-type="float">
            <text:p>413</text:p>
          </table:table-cell>
          <table:table-cell table:style-name="ce18" table:formula="of:=((([.AC24]/[.AB$22])*100)-100)*-1" office:value-type="float" office:value="65.8395368072787" calcext:value-type="float">
            <text:p>65,84</text:p>
          </table:table-cell>
          <table:table-cell table:style-name="ce14" office:value-type="float" office:value="139247" calcext:value-type="float">
            <text:p>139247</text:p>
          </table:table-cell>
          <table:table-cell table:style-name="ce18" office:value-type="float" office:value="420.4" calcext:value-type="float">
            <text:p>420,40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62" calcext:value-type="float">
            <text:p>162</text:p>
          </table:table-cell>
          <table:table-cell table:style-name="ce18" table:formula="of:=((([.S25]/[.R$22])*100)-100)*-1" office:value-type="float" office:value="77.5623268698061" calcext:value-type="float">
            <text:p>77,56</text:p>
          </table:table-cell>
          <table:table-cell table:style-name="ce14" office:value-type="float" office:value="95621" calcext:value-type="float">
            <text:p>95621</text:p>
          </table:table-cell>
          <table:table-cell table:style-name="ce14" office:value-type="float" office:value="540.12" calcext:value-type="float">
            <text:p>540,12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696" calcext:value-type="float">
            <text:p>696</text:p>
          </table:table-cell>
          <table:table-cell table:style-name="ce18" table:formula="of:=((([.X25]/[.W$22])*100)-100)*-1" office:value-type="float" office:value="55.977229601518" calcext:value-type="float">
            <text:p>55,98</text:p>
          </table:table-cell>
          <table:table-cell table:style-name="ce14" office:value-type="float" office:value="66003" calcext:value-type="float">
            <text:p>66003</text:p>
          </table:table-cell>
          <table:table-cell table:style-name="ce18" office:value-type="float" office:value="664.04" calcext:value-type="float">
            <text:p>664,04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58" calcext:value-type="float">
            <text:p>258</text:p>
          </table:table-cell>
          <table:table-cell table:style-name="ce18" table:formula="of:=((([.AC25]/[.AB$22])*100)-100)*-1" office:value-type="float" office:value="78.6600496277916" calcext:value-type="float">
            <text:p>78,66</text:p>
          </table:table-cell>
          <table:table-cell table:style-name="ce14" office:value-type="float" office:value="140371" calcext:value-type="float">
            <text:p>140371</text:p>
          </table:table-cell>
          <table:table-cell table:style-name="ce18" office:value-type="float" office:value="746.11" calcext:value-type="float">
            <text:p>746,11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3.5 Turbo + 4 Turbo</text:p>
          </table:table-cell>
          <table:table-cell table:style-name="ce11" office:value-type="string" calcext:value-type="string">
            <text:p>(3) + (2)</text:p>
          </table:table-cell>
          <table:table-cell table:style-name="ce11" office:value-type="float" office:value="143" calcext:value-type="float">
            <text:p>143</text:p>
          </table:table-cell>
          <table:table-cell table:style-name="ce56" table:formula="of:=((([.S26]/[.R$22])*100)-100)*-1" office:value-type="float" office:value="80.1939058171745" calcext:value-type="float">
            <text:p>80,19</text:p>
          </table:table-cell>
          <table:table-cell table:style-name="ce11" table:formula="of:=SUM([.U24:.U25])" office:value-type="float" office:value="228835" calcext:value-type="float">
            <text:p>228835</text:p>
          </table:table-cell>
          <table:table-cell table:style-name="ce11" table:formula="of:=SUM([.V24:.V25])" office:value-type="float" office:value="977.09" calcext:value-type="float">
            <text:p>977,09</text:p>
          </table:table-cell>
          <table:table-cell table:style-name="ce11" office:value-type="string" calcext:value-type="string">
            <text:p>(2) + (3)</text:p>
          </table:table-cell>
          <table:table-cell table:style-name="ce11" office:value-type="float" office:value="525" calcext:value-type="float">
            <text:p>525</text:p>
          </table:table-cell>
          <table:table-cell table:style-name="ce56" table:formula="of:=((([.X26]/[.W$22])*100)-100)*-1" office:value-type="float" office:value="66.7931688804554" calcext:value-type="float">
            <text:p>66,79</text:p>
          </table:table-cell>
          <table:table-cell table:style-name="ce11" table:formula="of:=SUM([.Z24:.Z25])" office:value-type="float" office:value="173337" calcext:value-type="float">
            <text:p>173337</text:p>
          </table:table-cell>
          <table:table-cell table:style-name="ce56" table:formula="of:=SUM([.AA24:.AA25])" office:value-type="float" office:value="1059.91" calcext:value-type="float">
            <text:p>1059,91</text:p>
          </table:table-cell>
          <table:table-cell table:style-name="ce11" office:value-type="string" calcext:value-type="string">
            <text:p>(1) + (3)</text:p>
          </table:table-cell>
          <table:table-cell table:style-name="ce11" office:value-type="float" office:value="222" calcext:value-type="float">
            <text:p>222</text:p>
          </table:table-cell>
          <table:table-cell table:style-name="ce56" table:formula="of:=((([.AC26]/[.AB$22])*100)-100)*-1" office:value-type="float" office:value="81.6377171215881" calcext:value-type="float">
            <text:p>81,64</text:p>
          </table:table-cell>
          <table:table-cell table:style-name="ce11" table:formula="of:=SUM([.AE24:.AE25])" office:value-type="float" office:value="279618" calcext:value-type="float">
            <text:p>279618</text:p>
          </table:table-cell>
          <table:table-cell table:style-name="ce56" table:formula="of:=SUM([.AF24:.AF25])" office:value-type="float" office:value="1166.51" calcext:value-type="float">
            <text:p>1166,51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330" calcext:value-type="float">
            <text:p>330</text:p>
          </table:table-cell>
          <table:table-cell table:style-name="ce18" table:formula="of:=((([.S27]/[.R$22])*100)-100)*-1" office:value-type="float" office:value="54.2936288088643" calcext:value-type="float">
            <text:p>54,29</text:p>
          </table:table-cell>
          <table:table-cell table:style-name="ce14" office:value-type="float" office:value="133214" calcext:value-type="float">
            <text:p>133214</text:p>
          </table:table-cell>
          <table:table-cell table:style-name="ce14" office:value-type="float" office:value="436.97" calcext:value-type="float">
            <text:p>436,97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564" calcext:value-type="float">
            <text:p>564</text:p>
          </table:table-cell>
          <table:table-cell table:style-name="ce18" table:formula="of:=((([.X27]/[.W$22])*100)-100)*-1" office:value-type="float" office:value="64.326375711575" calcext:value-type="float">
            <text:p>64,33</text:p>
          </table:table-cell>
          <table:table-cell table:style-name="ce14" office:value-type="float" office:value="107334" calcext:value-type="float">
            <text:p>107334</text:p>
          </table:table-cell>
          <table:table-cell table:style-name="ce18" office:value-type="float" office:value="395.87" calcext:value-type="float">
            <text:p>395,87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413" calcext:value-type="float">
            <text:p>413</text:p>
          </table:table-cell>
          <table:table-cell table:style-name="ce18" table:formula="of:=((([.AC27]/[.AB$22])*100)-100)*-1" office:value-type="float" office:value="65.8395368072787" calcext:value-type="float">
            <text:p>65,84</text:p>
          </table:table-cell>
          <table:table-cell table:style-name="ce14" office:value-type="float" office:value="139247" calcext:value-type="float">
            <text:p>139247</text:p>
          </table:table-cell>
          <table:table-cell table:style-name="ce18" office:value-type="float" office:value="420.4" calcext:value-type="float">
            <text:p>420,40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S28]/[.R$22])*100)-100)*-1" office:value-type="float" office:value="74.2382271468144" calcext:value-type="float">
            <text:p>74,24</text:p>
          </table:table-cell>
          <table:table-cell table:style-name="ce14" office:value-type="float" office:value="154372" calcext:value-type="float">
            <text:p>154372</text:p>
          </table:table-cell>
          <table:table-cell table:style-name="ce14" office:value-type="float" office:value="583.68" calcext:value-type="float">
            <text:p>583,68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502" calcext:value-type="float">
            <text:p>502</text:p>
          </table:table-cell>
          <table:table-cell table:style-name="ce18" table:formula="of:=((([.X28]/[.W$22])*100)-100)*-1" office:value-type="float" office:value="68.2479443390259" calcext:value-type="float">
            <text:p>68,25</text:p>
          </table:table-cell>
          <table:table-cell table:style-name="ce14" office:value-type="float" office:value="98798" calcext:value-type="float">
            <text:p>98798</text:p>
          </table:table-cell>
          <table:table-cell table:style-name="ce18" office:value-type="float" office:value="357.33" calcext:value-type="float">
            <text:p>357,33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55" calcext:value-type="float">
            <text:p>255</text:p>
          </table:table-cell>
          <table:table-cell table:style-name="ce18" table:formula="of:=((([.AC28]/[.AB$22])*100)-100)*-1" office:value-type="float" office:value="78.9081885856079" calcext:value-type="float">
            <text:p>78,91</text:p>
          </table:table-cell>
          <table:table-cell table:style-name="ce14" office:value-type="float" office:value="201763" calcext:value-type="float">
            <text:p>201763</text:p>
          </table:table-cell>
          <table:table-cell table:style-name="ce18" office:value-type="float" office:value="610.85" calcext:value-type="float">
            <text:p>610,8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3.5 Turbo + 4o</text:p>
          </table:table-cell>
          <table:table-cell table:style-name="ce11" office:value-type="string" calcext:value-type="string">
            <text:p>(3) + (2)</text:p>
          </table:table-cell>
          <table:table-cell table:style-name="ce11" office:value-type="float" office:value="186" calcext:value-type="float">
            <text:p>186</text:p>
          </table:table-cell>
          <table:table-cell table:style-name="ce56" table:formula="of:=((([.S29]/[.R$22])*100)-100)*-1" office:value-type="float" office:value="74.2382271468144" calcext:value-type="float">
            <text:p>74,24</text:p>
          </table:table-cell>
          <table:table-cell table:style-name="ce11" table:formula="of:=SUM([.U27:.U28])" office:value-type="float" office:value="287586" calcext:value-type="float">
            <text:p>287586</text:p>
          </table:table-cell>
          <table:table-cell table:style-name="ce11" table:formula="of:=SUM([.V27:.V28])" office:value-type="float" office:value="1020.65" calcext:value-type="float">
            <text:p>1020,65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441" calcext:value-type="float">
            <text:p>441</text:p>
          </table:table-cell>
          <table:table-cell table:style-name="ce56" table:formula="of:=((([.X29]/[.W$22])*100)-100)*-1" office:value-type="float" office:value="72.1062618595825" calcext:value-type="float">
            <text:p>72,11</text:p>
          </table:table-cell>
          <table:table-cell table:style-name="ce11" table:formula="of:=SUM([.Z27:.Z28])" office:value-type="float" office:value="206132" calcext:value-type="float">
            <text:p>206132</text:p>
          </table:table-cell>
          <table:table-cell table:style-name="ce56" table:formula="of:=SUM([.AA27:.AA28])" office:value-type="float" office:value="753.2" calcext:value-type="float">
            <text:p>753,20</text:p>
          </table:table-cell>
          <table:table-cell table:style-name="ce11" office:value-type="string" calcext:value-type="string">
            <text:p>(1) + (1)</text:p>
          </table:table-cell>
          <table:table-cell table:style-name="ce11" office:value-type="float" office:value="255" calcext:value-type="float">
            <text:p>255</text:p>
          </table:table-cell>
          <table:table-cell table:style-name="ce56" table:formula="of:=((([.AC29]/[.AB$22])*100)-100)*-1" office:value-type="float" office:value="78.9081885856079" calcext:value-type="float">
            <text:p>78,91</text:p>
          </table:table-cell>
          <table:table-cell table:style-name="ce11" table:formula="of:=SUM([.AE27:.AE28])" office:value-type="float" office:value="341010" calcext:value-type="float">
            <text:p>341010</text:p>
          </table:table-cell>
          <table:table-cell table:style-name="ce56" table:formula="of:=SUM([.AF27:.AF28])" office:value-type="float" office:value="1031.25" calcext:value-type="float">
            <text:p>1031,2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62" calcext:value-type="float">
            <text:p>162</text:p>
          </table:table-cell>
          <table:table-cell table:style-name="ce18" table:formula="of:=((([.S30]/[.R$22])*100)-100)*-1" office:value-type="float" office:value="77.5623268698061" calcext:value-type="float">
            <text:p>77,56</text:p>
          </table:table-cell>
          <table:table-cell table:style-name="ce14" office:value-type="float" office:value="95621" calcext:value-type="float">
            <text:p>95621</text:p>
          </table:table-cell>
          <table:table-cell table:style-name="ce14" office:value-type="float" office:value="540.12" calcext:value-type="float">
            <text:p>540,12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696" calcext:value-type="float">
            <text:p>696</text:p>
          </table:table-cell>
          <table:table-cell table:style-name="ce18" table:formula="of:=((([.X30]/[.W$22])*100)-100)*-1" office:value-type="float" office:value="55.977229601518" calcext:value-type="float">
            <text:p>55,98</text:p>
          </table:table-cell>
          <table:table-cell table:style-name="ce14" office:value-type="float" office:value="66003" calcext:value-type="float">
            <text:p>66003</text:p>
          </table:table-cell>
          <table:table-cell table:style-name="ce18" office:value-type="float" office:value="664.04" calcext:value-type="float">
            <text:p>664,04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58" calcext:value-type="float">
            <text:p>258</text:p>
          </table:table-cell>
          <table:table-cell table:style-name="ce18" table:formula="of:=((([.AC30]/[.AB$22])*100)-100)*-1" office:value-type="float" office:value="78.6600496277916" calcext:value-type="float">
            <text:p>78,66</text:p>
          </table:table-cell>
          <table:table-cell table:style-name="ce14" office:value-type="float" office:value="140371" calcext:value-type="float">
            <text:p>140371</text:p>
          </table:table-cell>
          <table:table-cell table:style-name="ce18" office:value-type="float" office:value="746.11" calcext:value-type="float">
            <text:p>746,11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S31]/[.R$22])*100)-100)*-1" office:value-type="float" office:value="74.2382271468144" calcext:value-type="float">
            <text:p>74,24</text:p>
          </table:table-cell>
          <table:table-cell table:style-name="ce14" office:value-type="float" office:value="154372" calcext:value-type="float">
            <text:p>154372</text:p>
          </table:table-cell>
          <table:table-cell table:style-name="ce14" office:value-type="float" office:value="583.68" calcext:value-type="float">
            <text:p>583,68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502" calcext:value-type="float">
            <text:p>502</text:p>
          </table:table-cell>
          <table:table-cell table:style-name="ce18" table:formula="of:=((([.X31]/[.W$22])*100)-100)*-1" office:value-type="float" office:value="68.2479443390259" calcext:value-type="float">
            <text:p>68,25</text:p>
          </table:table-cell>
          <table:table-cell table:style-name="ce14" office:value-type="float" office:value="98798" calcext:value-type="float">
            <text:p>98798</text:p>
          </table:table-cell>
          <table:table-cell table:style-name="ce18" office:value-type="float" office:value="357.33" calcext:value-type="float">
            <text:p>357,33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55" calcext:value-type="float">
            <text:p>255</text:p>
          </table:table-cell>
          <table:table-cell table:style-name="ce18" table:formula="of:=((([.AC31]/[.AB$22])*100)-100)*-1" office:value-type="float" office:value="78.9081885856079" calcext:value-type="float">
            <text:p>78,91</text:p>
          </table:table-cell>
          <table:table-cell table:style-name="ce14" office:value-type="float" office:value="201763" calcext:value-type="float">
            <text:p>201763</text:p>
          </table:table-cell>
          <table:table-cell table:style-name="ce18" office:value-type="float" office:value="610.85" calcext:value-type="float">
            <text:p>610,8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4 Turbo + 4o</text:p>
          </table:table-cell>
          <table:table-cell table:style-name="ce11" office:value-type="string" calcext:value-type="string">
            <text:p>(2) + (2)</text:p>
          </table:table-cell>
          <table:table-cell table:style-name="ce11" office:value-type="float" office:value="143" calcext:value-type="float">
            <text:p>143</text:p>
          </table:table-cell>
          <table:table-cell table:style-name="ce56" table:formula="of:=((([.S32]/[.R$22])*100)-100)*-1" office:value-type="float" office:value="80.1939058171745" calcext:value-type="float">
            <text:p>80,19</text:p>
          </table:table-cell>
          <table:table-cell table:style-name="ce11" table:formula="of:=SUM([.U30:.U31])" office:value-type="float" office:value="249993" calcext:value-type="float">
            <text:p>249993</text:p>
          </table:table-cell>
          <table:table-cell table:style-name="ce11" table:formula="of:=SUM([.V30:.V31])" office:value-type="float" office:value="1123.8" calcext:value-type="float">
            <text:p>1123,8</text:p>
          </table:table-cell>
          <table:table-cell table:style-name="ce11" office:value-type="string" calcext:value-type="string">
            <text:p>(3) + (1)</text:p>
          </table:table-cell>
          <table:table-cell table:style-name="ce11" office:value-type="float" office:value="467" calcext:value-type="float">
            <text:p>467</text:p>
          </table:table-cell>
          <table:table-cell table:style-name="ce56" table:formula="of:=((([.X32]/[.W$22])*100)-100)*-1" office:value-type="float" office:value="70.4617330803289" calcext:value-type="float">
            <text:p>70,46</text:p>
          </table:table-cell>
          <table:table-cell table:style-name="ce11" table:formula="of:=SUM([.Z30:.Z31])" office:value-type="float" office:value="164801" calcext:value-type="float">
            <text:p>164801</text:p>
          </table:table-cell>
          <table:table-cell table:style-name="ce56" table:formula="of:=SUM([.AA30:.AA31])" office:value-type="float" office:value="1021.37" calcext:value-type="float">
            <text:p>1021,37</text:p>
          </table:table-cell>
          <table:table-cell table:style-name="ce11" office:value-type="string" calcext:value-type="string">
            <text:p>(3) + (1)</text:p>
          </table:table-cell>
          <table:table-cell table:style-name="ce11" office:value-type="float" office:value="188" calcext:value-type="float">
            <text:p>188</text:p>
          </table:table-cell>
          <table:table-cell table:style-name="ce56" table:formula="of:=((([.AC32]/[.AB$22])*100)-100)*-1" office:value-type="float" office:value="84.449958643507" calcext:value-type="float">
            <text:p>84,45</text:p>
          </table:table-cell>
          <table:table-cell table:style-name="ce11" table:formula="of:=SUM([.AE30:.AE31])" office:value-type="float" office:value="342134" calcext:value-type="float">
            <text:p>342134</text:p>
          </table:table-cell>
          <table:table-cell table:style-name="ce56" table:formula="of:=SUM([.AF30:.AF31])" office:value-type="float" office:value="1356.96" calcext:value-type="float">
            <text:p>1356,96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330" calcext:value-type="float">
            <text:p>330</text:p>
          </table:table-cell>
          <table:table-cell table:style-name="ce18" table:formula="of:=((([.S33]/[.R$22])*100)-100)*-1" office:value-type="float" office:value="54.2936288088643" calcext:value-type="float">
            <text:p>54,29</text:p>
          </table:table-cell>
          <table:table-cell table:style-name="ce14" office:value-type="float" office:value="133214" calcext:value-type="float">
            <text:p>133214</text:p>
          </table:table-cell>
          <table:table-cell table:style-name="ce14" office:value-type="float" office:value="436.97" calcext:value-type="float">
            <text:p>436,97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564" calcext:value-type="float">
            <text:p>564</text:p>
          </table:table-cell>
          <table:table-cell table:style-name="ce18" table:formula="of:=((([.X33]/[.W$22])*100)-100)*-1" office:value-type="float" office:value="64.326375711575" calcext:value-type="float">
            <text:p>64,33</text:p>
          </table:table-cell>
          <table:table-cell table:style-name="ce14" office:value-type="float" office:value="107334" calcext:value-type="float">
            <text:p>107334</text:p>
          </table:table-cell>
          <table:table-cell table:style-name="ce18" office:value-type="float" office:value="395.87" calcext:value-type="float">
            <text:p>395,87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413" calcext:value-type="float">
            <text:p>413</text:p>
          </table:table-cell>
          <table:table-cell table:style-name="ce18" table:formula="of:=((([.AC33]/[.AB$22])*100)-100)*-1" office:value-type="float" office:value="65.8395368072787" calcext:value-type="float">
            <text:p>65,84</text:p>
          </table:table-cell>
          <table:table-cell table:style-name="ce14" office:value-type="float" office:value="139247" calcext:value-type="float">
            <text:p>139247</text:p>
          </table:table-cell>
          <table:table-cell table:style-name="ce18" office:value-type="float" office:value="420.4" calcext:value-type="float">
            <text:p>420,40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62" calcext:value-type="float">
            <text:p>162</text:p>
          </table:table-cell>
          <table:table-cell table:style-name="ce18" table:formula="of:=((([.S34]/[.R$22])*100)-100)*-1" office:value-type="float" office:value="77.5623268698061" calcext:value-type="float">
            <text:p>77,56</text:p>
          </table:table-cell>
          <table:table-cell table:style-name="ce14" office:value-type="float" office:value="95621" calcext:value-type="float">
            <text:p>95621</text:p>
          </table:table-cell>
          <table:table-cell table:style-name="ce14" office:value-type="float" office:value="540.12" calcext:value-type="float">
            <text:p>540,12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696" calcext:value-type="float">
            <text:p>696</text:p>
          </table:table-cell>
          <table:table-cell table:style-name="ce18" table:formula="of:=((([.X34]/[.W$22])*100)-100)*-1" office:value-type="float" office:value="55.977229601518" calcext:value-type="float">
            <text:p>55,98</text:p>
          </table:table-cell>
          <table:table-cell table:style-name="ce14" office:value-type="float" office:value="66003" calcext:value-type="float">
            <text:p>66003</text:p>
          </table:table-cell>
          <table:table-cell table:style-name="ce18" office:value-type="float" office:value="664.04" calcext:value-type="float">
            <text:p>664,04</text:p>
          </table:table-cell>
          <table:table-cell table:style-name="ce53" office:value-type="string" calcext:value-type="string">
            <text:p>(3)</text:p>
          </table:table-cell>
          <table:table-cell table:style-name="ce14" office:value-type="float" office:value="258" calcext:value-type="float">
            <text:p>258</text:p>
          </table:table-cell>
          <table:table-cell table:style-name="ce18" table:formula="of:=((([.AC34]/[.AB$22])*100)-100)*-1" office:value-type="float" office:value="78.6600496277916" calcext:value-type="float">
            <text:p>78,66</text:p>
          </table:table-cell>
          <table:table-cell table:style-name="ce14" office:value-type="float" office:value="140371" calcext:value-type="float">
            <text:p>140371</text:p>
          </table:table-cell>
          <table:table-cell table:style-name="ce18" office:value-type="float" office:value="746.11" calcext:value-type="float">
            <text:p>746,11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S35]/[.R$22])*100)-100)*-1" office:value-type="float" office:value="74.2382271468144" calcext:value-type="float">
            <text:p>74,24</text:p>
          </table:table-cell>
          <table:table-cell table:style-name="ce14" office:value-type="float" office:value="154372" calcext:value-type="float">
            <text:p>154372</text:p>
          </table:table-cell>
          <table:table-cell table:style-name="ce14" office:value-type="float" office:value="583.68" calcext:value-type="float">
            <text:p>583,68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502" calcext:value-type="float">
            <text:p>502</text:p>
          </table:table-cell>
          <table:table-cell table:style-name="ce18" table:formula="of:=((([.X35]/[.W$22])*100)-100)*-1" office:value-type="float" office:value="68.2479443390259" calcext:value-type="float">
            <text:p>68,25</text:p>
          </table:table-cell>
          <table:table-cell table:style-name="ce14" office:value-type="float" office:value="98798" calcext:value-type="float">
            <text:p>98798</text:p>
          </table:table-cell>
          <table:table-cell table:style-name="ce18" office:value-type="float" office:value="357.33" calcext:value-type="float">
            <text:p>357,33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255" calcext:value-type="float">
            <text:p>255</text:p>
          </table:table-cell>
          <table:table-cell table:style-name="ce18" table:formula="of:=((([.AC35]/[.AB$22])*100)-100)*-1" office:value-type="float" office:value="78.9081885856079" calcext:value-type="float">
            <text:p>78,91</text:p>
          </table:table-cell>
          <table:table-cell table:style-name="ce14" office:value-type="float" office:value="201763" calcext:value-type="float">
            <text:p>201763</text:p>
          </table:table-cell>
          <table:table-cell table:style-name="ce18" office:value-type="float" office:value="610.85" calcext:value-type="float">
            <text:p>610,85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80" office:value-type="string" calcext:value-type="string">
            <text:p>3.5 Turbo + 4 Turbo + 4o</text:p>
          </table:table-cell>
          <table:table-cell table:style-name="ce11" office:value-type="string" calcext:value-type="string">
            <text:p>(3) + (2) + (2)</text:p>
          </table:table-cell>
          <table:table-cell table:style-name="ce11" office:value-type="float" office:value="143" calcext:value-type="float">
            <text:p>143</text:p>
          </table:table-cell>
          <table:table-cell table:style-name="ce56" table:formula="of:=((([.S36]/[.R$22])*100)-100)*-1" office:value-type="float" office:value="80.1939058171745" calcext:value-type="float">
            <text:p>80,19</text:p>
          </table:table-cell>
          <table:table-cell table:style-name="ce11" table:formula="of:=SUM([.U33:.U35])" office:value-type="float" office:value="383207" calcext:value-type="float">
            <text:p>383207</text:p>
          </table:table-cell>
          <table:table-cell table:style-name="ce11" table:formula="of:=SUM([.V33:.V35])" office:value-type="float" office:value="1560.77" calcext:value-type="float">
            <text:p>1560,77</text:p>
          </table:table-cell>
          <table:table-cell table:style-name="ce11" office:value-type="string" calcext:value-type="string">
            <text:p>(2) + (3) + (1)</text:p>
          </table:table-cell>
          <table:table-cell table:style-name="ce11" office:value-type="float" office:value="414" calcext:value-type="float">
            <text:p>414</text:p>
          </table:table-cell>
          <table:table-cell table:style-name="ce56" table:formula="of:=((([.X36]/[.W$22])*100)-100)*-1" office:value-type="float" office:value="73.8140417457305" calcext:value-type="float">
            <text:p>73,81</text:p>
          </table:table-cell>
          <table:table-cell table:style-name="ce11" table:formula="of:=SUM([.Z33:.Z35])" office:value-type="float" office:value="272135" calcext:value-type="float">
            <text:p>272135</text:p>
          </table:table-cell>
          <table:table-cell table:style-name="ce56" table:formula="of:=SUM([.AA33:.AA35])" office:value-type="float" office:value="1417.24" calcext:value-type="float">
            <text:p>1417,24</text:p>
          </table:table-cell>
          <table:table-cell table:style-name="ce11" office:value-type="string" calcext:value-type="string">
            <text:p>(1) + (3) + (1)</text:p>
          </table:table-cell>
          <table:table-cell table:style-name="ce11" office:value-type="float" office:value="188" calcext:value-type="float">
            <text:p>188</text:p>
          </table:table-cell>
          <table:table-cell table:style-name="ce56" table:formula="of:=((([.AC36]/[.AB$22])*100)-100)*-1" office:value-type="float" office:value="84.449958643507" calcext:value-type="float">
            <text:p>84,45</text:p>
          </table:table-cell>
          <table:table-cell table:style-name="ce11" table:formula="of:=SUM([.AE33:.AE35])" office:value-type="float" office:value="481381" calcext:value-type="float">
            <text:p>481381</text:p>
          </table:table-cell>
          <table:table-cell table:style-name="ce56" table:formula="of:=SUM([.AF33:.AF35])" office:value-type="float" office:value="1777.36" calcext:value-type="float">
            <text:p>1777,36</text:p>
          </table:table-cell>
          <table:table-cell table:number-columns-repeated="99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991" table:default-cell-style-name="Default"/>
        <table:table-row table:style-name="ro1">
          <table:table-cell table:style-name="ce1" table:number-columns-repeated="2"/>
          <table:table-cell table:style-name="ce34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80" office:value-type="string" calcext:value-type="string" table:number-columns-spanned="2" table:number-rows-spanned="1">
            <text:p>Project Name</text:p>
          </table:table-cell>
          <table:covered-table-cell table:style-name="ce35"/>
          <table:table-cell table:style-name="ce14" office:value-type="string" calcext:value-type="string" table:number-columns-spanned="4" table:number-rows-spanned="1">
            <text:p>Market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Ncs</text:p>
          </table:table-cell>
          <table:covered-table-cell table:number-columns-repeated="2" table:style-name="ce38"/>
          <table:covered-table-cell table:style-name="ce35"/>
          <table:table-cell table:style-name="ce14" office:value-type="string" calcext:value-type="string" table:number-columns-spanned="4" table:number-rows-spanned="1">
            <text:p>Scs</text:p>
          </table:table-cell>
          <table:covered-table-cell table:number-columns-repeated="2" table:style-name="ce38"/>
          <table:covered-table-cell table:style-name="ce35"/>
          <table:table-cell/>
          <table:table-cell table:style-name="ce6" office:value-type="string" calcext:value-type="string">
            <text:p>Legenda</text:p>
          </table:table-cell>
          <table:table-cell table:style-name="ce34" table:number-columns-repeated="16"/>
          <table:table-cell table:number-columns-repeated="991"/>
        </table:table-row>
        <table:table-row table:style-name="ro1" table:visibility="collapse">
          <table:table-cell table:style-name="ce6"/>
          <table:table-cell table:style-name="ce80" office:value-type="string" calcext:value-type="string" table:number-columns-spanned="2" table:number-rows-spanned="1">
            <text:p>Total Instructions</text:p>
          </table:table-cell>
          <table:covered-table-cell table:style-name="ce35"/>
          <table:table-cell table:style-name="ce14" office:value-type="float" office:value="722" calcext:value-type="float" table:number-columns-spanned="4" table:number-rows-spanned="1">
            <text:p>722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581" calcext:value-type="float" table:number-columns-spanned="4" table:number-rows-spanned="1">
            <text:p>1581</text:p>
          </table:table-cell>
          <table:covered-table-cell table:number-columns-repeated="2" table:style-name="ce38"/>
          <table:covered-table-cell table:style-name="ce35"/>
          <table:table-cell table:style-name="ce14" office:value-type="float" office:value="1209" calcext:value-type="float" table:number-columns-spanned="4" table:number-rows-spanned="1">
            <text:p>1209</text:p>
          </table:table-cell>
          <table:covered-table-cell table:number-columns-repeated="2" table:style-name="ce38"/>
          <table:covered-table-cell table:style-name="ce35"/>
          <table:table-cell/>
          <table:table-cell table:style-name="ce1" office:value-type="string" calcext:value-type="string">
            <text:p>MI - Missed Instructions</text:p>
          </table:table-cell>
          <table:table-cell table:style-name="ce34" table:number-columns-repeated="16"/>
          <table:table-cell table:number-columns-repeated="991"/>
        </table:table-row>
        <table:table-row table:style-name="ro1">
          <table:table-cell table:style-name="ce1"/>
          <table:table-cell table:style-name="ce80" office:value-type="string" calcext:value-type="string">
            <text:p>GPT Models</text:p>
          </table:table-cell>
          <table:table-cell table:style-name="ce11" office:value-type="string" calcext:value-type="string">
            <text:p>Run/AV/SD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/>
          <table:table-cell table:style-name="ce1" office:value-type="string" calcext:value-type="string">
            <text:p>CV - Code coverage</text:p>
          </table:table-cell>
          <table:table-cell table:style-name="ce8" table:number-columns-repeated="16"/>
          <table:table-cell table:number-columns-repeated="991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3.5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452" calcext:value-type="float">
            <text:p>452</text:p>
          </table:table-cell>
          <table:table-cell table:style-name="ce18" table:formula="of:=((([.D5]/[.D$3])*100)-100)*-1" office:value-type="float" office:value="37.3961218836565" calcext:value-type="float">
            <text:p>37,40</text:p>
          </table:table-cell>
          <table:table-cell table:style-name="ce14" office:value-type="float" office:value="98925" calcext:value-type="float">
            <text:p>98925</text:p>
          </table:table-cell>
          <table:table-cell table:style-name="ce14" office:value-type="float" office:value="416.17" calcext:value-type="float">
            <text:p>416,17</text:p>
          </table:table-cell>
          <table:table-cell table:style-name="ce14" office:value-type="float" office:value="794" calcext:value-type="float">
            <text:p>794</text:p>
          </table:table-cell>
          <table:table-cell table:style-name="ce18" table:formula="of:=((([.H5]/[.H$3])*100)-100)*-1" office:value-type="float" office:value="49.7786211258697" calcext:value-type="float">
            <text:p>49,78</text:p>
          </table:table-cell>
          <table:table-cell table:style-name="ce14" office:value-type="float" office:value="78726" calcext:value-type="float">
            <text:p>78726</text:p>
          </table:table-cell>
          <table:table-cell table:style-name="ce14" office:value-type="float" office:value="284.85" calcext:value-type="float">
            <text:p>284,85</text:p>
          </table:table-cell>
          <table:table-cell table:style-name="ce14" office:value-type="float" office:value="480" calcext:value-type="float">
            <text:p>480</text:p>
          </table:table-cell>
          <table:table-cell table:style-name="ce18" table:formula="of:=((([.L5]/[.L$3])*100)-100)*-1" office:value-type="float" office:value="60.2977667493797" calcext:value-type="float">
            <text:p>60,30</text:p>
          </table:table-cell>
          <table:table-cell table:style-name="ce14" office:value-type="float" office:value="113565" calcext:value-type="float">
            <text:p>113565</text:p>
          </table:table-cell>
          <table:table-cell table:style-name="ce14" office:value-type="float" office:value="356.07" calcext:value-type="float">
            <text:p>356,07</text:p>
          </table:table-cell>
          <table:table-cell/>
          <table:table-cell table:style-name="ce1" office:value-type="string" calcext:value-type="string">
            <text:p>TK - Tokens consumed </text:p>
          </table:table-cell>
          <table:table-cell table:style-name="ce34" table:number-columns-repeated="2"/>
          <table:table-cell table:style-name="ce55"/>
          <table:table-cell table:style-name="ce34"/>
          <table:table-cell table:style-name="ce55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445" calcext:value-type="float">
            <text:p>445</text:p>
          </table:table-cell>
          <table:table-cell table:style-name="ce18" table:formula="of:=((([.D6]/[.D$3])*100)-100)*-1" office:value-type="float" office:value="38.3656509695291" calcext:value-type="float">
            <text:p>38,37</text:p>
          </table:table-cell>
          <table:table-cell table:style-name="ce14" office:value-type="float" office:value="87672" calcext:value-type="float">
            <text:p>87672</text:p>
          </table:table-cell>
          <table:table-cell table:style-name="ce14" office:value-type="float" office:value="339.42" calcext:value-type="float">
            <text:p>339,42</text:p>
          </table:table-cell>
          <table:table-cell table:style-name="ce14" office:value-type="float" office:value="777" calcext:value-type="float">
            <text:p>777</text:p>
          </table:table-cell>
          <table:table-cell table:style-name="ce18" table:formula="of:=((([.H6]/[.H$3])*100)-100)*-1" office:value-type="float" office:value="50.853889943074" calcext:value-type="float">
            <text:p>50,85</text:p>
          </table:table-cell>
          <table:table-cell table:style-name="ce14" office:value-type="float" office:value="148552" calcext:value-type="float">
            <text:p>148552</text:p>
          </table:table-cell>
          <table:table-cell table:style-name="ce14" office:value-type="float" office:value="457.13" calcext:value-type="float">
            <text:p>457,13</text:p>
          </table:table-cell>
          <table:table-cell table:style-name="ce14" office:value-type="float" office:value="333" calcext:value-type="float">
            <text:p>333</text:p>
          </table:table-cell>
          <table:table-cell table:style-name="ce18" table:formula="of:=((([.L6]/[.L$3])*100)-100)*-1" office:value-type="float" office:value="72.4565756823821" calcext:value-type="float">
            <text:p>72,46</text:p>
          </table:table-cell>
          <table:table-cell table:style-name="ce14" office:value-type="float" office:value="137981" calcext:value-type="float">
            <text:p>137981</text:p>
          </table:table-cell>
          <table:table-cell table:style-name="ce18" office:value-type="float" office:value="452.06" calcext:value-type="float">
            <text:p>452,06</text:p>
          </table:table-cell>
          <table:table-cell/>
          <table:table-cell table:style-name="ce1" office:value-type="string" calcext:value-type="string">
            <text:p>TM - Time in seconds</text:p>
          </table:table-cell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style-name="ce10"/>
          <table:table-cell table:number-columns-repeated="991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524" calcext:value-type="float">
            <text:p>524</text:p>
          </table:table-cell>
          <table:table-cell table:style-name="ce18" table:formula="of:=((([.D7]/[.D$3])*100)-100)*-1" office:value-type="float" office:value="27.4238227146814" calcext:value-type="float">
            <text:p>27,42</text:p>
          </table:table-cell>
          <table:table-cell table:style-name="ce14" office:value-type="float" office:value="86509" calcext:value-type="float">
            <text:p>86509</text:p>
          </table:table-cell>
          <table:table-cell table:style-name="ce14" office:value-type="float" office:value="284.57" calcext:value-type="float">
            <text:p>284,57</text:p>
          </table:table-cell>
          <table:table-cell table:style-name="ce14" office:value-type="float" office:value="854" calcext:value-type="float">
            <text:p>854</text:p>
          </table:table-cell>
          <table:table-cell table:style-name="ce18" table:formula="of:=((([.H7]/[.H$3])*100)-100)*-1" office:value-type="float" office:value="45.9835547122075" calcext:value-type="float">
            <text:p>45,98</text:p>
          </table:table-cell>
          <table:table-cell table:style-name="ce14" office:value-type="float" office:value="125937" calcext:value-type="float">
            <text:p>125937</text:p>
          </table:table-cell>
          <table:table-cell table:style-name="ce14" office:value-type="float" office:value="404.25" calcext:value-type="float">
            <text:p>404,25</text:p>
          </table:table-cell>
          <table:table-cell table:style-name="ce14" office:value-type="float" office:value="448" calcext:value-type="float">
            <text:p>448</text:p>
          </table:table-cell>
          <table:table-cell table:style-name="ce18" table:formula="of:=((([.L7]/[.L$3])*100)-100)*-1" office:value-type="float" office:value="62.944582299421" calcext:value-type="float">
            <text:p>62,94</text:p>
          </table:table-cell>
          <table:table-cell table:style-name="ce14" office:value-type="float" office:value="203265" calcext:value-type="float">
            <text:p>203265</text:p>
          </table:table-cell>
          <table:table-cell table:style-name="ce14" office:value-type="float" office:value="586.94" calcext:value-type="float">
            <text:p>586,94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5:.D7])" office:value-type="float" office:value="473.666666666667" calcext:value-type="float">
            <text:p>473,67</text:p>
          </table:table-cell>
          <table:table-cell table:style-name="ce36" table:formula="of:=AVERAGE([.E5:.E7])" office:value-type="float" office:value="34.3951985226223" calcext:value-type="float">
            <text:p>34,40</text:p>
          </table:table-cell>
          <table:table-cell table:style-name="ce36" table:formula="of:=AVERAGE([.F5:.F7])" office:value-type="float" office:value="91035.3333333333" calcext:value-type="float">
            <text:p>91035,33</text:p>
          </table:table-cell>
          <table:table-cell table:style-name="ce36" table:formula="of:=AVERAGE([.G5:.G7])" office:value-type="float" office:value="346.72" calcext:value-type="float">
            <text:p>346,72</text:p>
          </table:table-cell>
          <table:table-cell table:style-name="ce36" table:formula="of:=AVERAGE([.H5:.H7])" office:value-type="float" office:value="808.333333333333" calcext:value-type="float">
            <text:p>808,33</text:p>
          </table:table-cell>
          <table:table-cell table:style-name="ce36" table:formula="of:=AVERAGE([.I5:.I7])" office:value-type="float" office:value="48.8720219270504" calcext:value-type="float">
            <text:p>48,87</text:p>
          </table:table-cell>
          <table:table-cell table:style-name="ce36" table:formula="of:=AVERAGE([.J5:.J7])" office:value-type="float" office:value="117738.333333333" calcext:value-type="float">
            <text:p>117738,33</text:p>
          </table:table-cell>
          <table:table-cell table:style-name="ce36" table:formula="of:=AVERAGE([.K5:.K7])" office:value-type="float" office:value="382.076666666667" calcext:value-type="float">
            <text:p>382,08</text:p>
          </table:table-cell>
          <table:table-cell table:style-name="ce36" table:formula="of:=AVERAGE([.L5:.L7])" office:value-type="float" office:value="420.333333333333" calcext:value-type="float">
            <text:p>420,33</text:p>
          </table:table-cell>
          <table:table-cell table:style-name="ce36" table:formula="of:=AVERAGE([.M5:.M7])" office:value-type="float" office:value="65.2329749103943" calcext:value-type="float">
            <text:p>65,23</text:p>
          </table:table-cell>
          <table:table-cell table:style-name="ce36" table:formula="of:=AVERAGE([.N5:.N7])" office:value-type="float" office:value="151603.666666667" calcext:value-type="float">
            <text:p>151603,67</text:p>
          </table:table-cell>
          <table:table-cell table:style-name="ce36" table:formula="of:=AVERAGE([.O5:.O7])" office:value-type="float" office:value="465.023333333333" calcext:value-type="float">
            <text:p>465,02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5:.D7])" office:value-type="float" office:value="43.730233629988" calcext:value-type="float">
            <text:p>43,73</text:p>
          </table:table-cell>
          <table:table-cell table:style-name="ce36" table:formula="of:=STDEV([.E5:.E7])" office:value-type="float" office:value="6.0568190623252" calcext:value-type="float">
            <text:p>6,06</text:p>
          </table:table-cell>
          <table:table-cell table:style-name="ce36" table:formula="of:=STDEV([.F5:.F7])" office:value-type="float" office:value="6857.35169969671" calcext:value-type="float">
            <text:p>6857,35</text:p>
          </table:table-cell>
          <table:table-cell table:style-name="ce36" table:formula="of:=STDEV([.G5:.G7])" office:value-type="float" office:value="66.103006739482" calcext:value-type="float">
            <text:p>66,10</text:p>
          </table:table-cell>
          <table:table-cell table:style-name="ce36" table:formula="of:=STDEV([.H5:.H7])" office:value-type="float" office:value="40.4516171905813" calcext:value-type="float">
            <text:p>40,45</text:p>
          </table:table-cell>
          <table:table-cell table:style-name="ce36" table:formula="of:=STDEV([.I5:.I7])" office:value-type="float" office:value="2.55860956297162" calcext:value-type="float">
            <text:p>2,56</text:p>
          </table:table-cell>
          <table:table-cell table:style-name="ce36" table:formula="of:=STDEV([.J5:.J7])" office:value-type="float" office:value="35627.6742200966" calcext:value-type="float">
            <text:p>35627,67</text:p>
          </table:table-cell>
          <table:table-cell table:style-name="ce36" table:formula="of:=STDEV([.K5:.K7])" office:value-type="float" office:value="88.2544170754831" calcext:value-type="float">
            <text:p>88,25</text:p>
          </table:table-cell>
          <table:table-cell table:style-name="ce36" table:formula="of:=STDEV([.L5:.L7])" office:value-type="float" office:value="77.3067483039698" calcext:value-type="float">
            <text:p>77,31</text:p>
          </table:table-cell>
          <table:table-cell table:style-name="ce36" table:formula="of:=STDEV([.M5:.M7])" office:value-type="float" office:value="6.39427198544002" calcext:value-type="float">
            <text:p>6,39</text:p>
          </table:table-cell>
          <table:table-cell table:style-name="ce36" table:formula="of:=STDEV([.N5:.N7])" office:value-type="float" office:value="46375.6971412111" calcext:value-type="float">
            <text:p>46375,70</text:p>
          </table:table-cell>
          <table:table-cell table:style-name="ce36" table:formula="of:=STDEV([.O5:.O7])" office:value-type="float" office:value="115.979632838414" calcext:value-type="float">
            <text:p>115,98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 Turb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69" calcext:value-type="float">
            <text:p>69</text:p>
          </table:table-cell>
          <table:table-cell table:style-name="ce18" table:formula="of:=((([.D10]/[.D$3])*100)-100)*-1" office:value-type="float" office:value="90.4432132963989" calcext:value-type="float">
            <text:p>90,44</text:p>
          </table:table-cell>
          <table:table-cell table:style-name="ce14" office:value-type="float" office:value="113252" calcext:value-type="float">
            <text:p>113252</text:p>
          </table:table-cell>
          <table:table-cell table:style-name="ce14" office:value-type="float" office:value="831.28" calcext:value-type="float">
            <text:p>831,28</text:p>
          </table:table-cell>
          <table:table-cell table:style-name="ce14" office:value-type="float" office:value="496" calcext:value-type="float">
            <text:p>496</text:p>
          </table:table-cell>
          <table:table-cell table:style-name="ce18" table:formula="of:=((([.H10]/[.H$3])*100)-100)*-1" office:value-type="float" office:value="68.6274509803922" calcext:value-type="float">
            <text:p>68,63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float" office:value="573.19" calcext:value-type="float">
            <text:p>573,19</text:p>
          </table:table-cell>
          <table:table-cell table:style-name="ce14" office:value-type="float" office:value="129" calcext:value-type="float">
            <text:p>129</text:p>
          </table:table-cell>
          <table:table-cell table:style-name="ce18" table:formula="of:=((([.L10]/[.L$3])*100)-100)*-1" office:value-type="float" office:value="89.3300248138958" calcext:value-type="float">
            <text:p>89,33</text:p>
          </table:table-cell>
          <table:table-cell table:style-name="ce14" office:value-type="float" office:value="143609" calcext:value-type="float">
            <text:p>143609</text:p>
          </table:table-cell>
          <table:table-cell table:style-name="ce14" office:value-type="float" office:value="1038.83" calcext:value-type="float">
            <text:p>1038,83</text:p>
          </table:table-cell>
          <table:table-cell/>
          <table:table-cell table:style-name="ce1"/>
          <table:table-cell table:style-name="ce34" table:number-columns-repeated="2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4"/>
          <table:table-cell table:style-name="ce55"/>
          <table:table-cell table:style-name="ce34" table:number-columns-repeated="2"/>
          <table:table-cell table:number-columns-repeated="992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D11]/[.D$3])*100)-100)*-1" office:value-type="float" office:value="74.2382271468144" calcext:value-type="float">
            <text:p>74,24</text:p>
          </table:table-cell>
          <table:table-cell table:style-name="ce14" office:value-type="float" office:value="116363" calcext:value-type="float">
            <text:p>116363</text:p>
          </table:table-cell>
          <table:table-cell table:style-name="ce14" office:value-type="float" office:value="748.42" calcext:value-type="float">
            <text:p>748,42</text:p>
          </table:table-cell>
          <table:table-cell table:style-name="ce14" office:value-type="float" office:value="307" calcext:value-type="float">
            <text:p>307</text:p>
          </table:table-cell>
          <table:table-cell table:style-name="ce18" table:formula="of:=((([.H11]/[.H$3])*100)-100)*-1" office:value-type="float" office:value="80.5819101834282" calcext:value-type="float">
            <text:p>80,58</text:p>
          </table:table-cell>
          <table:table-cell table:style-name="ce14" office:value-type="float" office:value="72434" calcext:value-type="float">
            <text:p>72434</text:p>
          </table:table-cell>
          <table:table-cell table:style-name="ce14" office:value-type="float" office:value="573.76" calcext:value-type="float">
            <text:p>573,76</text:p>
          </table:table-cell>
          <table:table-cell table:style-name="ce14" office:value-type="float" office:value="255" calcext:value-type="float">
            <text:p>255</text:p>
          </table:table-cell>
          <table:table-cell table:style-name="ce18" table:formula="of:=((([.L11]/[.L$3])*100)-100)*-1" office:value-type="float" office:value="78.9081885856079" calcext:value-type="float">
            <text:p>78,91</text:p>
          </table:table-cell>
          <table:table-cell table:style-name="ce14" office:value-type="float" office:value="156738" calcext:value-type="float">
            <text:p>156738</text:p>
          </table:table-cell>
          <table:table-cell table:style-name="ce14" office:value-type="float" office:value="1128.54" calcext:value-type="float">
            <text:p>1128,54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284" calcext:value-type="float">
            <text:p>284</text:p>
          </table:table-cell>
          <table:table-cell table:style-name="ce18" table:formula="of:=((([.D12]/[.D$3])*100)-100)*-1" office:value-type="float" office:value="60.6648199445983" calcext:value-type="float">
            <text:p>60,66</text:p>
          </table:table-cell>
          <table:table-cell table:style-name="ce14" office:value-type="float" office:value="128392" calcext:value-type="float">
            <text:p>128392</text:p>
          </table:table-cell>
          <table:table-cell table:style-name="ce18" office:value-type="float" office:value="857.4" calcext:value-type="float">
            <text:p>857,40</text:p>
          </table:table-cell>
          <table:table-cell table:style-name="ce14" office:value-type="float" office:value="866" calcext:value-type="float">
            <text:p>866</text:p>
          </table:table-cell>
          <table:table-cell table:style-name="ce18" table:formula="of:=((([.H12]/[.H$3])*100)-100)*-1" office:value-type="float" office:value="45.224541429475" calcext:value-type="float">
            <text:p>45,22</text:p>
          </table:table-cell>
          <table:table-cell table:style-name="ce14" office:value-type="float" office:value="75354" calcext:value-type="float">
            <text:p>75354</text:p>
          </table:table-cell>
          <table:table-cell table:style-name="ce14" office:value-type="float" office:value="563.08" calcext:value-type="float">
            <text:p>563,08</text:p>
          </table:table-cell>
          <table:table-cell table:style-name="ce14" office:value-type="float" office:value="328" calcext:value-type="float">
            <text:p>328</text:p>
          </table:table-cell>
          <table:table-cell table:style-name="ce18" table:formula="of:=((([.L12]/[.L$3])*100)-100)*-1" office:value-type="float" office:value="72.8701406120761" calcext:value-type="float">
            <text:p>72,87</text:p>
          </table:table-cell>
          <table:table-cell table:style-name="ce14" office:value-type="float" office:value="134763" calcext:value-type="float">
            <text:p>134763</text:p>
          </table:table-cell>
          <table:table-cell table:style-name="ce14" office:value-type="float" office:value="977.56" calcext:value-type="float">
            <text:p>977,56</text:p>
          </table:table-cell>
          <table:table-cell/>
          <table:table-cell table:style-name="ce6"/>
          <table:table-cell table:number-columns-repeated="1007"/>
        </table:table-row>
        <table:table-row table:style-name="ro1">
          <table:table-cell table:style-name="ce6"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0:.D12])" office:value-type="float" office:value="179.666666666667" calcext:value-type="float">
            <text:p>179,67</text:p>
          </table:table-cell>
          <table:table-cell table:style-name="ce36" table:formula="of:=AVERAGE([.E10:.E12])" office:value-type="float" office:value="75.1154201292705" calcext:value-type="float">
            <text:p>75,12</text:p>
          </table:table-cell>
          <table:table-cell table:style-name="ce36" table:formula="of:=AVERAGE([.F10:.F12])" office:value-type="float" office:value="119335.666666667" calcext:value-type="float">
            <text:p>119335,67</text:p>
          </table:table-cell>
          <table:table-cell table:style-name="ce36" table:formula="of:=AVERAGE([.G10:.G12])" office:value-type="float" office:value="812.366666666667" calcext:value-type="float">
            <text:p>812,37</text:p>
          </table:table-cell>
          <table:table-cell table:style-name="ce36" table:formula="of:=AVERAGE([.H10:.H12])" office:value-type="float" office:value="556.333333333333" calcext:value-type="float">
            <text:p>556,33</text:p>
          </table:table-cell>
          <table:table-cell table:style-name="ce36" table:formula="of:=AVERAGE([.I10:.I12])" office:value-type="float" office:value="64.8113008644318" calcext:value-type="float">
            <text:p>64,81</text:p>
          </table:table-cell>
          <table:table-cell table:style-name="ce36" table:formula="of:=AVERAGE([.J10:.J12])" office:value-type="float" office:value="75466" calcext:value-type="float">
            <text:p>75466,00</text:p>
          </table:table-cell>
          <table:table-cell table:style-name="ce36" table:formula="of:=AVERAGE([.K10:.K12])" office:value-type="float" office:value="570.01" calcext:value-type="float">
            <text:p>570,01</text:p>
          </table:table-cell>
          <table:table-cell table:style-name="ce36" table:formula="of:=AVERAGE([.L10:.L12])" office:value-type="float" office:value="237.333333333333" calcext:value-type="float">
            <text:p>237,33</text:p>
          </table:table-cell>
          <table:table-cell table:style-name="ce36" table:formula="of:=AVERAGE([.M10:.M12])" office:value-type="float" office:value="80.3694513371933" calcext:value-type="float">
            <text:p>80,37</text:p>
          </table:table-cell>
          <table:table-cell table:style-name="ce36" table:formula="of:=AVERAGE([.N10:.N12])" office:value-type="float" office:value="145036.666666667" calcext:value-type="float">
            <text:p>145036,67</text:p>
          </table:table-cell>
          <table:table-cell table:style-name="ce36" table:formula="of:=AVERAGE([.O10:.O12])" office:value-type="float" office:value="1048.31" calcext:value-type="float">
            <text:p>1048,31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0:.D12])" office:value-type="float" office:value="107.639831537091" calcext:value-type="float">
            <text:p>107,64</text:p>
          </table:table-cell>
          <table:table-cell table:style-name="ce36" table:formula="of:=STDEV([.E10:.E12])" office:value-type="float" office:value="14.9085639248049" calcext:value-type="float">
            <text:p>14,91</text:p>
          </table:table-cell>
          <table:table-cell table:style-name="ce36" table:formula="of:=STDEV([.F10:.F12])" office:value-type="float" office:value="7995.77765657183" calcext:value-type="float">
            <text:p>7995,78</text:p>
          </table:table-cell>
          <table:table-cell table:style-name="ce36" table:formula="of:=STDEV([.G10:.G12])" office:value-type="float" office:value="56.8985565136176" calcext:value-type="float">
            <text:p>56,90</text:p>
          </table:table-cell>
          <table:table-cell table:style-name="ce36" table:formula="of:=STDEV([.H10:.H12])" office:value-type="float" office:value="284.341930311612" calcext:value-type="float">
            <text:p>284,34</text:p>
          </table:table-cell>
          <table:table-cell table:style-name="ce36" table:formula="of:=STDEV([.I10:.I12])" office:value-type="float" office:value="17.9849418286914" calcext:value-type="float">
            <text:p>17,98</text:p>
          </table:table-cell>
          <table:table-cell table:style-name="ce36" table:formula="of:=STDEV([.J10:.J12])" office:value-type="float" office:value="3089.52294052011" calcext:value-type="float">
            <text:p>3089,52</text:p>
          </table:table-cell>
          <table:table-cell table:style-name="ce36" table:formula="of:=STDEV([.K10:.K12])" office:value-type="float" office:value="6.00831923253083" calcext:value-type="float">
            <text:p>6,01</text:p>
          </table:table-cell>
          <table:table-cell table:style-name="ce36" table:formula="of:=STDEV([.L10:.L12])" office:value-type="float" office:value="100.669426010747" calcext:value-type="float">
            <text:p>100,67</text:p>
          </table:table-cell>
          <table:table-cell table:style-name="ce36" table:formula="of:=STDEV([.M10:.M12])" office:value-type="float" office:value="8.32666881809325" calcext:value-type="float">
            <text:p>8,33</text:p>
          </table:table-cell>
          <table:table-cell table:style-name="ce36" table:formula="of:=STDEV([.N10:.N12])" office:value-type="float" office:value="11056.845406052" calcext:value-type="float">
            <text:p>11056,85</text:p>
          </table:table-cell>
          <table:table-cell table:style-name="ce36" table:formula="of:=STDEV([.O10:.O12])" office:value-type="float" office:value="75.9351229669117" calcext:value-type="float">
            <text:p>75,94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31" office:value-type="string" calcext:value-type="string" table:number-columns-spanned="1" table:number-rows-spanned="5">
            <text:p>4o</text:p>
          </table:table-cell>
          <table:table-cell table:style-name="ce14" office:value-type="string" calcext:value-type="string">
            <text:p>Run (1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D15]/[.D$3])*100)-100)*-1" office:value-type="float" office:value="74.2382271468144" calcext:value-type="float">
            <text:p>74,24</text:p>
          </table:table-cell>
          <table:table-cell table:style-name="ce14" office:value-type="float" office:value="223211" calcext:value-type="float">
            <text:p>223211</text:p>
          </table:table-cell>
          <table:table-cell table:style-name="ce14" office:value-type="float" office:value="694.39" calcext:value-type="float">
            <text:p>694,39</text:p>
          </table:table-cell>
          <table:table-cell table:style-name="ce14" office:value-type="float" office:value="462" calcext:value-type="float">
            <text:p>462</text:p>
          </table:table-cell>
          <table:table-cell table:style-name="ce18" table:formula="of:=((([.H15]/[.H$3])*100)-100)*-1" office:value-type="float" office:value="70.7779886148008" calcext:value-type="float">
            <text:p>70,78</text:p>
          </table:table-cell>
          <table:table-cell table:style-name="ce14" office:value-type="float" office:value="93193" calcext:value-type="float">
            <text:p>93193</text:p>
          </table:table-cell>
          <table:table-cell table:style-name="ce14" office:value-type="float" office:value="322.13" calcext:value-type="float">
            <text:p>322,13</text:p>
          </table:table-cell>
          <table:table-cell table:style-name="ce14" office:value-type="float" office:value="221" calcext:value-type="float">
            <text:p>221</text:p>
          </table:table-cell>
          <table:table-cell table:style-name="ce18" table:formula="of:=((([.L15]/[.L$3])*100)-100)*-1" office:value-type="float" office:value="81.7204301075269" calcext:value-type="float">
            <text:p>81,72</text:p>
          </table:table-cell>
          <table:table-cell table:style-name="ce14" office:value-type="float" office:value="156931" calcext:value-type="float">
            <text:p>156931</text:p>
          </table:table-cell>
          <table:table-cell table:style-name="ce14" office:value-type="float" office:value="440.38" calcext:value-type="float">
            <text:p>440,38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2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D16]/[.D$3])*100)-100)*-1" office:value-type="float" office:value="74.2382271468144" calcext:value-type="float">
            <text:p>74,24</text:p>
          </table:table-cell>
          <table:table-cell table:style-name="ce14" office:value-type="float" office:value="272301" calcext:value-type="float">
            <text:p>272301</text:p>
          </table:table-cell>
          <table:table-cell table:style-name="ce14" office:value-type="float" office:value="863.59" calcext:value-type="float">
            <text:p>863,59</text:p>
          </table:table-cell>
          <table:table-cell table:style-name="ce14" office:value-type="float" office:value="522" calcext:value-type="float">
            <text:p>522</text:p>
          </table:table-cell>
          <table:table-cell table:style-name="ce18" table:formula="of:=((([.H16]/[.H$3])*100)-100)*-1" office:value-type="float" office:value="66.9829222011385" calcext:value-type="float">
            <text:p>66,98</text:p>
          </table:table-cell>
          <table:table-cell table:style-name="ce14" office:value-type="float" office:value="73594" calcext:value-type="float">
            <text:p>73594</text:p>
          </table:table-cell>
          <table:table-cell table:style-name="ce18" office:value-type="float" office:value="254.7" calcext:value-type="float">
            <text:p>254,70</text:p>
          </table:table-cell>
          <table:table-cell table:style-name="ce14" office:value-type="float" office:value="204" calcext:value-type="float">
            <text:p>204</text:p>
          </table:table-cell>
          <table:table-cell table:style-name="ce18" table:formula="of:=((([.L16]/[.L$3])*100)-100)*-1" office:value-type="float" office:value="83.1265508684863" calcext:value-type="float">
            <text:p>83,13</text:p>
          </table:table-cell>
          <table:table-cell table:style-name="ce14" office:value-type="float" office:value="246286" calcext:value-type="float">
            <text:p>246286</text:p>
          </table:table-cell>
          <table:table-cell table:style-name="ce14" office:value-type="float" office:value="708.24" calcext:value-type="float">
            <text:p>708,24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32"/>
          <table:table-cell table:style-name="ce14" office:value-type="string" calcext:value-type="string">
            <text:p>Run (3)</text:p>
          </table:table-cell>
          <table:table-cell table:style-name="ce14" office:value-type="float" office:value="291" calcext:value-type="float">
            <text:p>291</text:p>
          </table:table-cell>
          <table:table-cell table:style-name="ce18" table:formula="of:=((([.D17]/[.D$3])*100)-100)*-1" office:value-type="float" office:value="59.6952908587258" calcext:value-type="float">
            <text:p>59,70</text:p>
          </table:table-cell>
          <table:table-cell table:style-name="ce14" office:value-type="float" office:value="218342" calcext:value-type="float">
            <text:p>218342</text:p>
          </table:table-cell>
          <table:table-cell table:style-name="ce14" office:value-type="float" office:value="818.54" calcext:value-type="float">
            <text:p>818,54</text:p>
          </table:table-cell>
          <table:table-cell table:style-name="ce14" office:value-type="float" office:value="665" calcext:value-type="float">
            <text:p>665</text:p>
          </table:table-cell>
          <table:table-cell table:style-name="ce18" table:formula="of:=((([.H17]/[.H$3])*100)-100)*-1" office:value-type="float" office:value="57.9380139152435" calcext:value-type="float">
            <text:p>57,94</text:p>
          </table:table-cell>
          <table:table-cell table:style-name="ce14" office:value-type="float" office:value="90873" calcext:value-type="float">
            <text:p>90873</text:p>
          </table:table-cell>
          <table:table-cell table:style-name="ce14" office:value-type="float" office:value="319.33" calcext:value-type="float">
            <text:p>319,33</text:p>
          </table:table-cell>
          <table:table-cell table:style-name="ce14" office:value-type="float" office:value="230" calcext:value-type="float">
            <text:p>230</text:p>
          </table:table-cell>
          <table:table-cell table:style-name="ce18" table:formula="of:=((([.L17]/[.L$3])*100)-100)*-1" office:value-type="float" office:value="80.9760132340778" calcext:value-type="float">
            <text:p>80,98</text:p>
          </table:table-cell>
          <table:table-cell table:style-name="ce14" office:value-type="float" office:value="173878" calcext:value-type="float">
            <text:p>173878</text:p>
          </table:table-cell>
          <table:table-cell table:style-name="ce14" office:value-type="float" office:value="478.45" calcext:value-type="float">
            <text:p>478,45</text:p>
          </table:table-cell>
          <table:table-cell table:number-columns-repeated="1009"/>
        </table:table-row>
        <table:table-row table:style-name="ro1">
          <table:table-cell/>
          <table:covered-table-cell table:style-name="ce32"/>
          <table:table-cell table:style-name="ce36" office:value-type="string" calcext:value-type="string">
            <text:p>AV</text:p>
          </table:table-cell>
          <table:table-cell table:style-name="ce36" table:formula="of:=AVERAGE([.D15:.D17])" office:value-type="float" office:value="221" calcext:value-type="float">
            <text:p>221,00</text:p>
          </table:table-cell>
          <table:table-cell table:style-name="ce36" table:formula="of:=AVERAGE([.E15:.E17])" office:value-type="float" office:value="69.3905817174515" calcext:value-type="float">
            <text:p>69,39</text:p>
          </table:table-cell>
          <table:table-cell table:style-name="ce36" table:formula="of:=AVERAGE([.F15:.F17])" office:value-type="float" office:value="237951.333333333" calcext:value-type="float">
            <text:p>237951,33</text:p>
          </table:table-cell>
          <table:table-cell table:style-name="ce36" table:formula="of:=AVERAGE([.G15:.G17])" office:value-type="float" office:value="792.173333333333" calcext:value-type="float">
            <text:p>792,17</text:p>
          </table:table-cell>
          <table:table-cell table:style-name="ce36" table:formula="of:=AVERAGE([.H15:.H17])" office:value-type="float" office:value="549.666666666667" calcext:value-type="float">
            <text:p>549,67</text:p>
          </table:table-cell>
          <table:table-cell table:style-name="ce36" table:formula="of:=AVERAGE([.I15:.I17])" office:value-type="float" office:value="65.2329749103943" calcext:value-type="float">
            <text:p>65,23</text:p>
          </table:table-cell>
          <table:table-cell table:style-name="ce36" table:formula="of:=AVERAGE([.J15:.J17])" office:value-type="float" office:value="85886.6666666667" calcext:value-type="float">
            <text:p>85886,67</text:p>
          </table:table-cell>
          <table:table-cell table:style-name="ce36" table:formula="of:=AVERAGE([.K15:.K17])" office:value-type="float" office:value="298.72" calcext:value-type="float">
            <text:p>298,72</text:p>
          </table:table-cell>
          <table:table-cell table:style-name="ce36" table:formula="of:=AVERAGE([.L15:.L17])" office:value-type="float" office:value="218.333333333333" calcext:value-type="float">
            <text:p>218,33</text:p>
          </table:table-cell>
          <table:table-cell table:style-name="ce36" table:formula="of:=AVERAGE([.M15:.M17])" office:value-type="float" office:value="81.9409980700303" calcext:value-type="float">
            <text:p>81,94</text:p>
          </table:table-cell>
          <table:table-cell table:style-name="ce36" table:formula="of:=AVERAGE([.N15:.N17])" office:value-type="float" office:value="192365" calcext:value-type="float">
            <text:p>192365,00</text:p>
          </table:table-cell>
          <table:table-cell table:style-name="ce36" table:formula="of:=AVERAGE([.O15:.O17])" office:value-type="float" office:value="542.356666666667" calcext:value-type="float">
            <text:p>542,36</text:p>
          </table:table-cell>
          <table:table-cell table:number-columns-repeated="1009"/>
        </table:table-row>
        <table:table-row table:style-name="ro1">
          <table:table-cell/>
          <table:covered-table-cell table:style-name="ce33"/>
          <table:table-cell table:style-name="ce36" office:value-type="string" calcext:value-type="string">
            <text:p>SD</text:p>
          </table:table-cell>
          <table:table-cell table:style-name="ce36" table:formula="of:=STDEV([.D15:.D17])" office:value-type="float" office:value="60.6217782649107" calcext:value-type="float">
            <text:p>60,62</text:p>
          </table:table-cell>
          <table:table-cell table:style-name="ce36" table:formula="of:=STDEV([.E15:.E17])" office:value-type="float" office:value="8.39636818073556" calcext:value-type="float">
            <text:p>8,40</text:p>
          </table:table-cell>
          <table:table-cell table:style-name="ce36" table:formula="of:=STDEV([.F15:.F17])" office:value-type="float" office:value="29847.1353790164" calcext:value-type="float">
            <text:p>29847,14</text:p>
          </table:table-cell>
          <table:table-cell table:style-name="ce36" table:formula="of:=STDEV([.G15:.G17])" office:value-type="float" office:value="87.6273977322922" calcext:value-type="float">
            <text:p>87,63</text:p>
          </table:table-cell>
          <table:table-cell table:style-name="ce36" table:formula="of:=STDEV([.H15:.H17])" office:value-type="float" office:value="104.289660721154" calcext:value-type="float">
            <text:p>104,29</text:p>
          </table:table-cell>
          <table:table-cell table:style-name="ce36" table:formula="of:=STDEV([.I15:.I17])" office:value-type="float" office:value="6.59643647825134" calcext:value-type="float">
            <text:p>6,60</text:p>
          </table:table-cell>
          <table:table-cell table:style-name="ce36" table:formula="of:=STDEV([.J15:.J17])" office:value-type="float" office:value="10708.7739883393" calcext:value-type="float">
            <text:p>10708,77</text:p>
          </table:table-cell>
          <table:table-cell table:style-name="ce36" table:formula="of:=STDEV([.K15:.K17])" office:value-type="float" office:value="38.1481362585382" calcext:value-type="float">
            <text:p>38,15</text:p>
          </table:table-cell>
          <table:table-cell table:style-name="ce36" table:formula="of:=STDEV([.L15:.L17])" office:value-type="float" office:value="13.2035348802256" calcext:value-type="float">
            <text:p>13,20</text:p>
          </table:table-cell>
          <table:table-cell table:style-name="ce36" table:formula="of:=STDEV([.M15:.M17])" office:value-type="float" office:value="1.09210379489045" calcext:value-type="float">
            <text:p>1,09</text:p>
          </table:table-cell>
          <table:table-cell table:style-name="ce36" table:formula="of:=STDEV([.N15:.N17])" office:value-type="float" office:value="47459.5183603879" calcext:value-type="float">
            <text:p>47459,52</text:p>
          </table:table-cell>
          <table:table-cell table:style-name="ce36" table:formula="of:=STDEV([.O15:.O17])" office:value-type="float" office:value="144.914772998937" calcext:value-type="float">
            <text:p>144,91</text:p>
          </table:table-cell>
          <table:table-cell/>
          <table:table-cell table:style-name="ce6"/>
          <table:table-cell table:style-name="ce34" table:number-columns-repeated="15"/>
          <table:table-cell table:number-columns-repeated="992"/>
        </table:table-row>
        <table:table-row table:style-name="ro1">
          <table:table-cell/>
          <table:table-cell table:style-name="ce6"/>
          <table:table-cell table:style-name="ce37" table:number-columns-repeated="13"/>
          <table:table-cell/>
          <table:table-cell table:style-name="ce6"/>
          <table:table-cell table:style-name="ce34" table:number-columns-repeated="15"/>
          <table:table-cell table:number-columns-repeated="992"/>
        </table:table-row>
        <table:table-row table:style-name="ro1">
          <table:table-cell table:number-columns-repeated="2"/>
          <table:table-cell table:style-name="ce37" table:number-columns-repeated="6"/>
          <table:table-cell table:style-name="ce45"/>
          <table:table-cell/>
          <table:table-cell table:style-name="ce46"/>
          <table:table-cell table:style-name="ce37"/>
          <table:table-cell table:style-name="ce46" table:number-columns-repeated="2"/>
          <table:table-cell table:style-name="ce37"/>
          <table:table-cell/>
          <table:table-cell table:style-name="ce80" office:value-type="string" calcext:value-type="string">
            <text:p>Project Name</text:p>
          </table:table-cell>
          <table:table-cell table:style-name="ce14" office:value-type="string" calcext:value-type="string" table:number-columns-spanned="5" table:number-rows-spanned="1">
            <text:p>Market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Ncs</text:p>
          </table:table-cell>
          <table:covered-table-cell table:number-columns-repeated="3" table:style-name="ce38"/>
          <table:covered-table-cell table:style-name="ce35"/>
          <table:table-cell table:style-name="ce14" office:value-type="string" calcext:value-type="string" table:number-columns-spanned="5" table:number-rows-spanned="1">
            <text:p>Scs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 table:visibility="collapse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80" office:value-type="string" calcext:value-type="string">
            <text:p>Total Instructions</text:p>
          </table:table-cell>
          <table:table-cell table:style-name="ce14" office:value-type="float" office:value="722" calcext:value-type="float" table:number-columns-spanned="5" table:number-rows-spanned="1">
            <text:p>722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581" calcext:value-type="float" table:number-columns-spanned="5" table:number-rows-spanned="1">
            <text:p>1581</text:p>
          </table:table-cell>
          <table:covered-table-cell table:number-columns-repeated="3" table:style-name="ce38"/>
          <table:covered-table-cell table:style-name="ce35"/>
          <table:table-cell table:style-name="ce14" office:value-type="float" office:value="1209" calcext:value-type="float" table:number-columns-spanned="5" table:number-rows-spanned="1">
            <text:p>1209</text:p>
          </table:table-cell>
          <table:covered-table-cell table:number-columns-repeated="3" table:style-name="ce38"/>
          <table:covered-table-cell table:style-name="ce35"/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80" office:value-type="string" calcext:value-type="string">
            <text:p>GPT Models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style-name="ce11" office:value-type="string" calcext:value-type="string">
            <text:p>Ru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TK</text:p>
          </table:table-cell>
          <table:table-cell table:style-name="ce11" office:value-type="string" calcext:value-type="string">
            <text:p>TM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445" calcext:value-type="float">
            <text:p>445</text:p>
          </table:table-cell>
          <table:table-cell table:style-name="ce18" table:formula="of:=((([.S24]/[.R$22])*100)-100)*-1" office:value-type="float" office:value="38.3656509695291" calcext:value-type="float">
            <text:p>38,37</text:p>
          </table:table-cell>
          <table:table-cell table:style-name="ce14" office:value-type="float" office:value="87672" calcext:value-type="float">
            <text:p>87672</text:p>
          </table:table-cell>
          <table:table-cell table:style-name="ce14" office:value-type="float" office:value="339.42" calcext:value-type="float">
            <text:p>339,42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777" calcext:value-type="float">
            <text:p>777</text:p>
          </table:table-cell>
          <table:table-cell table:style-name="ce18" table:formula="of:=((([.X24]/[.W$22])*100)-100)*-1" office:value-type="float" office:value="50.853889943074" calcext:value-type="float">
            <text:p>50,85</text:p>
          </table:table-cell>
          <table:table-cell table:style-name="ce14" office:value-type="float" office:value="148552" calcext:value-type="float">
            <text:p>148552</text:p>
          </table:table-cell>
          <table:table-cell table:style-name="ce14" office:value-type="float" office:value="457.13" calcext:value-type="float">
            <text:p>457,13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33" calcext:value-type="float">
            <text:p>333</text:p>
          </table:table-cell>
          <table:table-cell table:style-name="ce18" table:formula="of:=((([.AC24]/[.AB$22])*100)-100)*-1" office:value-type="float" office:value="72.4565756823821" calcext:value-type="float">
            <text:p>72,46</text:p>
          </table:table-cell>
          <table:table-cell table:style-name="ce14" office:value-type="float" office:value="137981" calcext:value-type="float">
            <text:p>137981</text:p>
          </table:table-cell>
          <table:table-cell table:style-name="ce18" office:value-type="float" office:value="452.06" calcext:value-type="float">
            <text:p>452,06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69" calcext:value-type="float">
            <text:p>69</text:p>
          </table:table-cell>
          <table:table-cell table:style-name="ce18" table:formula="of:=((([.S25]/[.R$22])*100)-100)*-1" office:value-type="float" office:value="90.4432132963989" calcext:value-type="float">
            <text:p>90,44</text:p>
          </table:table-cell>
          <table:table-cell table:style-name="ce14" office:value-type="float" office:value="113252" calcext:value-type="float">
            <text:p>113252</text:p>
          </table:table-cell>
          <table:table-cell table:style-name="ce14" office:value-type="float" office:value="831.28" calcext:value-type="float">
            <text:p>831,2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07" calcext:value-type="float">
            <text:p>307</text:p>
          </table:table-cell>
          <table:table-cell table:style-name="ce18" table:formula="of:=((([.X25]/[.W$22])*100)-100)*-1" office:value-type="float" office:value="80.5819101834282" calcext:value-type="float">
            <text:p>80,58</text:p>
          </table:table-cell>
          <table:table-cell table:style-name="ce14" office:value-type="float" office:value="72434" calcext:value-type="float">
            <text:p>72434</text:p>
          </table:table-cell>
          <table:table-cell table:style-name="ce14" office:value-type="float" office:value="573.76" calcext:value-type="float">
            <text:p>573,76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29" calcext:value-type="float">
            <text:p>129</text:p>
          </table:table-cell>
          <table:table-cell table:style-name="ce18" table:formula="of:=((([.AC25]/[.AB$22])*100)-100)*-1" office:value-type="float" office:value="89.3300248138958" calcext:value-type="float">
            <text:p>89,33</text:p>
          </table:table-cell>
          <table:table-cell table:style-name="ce14" office:value-type="float" office:value="143609" calcext:value-type="float">
            <text:p>143609</text:p>
          </table:table-cell>
          <table:table-cell table:style-name="ce14" office:value-type="float" office:value="1038.83" calcext:value-type="float">
            <text:p>1038,83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80" office:value-type="string" calcext:value-type="string">
            <text:p>3.5 Turbo + 4 Turbo</text:p>
          </table:table-cell>
          <table:table-cell table:style-name="ce54" office:value-type="string" calcext:value-type="string">
            <text:p>(2) + (1)</text:p>
          </table:table-cell>
          <table:table-cell table:style-name="ce11" office:value-type="float" office:value="69" calcext:value-type="float">
            <text:p>69</text:p>
          </table:table-cell>
          <table:table-cell table:style-name="ce56" table:formula="of:=((([.S26]/[.R$22])*100)-100)*-1" office:value-type="float" office:value="90.4432132963989" calcext:value-type="float">
            <text:p>90,44</text:p>
          </table:table-cell>
          <table:table-cell table:style-name="ce11" table:formula="of:=SUM([.U24:.U25])" office:value-type="float" office:value="200924" calcext:value-type="float">
            <text:p>200924</text:p>
          </table:table-cell>
          <table:table-cell table:style-name="ce11" table:formula="of:=SUM([.V24:.V25])" office:value-type="float" office:value="1170.7" calcext:value-type="float">
            <text:p>1170,7</text:p>
          </table:table-cell>
          <table:table-cell table:style-name="ce11" office:value-type="string" calcext:value-type="string">
            <text:p>(2) + (2)</text:p>
          </table:table-cell>
          <table:table-cell table:style-name="ce11" office:value-type="float" office:value="268" calcext:value-type="float">
            <text:p>268</text:p>
          </table:table-cell>
          <table:table-cell table:style-name="ce56" table:formula="of:=((([.X26]/[.W$22])*100)-100)*-1" office:value-type="float" office:value="83.0487033523087" calcext:value-type="float">
            <text:p>83,05</text:p>
          </table:table-cell>
          <table:table-cell table:style-name="ce11" table:formula="of:=SUM([.Z24:.Z25])" office:value-type="float" office:value="220986" calcext:value-type="float">
            <text:p>220986</text:p>
          </table:table-cell>
          <table:table-cell table:style-name="ce11" table:formula="of:=SUM([.AA24:.AA25])" office:value-type="float" office:value="1030.89" calcext:value-type="float">
            <text:p>1030,89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129" calcext:value-type="float">
            <text:p>129</text:p>
          </table:table-cell>
          <table:table-cell table:style-name="ce56" table:formula="of:=((([.AC26]/[.AB$22])*100)-100)*-1" office:value-type="float" office:value="89.3300248138958" calcext:value-type="float">
            <text:p>89,33</text:p>
          </table:table-cell>
          <table:table-cell table:style-name="ce11" table:formula="of:=SUM([.AE24:.AE25])" office:value-type="float" office:value="281590" calcext:value-type="float">
            <text:p>281590</text:p>
          </table:table-cell>
          <table:table-cell table:style-name="ce56" table:formula="of:=SUM([.AF24:.AF25])" office:value-type="float" office:value="1490.89" calcext:value-type="float">
            <text:p>1490,89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445" calcext:value-type="float">
            <text:p>445</text:p>
          </table:table-cell>
          <table:table-cell table:style-name="ce18" table:formula="of:=((([.S27]/[.R$22])*100)-100)*-1" office:value-type="float" office:value="38.3656509695291" calcext:value-type="float">
            <text:p>38,37</text:p>
          </table:table-cell>
          <table:table-cell table:style-name="ce14" office:value-type="float" office:value="87672" calcext:value-type="float">
            <text:p>87672</text:p>
          </table:table-cell>
          <table:table-cell table:style-name="ce14" office:value-type="float" office:value="339.42" calcext:value-type="float">
            <text:p>339,42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777" calcext:value-type="float">
            <text:p>777</text:p>
          </table:table-cell>
          <table:table-cell table:style-name="ce18" table:formula="of:=((([.X27]/[.W$22])*100)-100)*-1" office:value-type="float" office:value="50.853889943074" calcext:value-type="float">
            <text:p>50,85</text:p>
          </table:table-cell>
          <table:table-cell table:style-name="ce14" office:value-type="float" office:value="148552" calcext:value-type="float">
            <text:p>148552</text:p>
          </table:table-cell>
          <table:table-cell table:style-name="ce14" office:value-type="float" office:value="457.13" calcext:value-type="float">
            <text:p>457,13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33" calcext:value-type="float">
            <text:p>333</text:p>
          </table:table-cell>
          <table:table-cell table:style-name="ce18" table:formula="of:=((([.AC27]/[.AB$22])*100)-100)*-1" office:value-type="float" office:value="72.4565756823821" calcext:value-type="float">
            <text:p>72,46</text:p>
          </table:table-cell>
          <table:table-cell table:style-name="ce14" office:value-type="float" office:value="137981" calcext:value-type="float">
            <text:p>137981</text:p>
          </table:table-cell>
          <table:table-cell table:style-name="ce18" office:value-type="float" office:value="452.06" calcext:value-type="float">
            <text:p>452,06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S28]/[.R$22])*100)-100)*-1" office:value-type="float" office:value="74.2382271468144" calcext:value-type="float">
            <text:p>74,24</text:p>
          </table:table-cell>
          <table:table-cell table:style-name="ce14" office:value-type="float" office:value="223211" calcext:value-type="float">
            <text:p>223211</text:p>
          </table:table-cell>
          <table:table-cell table:style-name="ce14" office:value-type="float" office:value="694.39" calcext:value-type="float">
            <text:p>694,39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462" calcext:value-type="float">
            <text:p>462</text:p>
          </table:table-cell>
          <table:table-cell table:style-name="ce18" table:formula="of:=((([.X28]/[.W$22])*100)-100)*-1" office:value-type="float" office:value="70.7779886148008" calcext:value-type="float">
            <text:p>70,78</text:p>
          </table:table-cell>
          <table:table-cell table:style-name="ce14" office:value-type="float" office:value="93193" calcext:value-type="float">
            <text:p>93193</text:p>
          </table:table-cell>
          <table:table-cell table:style-name="ce14" office:value-type="float" office:value="322.13" calcext:value-type="float">
            <text:p>322,13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204" calcext:value-type="float">
            <text:p>204</text:p>
          </table:table-cell>
          <table:table-cell table:style-name="ce18" table:formula="of:=((([.AC28]/[.AB$22])*100)-100)*-1" office:value-type="float" office:value="83.1265508684863" calcext:value-type="float">
            <text:p>83,13</text:p>
          </table:table-cell>
          <table:table-cell table:style-name="ce14" office:value-type="float" office:value="246286" calcext:value-type="float">
            <text:p>246286</text:p>
          </table:table-cell>
          <table:table-cell table:style-name="ce14" office:value-type="float" office:value="708.24" calcext:value-type="float">
            <text:p>708,24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80" office:value-type="string" calcext:value-type="string">
            <text:p>3.5 Turbo + 4o</text:p>
          </table:table-cell>
          <table:table-cell table:style-name="ce54" office:value-type="string" calcext:value-type="string">
            <text:p>(2) + (1)</text:p>
          </table:table-cell>
          <table:table-cell table:style-name="ce11" office:value-type="float" office:value="186" calcext:value-type="float">
            <text:p>186</text:p>
          </table:table-cell>
          <table:table-cell table:style-name="ce56" table:formula="of:=((([.S29]/[.R$22])*100)-100)*-1" office:value-type="float" office:value="74.2382271468144" calcext:value-type="float">
            <text:p>74,24</text:p>
          </table:table-cell>
          <table:table-cell table:style-name="ce11" table:formula="of:=SUM([.U27:.U28])" office:value-type="float" office:value="310883" calcext:value-type="float">
            <text:p>310883</text:p>
          </table:table-cell>
          <table:table-cell table:style-name="ce11" table:formula="of:=SUM([.V27:.V28])" office:value-type="float" office:value="1033.81" calcext:value-type="float">
            <text:p>1033,81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342" calcext:value-type="float">
            <text:p>342</text:p>
          </table:table-cell>
          <table:table-cell table:style-name="ce56" table:formula="of:=((([.X29]/[.W$22])*100)-100)*-1" office:value-type="float" office:value="78.3681214421253" calcext:value-type="float">
            <text:p>78,37</text:p>
          </table:table-cell>
          <table:table-cell table:style-name="ce11" table:formula="of:=SUM([.Z27:.Z28])" office:value-type="float" office:value="241745" calcext:value-type="float">
            <text:p>241745</text:p>
          </table:table-cell>
          <table:table-cell table:style-name="ce11" table:formula="of:=SUM([.AA27:.AA28])" office:value-type="float" office:value="779.26" calcext:value-type="float">
            <text:p>779,26</text:p>
          </table:table-cell>
          <table:table-cell table:style-name="ce11" office:value-type="string" calcext:value-type="string">
            <text:p>(2) + (2)</text:p>
          </table:table-cell>
          <table:table-cell table:style-name="ce11" office:value-type="float" office:value="196" calcext:value-type="float">
            <text:p>196</text:p>
          </table:table-cell>
          <table:table-cell table:style-name="ce56" table:formula="of:=((([.AC29]/[.AB$22])*100)-100)*-1" office:value-type="float" office:value="83.7882547559967" calcext:value-type="float">
            <text:p>83,79</text:p>
          </table:table-cell>
          <table:table-cell table:style-name="ce11" table:formula="of:=SUM([.AE27:.AE28])" office:value-type="float" office:value="384267" calcext:value-type="float">
            <text:p>384267</text:p>
          </table:table-cell>
          <table:table-cell table:style-name="ce56" table:formula="of:=SUM([.AF27:.AF28])" office:value-type="float" office:value="1160.3" calcext:value-type="float">
            <text:p>1160,30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69" calcext:value-type="float">
            <text:p>69</text:p>
          </table:table-cell>
          <table:table-cell table:style-name="ce18" table:formula="of:=((([.S30]/[.R$22])*100)-100)*-1" office:value-type="float" office:value="90.4432132963989" calcext:value-type="float">
            <text:p>90,44</text:p>
          </table:table-cell>
          <table:table-cell table:style-name="ce14" office:value-type="float" office:value="113252" calcext:value-type="float">
            <text:p>113252</text:p>
          </table:table-cell>
          <table:table-cell table:style-name="ce14" office:value-type="float" office:value="831.28" calcext:value-type="float">
            <text:p>831,2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07" calcext:value-type="float">
            <text:p>307</text:p>
          </table:table-cell>
          <table:table-cell table:style-name="ce18" table:formula="of:=((([.X30]/[.W$22])*100)-100)*-1" office:value-type="float" office:value="80.5819101834282" calcext:value-type="float">
            <text:p>80,58</text:p>
          </table:table-cell>
          <table:table-cell table:style-name="ce14" office:value-type="float" office:value="72434" calcext:value-type="float">
            <text:p>72434</text:p>
          </table:table-cell>
          <table:table-cell table:style-name="ce14" office:value-type="float" office:value="573.76" calcext:value-type="float">
            <text:p>573,76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29" calcext:value-type="float">
            <text:p>129</text:p>
          </table:table-cell>
          <table:table-cell table:style-name="ce18" table:formula="of:=((([.AC30]/[.AB$22])*100)-100)*-1" office:value-type="float" office:value="89.3300248138958" calcext:value-type="float">
            <text:p>89,33</text:p>
          </table:table-cell>
          <table:table-cell table:style-name="ce14" office:value-type="float" office:value="143609" calcext:value-type="float">
            <text:p>143609</text:p>
          </table:table-cell>
          <table:table-cell table:style-name="ce14" office:value-type="float" office:value="1038.83" calcext:value-type="float">
            <text:p>1038,83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S31]/[.R$22])*100)-100)*-1" office:value-type="float" office:value="74.2382271468144" calcext:value-type="float">
            <text:p>74,24</text:p>
          </table:table-cell>
          <table:table-cell table:style-name="ce14" office:value-type="float" office:value="223211" calcext:value-type="float">
            <text:p>223211</text:p>
          </table:table-cell>
          <table:table-cell table:style-name="ce14" office:value-type="float" office:value="694.39" calcext:value-type="float">
            <text:p>694,39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462" calcext:value-type="float">
            <text:p>462</text:p>
          </table:table-cell>
          <table:table-cell table:style-name="ce18" table:formula="of:=((([.X31]/[.W$22])*100)-100)*-1" office:value-type="float" office:value="70.7779886148008" calcext:value-type="float">
            <text:p>70,78</text:p>
          </table:table-cell>
          <table:table-cell table:style-name="ce14" office:value-type="float" office:value="93193" calcext:value-type="float">
            <text:p>93193</text:p>
          </table:table-cell>
          <table:table-cell table:style-name="ce14" office:value-type="float" office:value="322.13" calcext:value-type="float">
            <text:p>322,13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204" calcext:value-type="float">
            <text:p>204</text:p>
          </table:table-cell>
          <table:table-cell table:style-name="ce18" table:formula="of:=((([.AC31]/[.AB$22])*100)-100)*-1" office:value-type="float" office:value="83.1265508684863" calcext:value-type="float">
            <text:p>83,13</text:p>
          </table:table-cell>
          <table:table-cell table:style-name="ce14" office:value-type="float" office:value="246286" calcext:value-type="float">
            <text:p>246286</text:p>
          </table:table-cell>
          <table:table-cell table:style-name="ce14" office:value-type="float" office:value="708.24" calcext:value-type="float">
            <text:p>708,24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80" office:value-type="string" calcext:value-type="string">
            <text:p>4 Turbo + 4o</text:p>
          </table:table-cell>
          <table:table-cell table:style-name="ce54" office:value-type="string" calcext:value-type="string">
            <text:p>(1) + (1)</text:p>
          </table:table-cell>
          <table:table-cell table:style-name="ce11" office:value-type="float" office:value="69" calcext:value-type="float">
            <text:p>69</text:p>
          </table:table-cell>
          <table:table-cell table:style-name="ce56" table:formula="of:=((([.S32]/[.R$22])*100)-100)*-1" office:value-type="float" office:value="90.4432132963989" calcext:value-type="float">
            <text:p>90,44</text:p>
          </table:table-cell>
          <table:table-cell table:style-name="ce11" table:formula="of:=SUM([.U30:.U31])" office:value-type="float" office:value="336463" calcext:value-type="float">
            <text:p>336463</text:p>
          </table:table-cell>
          <table:table-cell table:style-name="ce11" table:formula="of:=SUM([.V30:.V31])" office:value-type="float" office:value="1525.67" calcext:value-type="float">
            <text:p>1525,67</text:p>
          </table:table-cell>
          <table:table-cell table:style-name="ce11" office:value-type="string" calcext:value-type="string">
            <text:p>(2) + (1)</text:p>
          </table:table-cell>
          <table:table-cell table:style-name="ce11" office:value-type="float" office:value="251" calcext:value-type="float">
            <text:p>251</text:p>
          </table:table-cell>
          <table:table-cell table:style-name="ce56" table:formula="of:=((([.X32]/[.W$22])*100)-100)*-1" office:value-type="float" office:value="84.123972169513" calcext:value-type="float">
            <text:p>84,12</text:p>
          </table:table-cell>
          <table:table-cell table:style-name="ce11" table:formula="of:=SUM([.Z30:.Z31])" office:value-type="float" office:value="165627" calcext:value-type="float">
            <text:p>165627</text:p>
          </table:table-cell>
          <table:table-cell table:style-name="ce11" table:formula="of:=SUM([.AA30:.AA31])" office:value-type="float" office:value="895.89" calcext:value-type="float">
            <text:p>895,89</text:p>
          </table:table-cell>
          <table:table-cell table:style-name="ce11" office:value-type="string" calcext:value-type="string">
            <text:p>(1) + (2)</text:p>
          </table:table-cell>
          <table:table-cell table:style-name="ce11" office:value-type="float" office:value="114" calcext:value-type="float">
            <text:p>114</text:p>
          </table:table-cell>
          <table:table-cell table:style-name="ce56" table:formula="of:=((([.AC32]/[.AB$22])*100)-100)*-1" office:value-type="float" office:value="90.5707196029777" calcext:value-type="float">
            <text:p>90,57</text:p>
          </table:table-cell>
          <table:table-cell table:style-name="ce11" table:formula="of:=SUM([.AE30:.AE31])" office:value-type="float" office:value="389895" calcext:value-type="float">
            <text:p>389895</text:p>
          </table:table-cell>
          <table:table-cell table:style-name="ce11" table:formula="of:=SUM([.AF30:.AF31])" office:value-type="float" office:value="1747.07" calcext:value-type="float">
            <text:p>1747,07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3.5 Turbo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445" calcext:value-type="float">
            <text:p>445</text:p>
          </table:table-cell>
          <table:table-cell table:style-name="ce18" table:formula="of:=((([.S33]/[.R$22])*100)-100)*-1" office:value-type="float" office:value="38.3656509695291" calcext:value-type="float">
            <text:p>38,37</text:p>
          </table:table-cell>
          <table:table-cell table:style-name="ce14" office:value-type="float" office:value="87672" calcext:value-type="float">
            <text:p>87672</text:p>
          </table:table-cell>
          <table:table-cell table:style-name="ce14" office:value-type="float" office:value="339.42" calcext:value-type="float">
            <text:p>339,42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777" calcext:value-type="float">
            <text:p>777</text:p>
          </table:table-cell>
          <table:table-cell table:style-name="ce18" table:formula="of:=((([.X33]/[.W$22])*100)-100)*-1" office:value-type="float" office:value="50.853889943074" calcext:value-type="float">
            <text:p>50,85</text:p>
          </table:table-cell>
          <table:table-cell table:style-name="ce14" office:value-type="float" office:value="148552" calcext:value-type="float">
            <text:p>148552</text:p>
          </table:table-cell>
          <table:table-cell table:style-name="ce14" office:value-type="float" office:value="457.13" calcext:value-type="float">
            <text:p>457,13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33" calcext:value-type="float">
            <text:p>333</text:p>
          </table:table-cell>
          <table:table-cell table:style-name="ce18" table:formula="of:=((([.AC33]/[.AB$22])*100)-100)*-1" office:value-type="float" office:value="72.4565756823821" calcext:value-type="float">
            <text:p>72,46</text:p>
          </table:table-cell>
          <table:table-cell table:style-name="ce14" office:value-type="float" office:value="137981" calcext:value-type="float">
            <text:p>137981</text:p>
          </table:table-cell>
          <table:table-cell table:style-name="ce18" office:value-type="float" office:value="452.06" calcext:value-type="float">
            <text:p>452,06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4 Turb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69" calcext:value-type="float">
            <text:p>69</text:p>
          </table:table-cell>
          <table:table-cell table:style-name="ce18" table:formula="of:=((([.S34]/[.R$22])*100)-100)*-1" office:value-type="float" office:value="90.4432132963989" calcext:value-type="float">
            <text:p>90,44</text:p>
          </table:table-cell>
          <table:table-cell table:style-name="ce14" office:value-type="float" office:value="113252" calcext:value-type="float">
            <text:p>113252</text:p>
          </table:table-cell>
          <table:table-cell table:style-name="ce14" office:value-type="float" office:value="831.28" calcext:value-type="float">
            <text:p>831,28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307" calcext:value-type="float">
            <text:p>307</text:p>
          </table:table-cell>
          <table:table-cell table:style-name="ce18" table:formula="of:=((([.X34]/[.W$22])*100)-100)*-1" office:value-type="float" office:value="80.5819101834282" calcext:value-type="float">
            <text:p>80,58</text:p>
          </table:table-cell>
          <table:table-cell table:style-name="ce14" office:value-type="float" office:value="72434" calcext:value-type="float">
            <text:p>72434</text:p>
          </table:table-cell>
          <table:table-cell table:style-name="ce14" office:value-type="float" office:value="573.76" calcext:value-type="float">
            <text:p>573,76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29" calcext:value-type="float">
            <text:p>129</text:p>
          </table:table-cell>
          <table:table-cell table:style-name="ce18" table:formula="of:=((([.AC34]/[.AB$22])*100)-100)*-1" office:value-type="float" office:value="89.3300248138958" calcext:value-type="float">
            <text:p>89,33</text:p>
          </table:table-cell>
          <table:table-cell table:style-name="ce14" office:value-type="float" office:value="143609" calcext:value-type="float">
            <text:p>143609</text:p>
          </table:table-cell>
          <table:table-cell table:style-name="ce14" office:value-type="float" office:value="1038.83" calcext:value-type="float">
            <text:p>1038,83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52" office:value-type="string" calcext:value-type="string">
            <text:p>4o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186" calcext:value-type="float">
            <text:p>186</text:p>
          </table:table-cell>
          <table:table-cell table:style-name="ce18" table:formula="of:=((([.S35]/[.R$22])*100)-100)*-1" office:value-type="float" office:value="74.2382271468144" calcext:value-type="float">
            <text:p>74,24</text:p>
          </table:table-cell>
          <table:table-cell table:style-name="ce14" office:value-type="float" office:value="223211" calcext:value-type="float">
            <text:p>223211</text:p>
          </table:table-cell>
          <table:table-cell table:style-name="ce14" office:value-type="float" office:value="694.39" calcext:value-type="float">
            <text:p>694,39</text:p>
          </table:table-cell>
          <table:table-cell table:style-name="ce53" office:value-type="string" calcext:value-type="string">
            <text:p>(1)</text:p>
          </table:table-cell>
          <table:table-cell table:style-name="ce14" office:value-type="float" office:value="462" calcext:value-type="float">
            <text:p>462</text:p>
          </table:table-cell>
          <table:table-cell table:style-name="ce18" table:formula="of:=((([.X35]/[.W$22])*100)-100)*-1" office:value-type="float" office:value="70.7779886148008" calcext:value-type="float">
            <text:p>70,78</text:p>
          </table:table-cell>
          <table:table-cell table:style-name="ce14" office:value-type="float" office:value="93193" calcext:value-type="float">
            <text:p>93193</text:p>
          </table:table-cell>
          <table:table-cell table:style-name="ce14" office:value-type="float" office:value="322.13" calcext:value-type="float">
            <text:p>322,13</text:p>
          </table:table-cell>
          <table:table-cell table:style-name="ce53" office:value-type="string" calcext:value-type="string">
            <text:p>(2)</text:p>
          </table:table-cell>
          <table:table-cell table:style-name="ce14" office:value-type="float" office:value="204" calcext:value-type="float">
            <text:p>204</text:p>
          </table:table-cell>
          <table:table-cell table:style-name="ce18" table:formula="of:=((([.AC35]/[.AB$22])*100)-100)*-1" office:value-type="float" office:value="83.1265508684863" calcext:value-type="float">
            <text:p>83,13</text:p>
          </table:table-cell>
          <table:table-cell table:style-name="ce14" office:value-type="float" office:value="246286" calcext:value-type="float">
            <text:p>246286</text:p>
          </table:table-cell>
          <table:table-cell table:style-name="ce14" office:value-type="float" office:value="708.24" calcext:value-type="float">
            <text:p>708,24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2"/>
          <table:table-cell table:style-name="ce80" office:value-type="string" calcext:value-type="string">
            <text:p>3.5 Turbo + 4 Turbo + 4o</text:p>
          </table:table-cell>
          <table:table-cell table:style-name="ce54" office:value-type="string" calcext:value-type="string">
            <text:p>(2) + (1) + (1)</text:p>
          </table:table-cell>
          <table:table-cell table:style-name="ce11" office:value-type="float" office:value="69" calcext:value-type="float">
            <text:p>69</text:p>
          </table:table-cell>
          <table:table-cell table:style-name="ce56" table:formula="of:=((([.S36]/[.R$22])*100)-100)*-1" office:value-type="float" office:value="90.4432132963989" calcext:value-type="float">
            <text:p>90,44</text:p>
          </table:table-cell>
          <table:table-cell table:style-name="ce11" table:formula="of:=SUM([.U33:.U35])" office:value-type="float" office:value="424135" calcext:value-type="float">
            <text:p>424135</text:p>
          </table:table-cell>
          <table:table-cell table:style-name="ce11" table:formula="of:=SUM([.V33:.V35])" office:value-type="float" office:value="1865.09" calcext:value-type="float">
            <text:p>1865,09</text:p>
          </table:table-cell>
          <table:table-cell table:style-name="ce11" office:value-type="string" calcext:value-type="string">
            <text:p>(2) + (2) + (1)</text:p>
          </table:table-cell>
          <table:table-cell table:style-name="ce11" office:value-type="float" office:value="235" calcext:value-type="float">
            <text:p>235</text:p>
          </table:table-cell>
          <table:table-cell table:style-name="ce56" table:formula="of:=((([.X36]/[.W$22])*100)-100)*-1" office:value-type="float" office:value="85.1359898798229" calcext:value-type="float">
            <text:p>85,14</text:p>
          </table:table-cell>
          <table:table-cell table:style-name="ce11" table:formula="of:=SUM([.Z33:.Z35])" office:value-type="float" office:value="314179" calcext:value-type="float">
            <text:p>314179</text:p>
          </table:table-cell>
          <table:table-cell table:style-name="ce11" table:formula="of:=SUM([.AA33:.AA35])" office:value-type="float" office:value="1353.02" calcext:value-type="float">
            <text:p>1353,02</text:p>
          </table:table-cell>
          <table:table-cell table:style-name="ce11" office:value-type="string" calcext:value-type="string">
            <text:p>(2) + (1) + (2)</text:p>
          </table:table-cell>
          <table:table-cell table:style-name="ce11" office:value-type="float" office:value="114" calcext:value-type="float">
            <text:p>114</text:p>
          </table:table-cell>
          <table:table-cell table:style-name="ce56" table:formula="of:=((([.AC36]/[.AB$22])*100)-100)*-1" office:value-type="float" office:value="90.5707196029777" calcext:value-type="float">
            <text:p>90,57</text:p>
          </table:table-cell>
          <table:table-cell table:style-name="ce11" table:formula="of:=SUM([.AE33:.AE35])" office:value-type="float" office:value="527876" calcext:value-type="float">
            <text:p>527876</text:p>
          </table:table-cell>
          <table:table-cell table:style-name="ce56" table:formula="of:=SUM([.AF33:.AF35])" office:value-type="float" office:value="2199.13" calcext:value-type="float">
            <text:p>2199,13</text:p>
          </table:table-cell>
          <table:table-cell table:number-columns-repeated="992"/>
        </table:table-row>
        <table:table-row table:style-name="ro3" table:number-rows-repeated="11">
          <table:table-cell table:number-columns-repeated="8"/>
          <table:table-cell table:style-name="ce45"/>
          <table:table-cell/>
          <table:table-cell table:style-name="ce46"/>
          <table:table-cell/>
          <table:table-cell table:style-name="ce46" table:number-columns-repeated="2"/>
          <table:table-cell table:number-columns-repeated="101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Google Sans Mono&quot;" svg:font-family="'&quot;Google Sans Mono&quot;'"/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text>$</number:text>
      <number:number number:decimal-places="8" number:min-decimal-places="8" number:min-integer-digits="1" number:grouping="true"/>
    </number:number-style>
    <number:number-style style:name="N116">
      <number:text>$</number:text>
      <number:number number:decimal-places="11" number:min-decimal-places="11" number:min-integer-digits="1" number:grouping="true"/>
    </number:number-style>
    <number:number-style style:name="N115">
      <number:text>$</number:text>
      <number:number number:decimal-places="4" number:min-decimal-places="4" number:min-integer-digits="1" number:grouping="true"/>
    </number:number-style>
    <number:number-style style:name="N114">
      <number:text>$</number:text>
      <number:number number:decimal-places="9" number:min-decimal-places="9" number:min-integer-digits="1" number:grouping="true"/>
    </number:number-style>
    <number:currency-style style:name="N113">
      <number:currency-symbol>R$</number:currency-symbol>
      <number:number number:decimal-places="2" number:min-decimal-places="2" number:min-integer-digits="1" number:grouping="true"/>
    </number:currency-style>
    <number:number-style style:name="N112">
      <number:text>$</number:text>
      <number:number number:decimal-places="2" number:min-decimal-places="2" number:min-integer-digits="1" number:grouping="true"/>
    </number:number-style>
    <number:date-style style:name="N111">
      <number:month number:style="long"/>
      <number:text>/</number:text>
      <number:day number:style="long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v3" style:display-name="PageStyle_v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2" style:display-name="PageStyle_v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1" style:display-name="PageStyle_v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0" style:display-name="PageStyle_v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2T16:03:38.944875929</dc:date>
    <meta:editing-duration>PT2M21S</meta:editing-duration>
    <meta:editing-cycles>1</meta:editing-cycles>
    <meta:document-statistic meta:table-count="4" meta:cell-count="1828" meta:object-count="0"/>
  </office:meta>
</office:document-meta>
</file>